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full-path="Obj00DFEFF7/"/>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full-path="Obj00DFEFF9/"/>
  <manifest:file-entry manifest:media-type="image/png" manifest:full-path="Pictures/100000000000017300000034586BF17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automatic-styles>
    <style:style style:name="Table4" style:family="table">
      <style:table-properties style:width="15.9cm" table:align="margins"/>
    </style:style>
    <style:style style:name="Table4.A" style:family="table-column">
      <style:table-column-properties style:column-width="9.463cm" style:rel-column-width="39006*"/>
    </style:style>
    <style:style style:name="Table4.B" style:family="table-column">
      <style:table-column-properties style:column-width="6.436cm" style:rel-column-width="26529*"/>
    </style:style>
    <style:style style:name="Table4.A1" style:family="table-cell">
      <style:table-cell-properties style:vertical-align="bottom" fo:padding="0.097cm" fo:border="none"/>
    </style:style>
    <style:style style:name="Table4.B1" style:family="table-cell">
      <style:table-cell-properties fo:padding="0.097cm" fo:border="none"/>
    </style:style>
    <style:style style:name="Table13" style:family="table">
      <style:table-properties style:width="15.007cm" fo:margin-left="0cm" fo:margin-right="-0.007cm" fo:margin-top="0.4cm" fo:margin-bottom="0.4cm" table:align="margins"/>
    </style:style>
    <style:style style:name="Table13.A" style:family="table-column">
      <style:table-column-properties style:column-width="6.433cm" style:rel-column-width="28095*"/>
    </style:style>
    <style:style style:name="Table13.B" style:family="table-column">
      <style:table-column-properties style:column-width="8.574cm" style:rel-column-width="37440*"/>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4" style:family="table">
      <style:table-properties style:width="15.044cm" fo:margin-left="-0.037cm" fo:margin-right="-0.007cm" fo:margin-top="0.4cm" fo:margin-bottom="0.4cm" table:align="margins"/>
    </style:style>
    <style:style style:name="Table24.A" style:family="table-column">
      <style:table-column-properties style:column-width="7.534cm" style:rel-column-width="32817*"/>
    </style:style>
    <style:style style:name="Table24.B" style:family="table-column">
      <style:table-column-properties style:column-width="7.511cm" style:rel-column-width="32718*"/>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5.044cm" fo:margin-left="-0.037cm" fo:margin-right="-0.007cm" fo:margin-top="0.4cm" fo:margin-bottom="0.4cm" table:align="margins"/>
    </style:style>
    <style:style style:name="Table25.A" style:family="table-column">
      <style:table-column-properties style:column-width="7.534cm" style:rel-column-width="32817*"/>
    </style:style>
    <style:style style:name="Table25.B" style:family="table-column">
      <style:table-column-properties style:column-width="7.511cm" style:rel-column-width="32718*"/>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26" style:family="table">
      <style:table-properties style:width="15.044cm" fo:margin-left="-0.037cm" fo:margin-right="-0.007cm" fo:margin-top="0.4cm" fo:margin-bottom="0.4cm" table:align="margins"/>
    </style:style>
    <style:style style:name="Table26.A" style:family="table-column">
      <style:table-column-properties style:column-width="7.534cm" style:rel-column-width="32817*"/>
    </style:style>
    <style:style style:name="Table26.B" style:family="table-column">
      <style:table-column-properties style:column-width="7.511cm" style:rel-column-width="32718*"/>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12" style:family="table">
      <style:table-properties style:width="15.007cm" fo:margin-left="0cm" fo:margin-right="-0.007cm" fo:margin-top="0.4cm" fo:margin-bottom="0.4cm" table:align="margins"/>
    </style:style>
    <style:style style:name="Table12.A" style:family="table-column">
      <style:table-column-properties style:column-width="6.055cm" style:rel-column-width="26446*"/>
    </style:style>
    <style:style style:name="Table12.B" style:family="table-column">
      <style:table-column-properties style:column-width="8.952cm" style:rel-column-width="3908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 style:family="table">
      <style:table-properties style:width="10.71cm" fo:margin-top="0.199cm" fo:margin-bottom="0.199cm" table:align="center"/>
    </style:style>
    <style:style style:name="Table1.A" style:family="table-column">
      <style:table-column-properties style:column-width="3.646cm"/>
    </style:style>
    <style:style style:name="Table1.B" style:family="table-column">
      <style:table-column-properties style:column-width="7.0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cm" fo:margin-top="0.199cm" fo:margin-bottom="0.199cm" table:align="margins"/>
    </style:style>
    <style:style style:name="Table2.A" style:family="table-column">
      <style:table-column-properties style:column-width="4.353cm" style:rel-column-width="19023*"/>
    </style:style>
    <style:style style:name="Table2.B" style:family="table-column">
      <style:table-column-properties style:column-width="8.611cm" style:rel-column-width="37623*"/>
    </style:style>
    <style:style style:name="Table2.C" style:family="table-column">
      <style:table-column-properties style:column-width="2.034cm" style:rel-column-width="888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5.007cm" fo:margin-left="0cm" fo:margin-right="-0.007cm" fo:margin-top="0.4cm" fo:margin-bottom="0.4cm" table:align="margins"/>
    </style:style>
    <style:style style:name="Table7.A" style:family="table-column">
      <style:table-column-properties style:column-width="2.648cm" style:rel-column-width="11565*"/>
    </style:style>
    <style:style style:name="Table7.B" style:family="table-column">
      <style:table-column-properties style:column-width="4.807cm" style:rel-column-width="20989*"/>
    </style:style>
    <style:style style:name="Table7.C" style:family="table-column">
      <style:table-column-properties style:column-width="7.553cm" style:rel-column-width="3298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5.007cm" fo:margin-left="0cm" fo:margin-right="-0.007cm" fo:margin-top="0.499cm" fo:margin-bottom="0.499cm" style:page-number="0" table:align="margins"/>
    </style:style>
    <style:style style:name="Table9.A" style:family="table-column">
      <style:table-column-properties style:column-width="5.168cm" style:rel-column-width="22566*"/>
    </style:style>
    <style:style style:name="Table9.B" style:family="table-column">
      <style:table-column-properties style:column-width="9.839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007cm" fo:margin-left="0cm" fo:margin-right="-0.007cm" fo:margin-top="0.499cm" fo:margin-bottom="0.499cm" table:align="margins"/>
    </style:style>
    <style:style style:name="Table10.A" style:family="table-column">
      <style:table-column-properties style:column-width="5.946cm" style:rel-column-width="25969*"/>
    </style:style>
    <style:style style:name="Table10.B" style:family="table-column">
      <style:table-column-properties style:column-width="9.061cm" style:rel-column-width="3956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0.11" style:family="table-row">
      <style:table-row-properties style:min-row-height="0.857cm"/>
    </style:style>
    <style:style style:name="Table11" style:family="table">
      <style:table-properties style:width="15.007cm" fo:margin-left="0cm" fo:margin-right="-0.007cm" fo:margin-top="0.499cm" fo:margin-bottom="0.499cm" table:align="margins"/>
    </style:style>
    <style:style style:name="Table11.A" style:family="table-column">
      <style:table-column-properties style:column-width="6.835cm" style:rel-column-width="29851*"/>
    </style:style>
    <style:style style:name="Table11.B" style:family="table-column">
      <style:table-column-properties style:column-width="8.172cm" style:rel-column-width="3568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20" style:family="table">
      <style:table-properties style:width="15.007cm" fo:margin-left="0cm" fo:margin-right="-0.007cm" fo:margin-top="0.499cm" fo:margin-bottom="0.499cm" table:align="margins"/>
    </style:style>
    <style:style style:name="Table20.A" style:family="table-column">
      <style:table-column-properties style:column-width="5.593cm" style:rel-column-width="24428*"/>
    </style:style>
    <style:style style:name="Table20.B" style:family="table-column">
      <style:table-column-properties style:column-width="9.414cm" style:rel-column-width="41107*"/>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4" style:family="table">
      <style:table-properties style:width="15.007cm" fo:margin-left="0cm" fo:margin-right="-0.007cm" fo:margin-top="0.499cm" fo:margin-bottom="0.499cm" table:align="margins"/>
    </style:style>
    <style:style style:name="Table14.A" style:family="table-column">
      <style:table-column-properties style:column-width="5.593cm" style:rel-column-width="24428*"/>
    </style:style>
    <style:style style:name="Table14.B" style:family="table-column">
      <style:table-column-properties style:column-width="9.414cm" style:rel-column-width="41107*"/>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9" style:family="table">
      <style:table-properties style:width="15.007cm" fo:margin-left="0cm" fo:margin-right="-0.007cm" fo:margin-top="0.499cm" fo:margin-bottom="0.499cm" table:align="margins"/>
    </style:style>
    <style:style style:name="Table19.A" style:family="table-column">
      <style:table-column-properties style:column-width="5.593cm" style:rel-column-width="24428*"/>
    </style:style>
    <style:style style:name="Table19.B" style:family="table-column">
      <style:table-column-properties style:column-width="9.414cm" style:rel-column-width="41107*"/>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5.007cm" fo:margin-left="0cm" fo:margin-right="-0.007cm" fo:margin-top="0.499cm" fo:margin-bottom="0.499cm" style:page-number="0" table:align="margins" style:may-break-between-rows="true"/>
    </style:style>
    <style:style style:name="Table16.A" style:family="table-column">
      <style:table-column-properties style:column-width="5.593cm" style:rel-column-width="24428*"/>
    </style:style>
    <style:style style:name="Table16.B" style:family="table-column">
      <style:table-column-properties style:column-width="9.414cm" style:rel-column-width="4110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6.11" style:family="table-row">
      <style:table-row-properties style:min-row-height="1.619cm"/>
    </style:style>
    <style:style style:name="Table23" style:family="table">
      <style:table-properties style:width="15.007cm" fo:margin-left="0cm" fo:margin-right="-0.007cm" fo:margin-top="0.499cm" fo:margin-bottom="0.499cm" table:align="margins"/>
    </style:style>
    <style:style style:name="Table23.A" style:family="table-column">
      <style:table-column-properties style:column-width="7.195cm" style:rel-column-width="31423*"/>
    </style:style>
    <style:style style:name="Table23.B" style:family="table-column">
      <style:table-column-properties style:column-width="7.812cm" style:rel-column-width="34112*"/>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table-properties style:width="15.007cm" fo:margin-left="0cm" fo:margin-right="-0.007cm" fo:margin-top="0.499cm" fo:margin-bottom="0.499cm" table:align="margins"/>
    </style:style>
    <style:style style:name="Table6.A" style:family="table-column">
      <style:table-column-properties style:column-width="7.195cm" style:rel-column-width="31423*"/>
    </style:style>
    <style:style style:name="Table6.B" style:family="table-column">
      <style:table-column-properties style:column-width="7.812cm" style:rel-column-width="34112*"/>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ella1" style:family="table" style:master-page-name="">
      <style:table-properties style:width="15.007cm" fo:margin-left="0cm" fo:margin-right="-0.007cm" fo:margin-top="0.499cm" fo:margin-bottom="0.499cm" style:page-number="0" table:align="margins"/>
    </style:style>
    <style:style style:name="Tabella1.A" style:family="table-column">
      <style:table-column-properties style:column-width="5.168cm" style:rel-column-width="22566*"/>
    </style:style>
    <style:style style:name="Tabella1.B" style:family="table-column">
      <style:table-column-properties style:column-width="9.839cm" style:rel-column-width="42969*"/>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le21" style:family="table">
      <style:table-properties style:width="15.007cm" fo:margin-left="0cm" fo:margin-right="-0.007cm" fo:margin-top="0.499cm" fo:margin-bottom="0.499cm" table:align="margins"/>
    </style:style>
    <style:style style:name="Table21.A" style:family="table-column">
      <style:table-column-properties style:column-width="6.835cm" style:rel-column-width="29851*"/>
    </style:style>
    <style:style style:name="Table21.B" style:family="table-column">
      <style:table-column-properties style:column-width="8.172cm" style:rel-column-width="35684*"/>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5.007cm" fo:margin-left="0cm" fo:margin-right="-0.007cm" fo:margin-top="0.499cm" fo:margin-bottom="0.499cm" table:align="margins"/>
    </style:style>
    <style:style style:name="Table22.A" style:family="table-column">
      <style:table-column-properties style:column-width="6.835cm" style:rel-column-width="29851*"/>
    </style:style>
    <style:style style:name="Table22.B" style:family="table-column">
      <style:table-column-properties style:column-width="8.172cm" style:rel-column-width="35684*"/>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5.007cm" fo:margin-left="0cm" fo:margin-right="-0.007cm" fo:margin-top="0.499cm" fo:margin-bottom="0.499cm" table:align="margins"/>
    </style:style>
    <style:style style:name="Table17.A" style:family="table-column">
      <style:table-column-properties style:column-width="7.015cm" style:rel-column-width="30637*"/>
    </style:style>
    <style:style style:name="Table17.B" style:family="table-column">
      <style:table-column-properties style:column-width="7.992cm" style:rel-column-width="3489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018cm" fo:margin-left="0cm" fo:margin-right="-0.018cm" fo:margin-top="0.499cm" fo:margin-bottom="0.499cm" table:align="margins"/>
    </style:style>
    <style:style style:name="Table18.A" style:family="table-column">
      <style:table-column-properties style:column-width="4.586cm" style:rel-column-width="20012*"/>
    </style:style>
    <style:style style:name="Table18.B" style:family="table-column">
      <style:table-column-properties style:column-width="2.852cm" style:rel-column-width="12443*"/>
    </style:style>
    <style:style style:name="Table18.C" style:family="table-column">
      <style:table-column-properties style:column-width="7.581cm" style:rel-column-width="33080*"/>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 style:family="table">
      <style:table-properties style:width="15cm" fo:margin-top="0.4cm" fo:margin-bottom="0.4cm" fo:break-before="auto" fo:break-after="auto" table:align="margins"/>
    </style:style>
    <style:style style:name="Table3.A" style:family="table-column">
      <style:table-column-properties style:column-width="3.623cm" style:rel-column-width="15830*"/>
    </style:style>
    <style:style style:name="Table3.B" style:family="table-column">
      <style:table-column-properties style:column-width="5.398cm" style:rel-column-width="23584*"/>
    </style:style>
    <style:style style:name="Table3.C" style:family="table-column">
      <style:table-column-properties style:column-width="5.98cm" style:rel-column-width="2612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cm" fo:margin-top="0.4cm" fo:margin-bottom="0.4cm" table:align="margins"/>
    </style:style>
    <style:style style:name="Table5.A" style:family="table-column">
      <style:table-column-properties style:column-width="4.207cm" style:rel-column-width="18376*"/>
    </style:style>
    <style:style style:name="Table5.B" style:family="table-column">
      <style:table-column-properties style:column-width="1.882cm" style:rel-column-width="8224*"/>
    </style:style>
    <style:style style:name="Table5.C" style:family="table-column">
      <style:table-column-properties style:column-width="8.911cm" style:rel-column-width="389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ella4" style:family="table">
      <style:table-properties style:width="15cm" fo:margin-top="0.4cm" fo:margin-bottom="0.4cm" table:align="margins"/>
    </style:style>
    <style:style style:name="Tabella4.A" style:family="table-column">
      <style:table-column-properties style:column-width="4.286cm" style:rel-column-width="18723*"/>
    </style:style>
    <style:style style:name="Tabella4.B" style:family="table-column">
      <style:table-column-properties style:column-width="1.829cm" style:rel-column-width="7993*"/>
    </style:style>
    <style:style style:name="Tabella4.C" style:family="table-column">
      <style:table-column-properties style:column-width="8.885cm" style:rel-column-width="38819*"/>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5cm" fo:margin-top="0.4cm" fo:margin-bottom="0.4cm" table:align="margins"/>
    </style:style>
    <style:style style:name="Tabella5.A" style:family="table-column">
      <style:table-column-properties style:column-width="4.311cm" style:rel-column-width="18838*"/>
    </style:style>
    <style:style style:name="Tabella5.B" style:family="table-column">
      <style:table-column-properties style:column-width="1.803cm" style:rel-column-width="7877*"/>
    </style:style>
    <style:style style:name="Tabella5.C" style:family="table-column">
      <style:table-column-properties style:column-width="8.885cm" style:rel-column-width="38820*"/>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5cm" fo:margin-top="0.4cm" fo:margin-bottom="0.4cm" table:align="margins"/>
    </style:style>
    <style:style style:name="Tabella6.A" style:family="table-column">
      <style:table-column-properties style:column-width="5.29cm" style:rel-column-width="23114*"/>
    </style:style>
    <style:style style:name="Tabella6.B" style:family="table-column">
      <style:table-column-properties style:column-width="1.591cm" style:rel-column-width="6951*"/>
    </style:style>
    <style:style style:name="Tabella6.C" style:family="table-column">
      <style:table-column-properties style:column-width="8.119cm" style:rel-column-width="35470*"/>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5cm" fo:margin-top="0.4cm" fo:margin-bottom="0.4cm" table:align="margins"/>
    </style:style>
    <style:style style:name="Tabella7.A" style:family="table-column">
      <style:table-column-properties style:column-width="3.835cm" style:rel-column-width="16757*"/>
    </style:style>
    <style:style style:name="Tabella7.B" style:family="table-column">
      <style:table-column-properties style:column-width="1.617cm" style:rel-column-width="7068*"/>
    </style:style>
    <style:style style:name="Tabella7.C" style:family="table-column">
      <style:table-column-properties style:column-width="9.546cm" style:rel-column-width="41710*"/>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le8" style:family="table">
      <style:table-properties style:width="15.007cm" fo:margin-left="0cm" fo:margin-right="-0.007cm" fo:margin-top="0.4cm" fo:margin-bottom="0.4cm" table:align="margins"/>
    </style:style>
    <style:style style:name="Table8.A" style:family="table-column">
      <style:table-column-properties style:column-width="10.266cm" style:rel-column-width="44832*"/>
    </style:style>
    <style:style style:name="Table8.B" style:family="table-column">
      <style:table-column-properties style:column-width="4.741cm" style:rel-column-width="2070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5" style:family="table">
      <style:table-properties style:width="15.044cm" fo:margin-left="-0.037cm" fo:margin-right="-0.007cm" fo:margin-top="0.4cm" fo:margin-bottom="0.4cm" table:align="margins"/>
    </style:style>
    <style:style style:name="Table15.A" style:family="table-column">
      <style:table-column-properties style:column-width="7.534cm" style:rel-column-width="32817*"/>
    </style:style>
    <style:style style:name="Table15.B" style:family="table-column">
      <style:table-column-properties style:column-width="7.511cm" style:rel-column-width="3271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27" style:family="table">
      <style:table-properties style:width="17.043cm" fo:margin-left="-0.037cm" fo:margin-right="-0.007cm" fo:margin-top="0.4cm" fo:margin-bottom="0.4cm" table:align="margins"/>
    </style:style>
    <style:style style:name="Table27.A" style:family="table-column">
      <style:table-column-properties style:column-width="8.534cm" style:rel-column-width="32817*"/>
    </style:style>
    <style:style style:name="Table27.B" style:family="table-column">
      <style:table-column-properties style:column-width="8.509cm" style:rel-column-width="3271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7.043cm" fo:margin-left="-0.037cm" fo:margin-right="-0.007cm" fo:margin-top="0.4cm" fo:margin-bottom="0.4cm" table:align="margins"/>
    </style:style>
    <style:style style:name="Table28.A" style:family="table-column">
      <style:table-column-properties style:column-width="8.534cm" style:rel-column-width="32817*"/>
    </style:style>
    <style:style style:name="Table28.B" style:family="table-column">
      <style:table-column-properties style:column-width="8.509cm" style:rel-column-width="32718*"/>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9" style:family="table">
      <style:table-properties style:width="17.043cm" fo:margin-left="-0.037cm" fo:margin-right="-0.007cm" fo:margin-top="0.4cm" fo:margin-bottom="0.4cm" table:align="margins"/>
    </style:style>
    <style:style style:name="Table29.A" style:family="table-column">
      <style:table-column-properties style:column-width="8.534cm" style:rel-column-width="32817*"/>
    </style:style>
    <style:style style:name="Table29.B" style:family="table-column">
      <style:table-column-properties style:column-width="8.509cm" style:rel-column-width="32718*"/>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fo:break-before="page"/>
    </style:style>
    <style:style style:name="P4" style:family="paragraph" style:parent-style-name="Heading_20_1">
      <style:paragraph-properties fo:break-before="page"/>
    </style:style>
    <style:style style:name="P5" style:family="paragraph" style:parent-style-name="Heading_20_3">
      <style:paragraph-properties fo:break-before="page"/>
    </style:style>
    <style:style style:name="P6" style:family="paragraph" style:parent-style-name="Heading_20_2">
      <style:paragraph-properties fo:break-before="page"/>
    </style:style>
    <style:style style:name="P7" style:family="paragraph" style:parent-style-name="Index_20_Heading">
      <style:paragraph-properties fo:break-before="page"/>
    </style:style>
    <style:style style:name="P8" style:family="paragraph" style:parent-style-name="Footer">
      <style:paragraph-properties fo:text-align="center" style:justify-single-word="false"/>
    </style:style>
    <style:style style:name="P9" style:family="paragraph" style:parent-style-name="Standard">
      <style:paragraph-properties fo:line-height="150%" fo:text-align="start" style:justify-single-word="false"/>
      <style:text-properties fo:font-size="10pt" fo:language="en" fo:country="US" fo:font-weight="normal" style:font-size-asian="10pt" style:language-asian="zxx" style:country-asian="none" style:font-weight-asian="normal" style:font-size-complex="10pt" style:font-weight-complex="normal"/>
    </style:style>
    <style:style style:name="P10" style:family="paragraph" style:parent-style-name="Standard">
      <style:text-properties fo:font-size="10pt" style:font-size-asian="10pt" style:font-size-complex="10pt"/>
    </style:style>
    <style:style style:name="P11" style:family="paragraph" style:parent-style-name="Standard">
      <style:text-properties fo:font-size="10pt" fo:language="zxx" fo:country="none" style:font-size-asian="10pt" style:font-size-complex="10pt"/>
    </style:style>
    <style:style style:name="P12" style:family="paragraph" style:parent-style-name="Standard">
      <style:paragraph-properties fo:line-height="150%"/>
      <style:text-properties fo:font-size="18pt" fo:language="en" fo:country="US" fo:font-weight="normal" style:font-size-asian="18pt" style:font-weight-asian="bold"/>
    </style:style>
    <style:style style:name="P13" style:family="paragraph" style:parent-style-name="Standard">
      <style:text-properties fo:font-size="8pt" fo:language="it" fo:country="IT"/>
    </style:style>
    <style:style style:name="P14" style:family="paragraph" style:parent-style-name="Standard">
      <style:text-properties style:font-name="Arial5" fo:font-size="10pt" fo:language="en" fo:country="US" style:font-name-asian="Arial5" style:font-size-asian="10pt" style:font-name-complex="Arial5" style:font-size-complex="10pt"/>
    </style:style>
    <style:style style:name="P15" style:family="paragraph" style:parent-style-name="Standard">
      <style:paragraph-properties fo:text-align="justify" style:justify-single-word="false"/>
    </style:style>
    <style:style style:name="P16" style:family="paragraph" style:parent-style-name="Standard">
      <style:text-properties style:use-window-font-color="true"/>
    </style:style>
    <style:style style:name="P17" style:family="paragraph" style:parent-style-name="Standard">
      <style:text-properties style:use-window-font-color="true" fo:font-style="normal" style:text-underline-style="none" style:font-style-asian="normal" style:font-style-complex="normal"/>
    </style:style>
    <style:style style:name="P18" style:family="paragraph" style:parent-style-name="Standard">
      <style:text-properties style:use-window-font-color="true" style:text-underline-style="solid" style:text-underline-width="auto" style:text-underline-color="font-color"/>
    </style:style>
    <style:style style:name="P19" style:family="paragraph" style:parent-style-name="Standard">
      <style:text-properties style:use-window-font-color="true" style:text-underline-style="none"/>
    </style:style>
    <style:style style:name="P20" style:family="paragraph" style:parent-style-name="Standard">
      <style:text-properties style:use-window-font-color="true" style:text-underline-style="none" fo:background-color="#ffff00"/>
    </style:style>
    <style:style style:name="P21"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22" style:family="paragraph" style:parent-style-name="Standard">
      <style:text-properties style:use-window-font-color="true" fo:font-size="10pt" style:text-underline-style="none" style:font-size-asian="10pt" style:font-size-complex="10pt"/>
    </style:style>
    <style:style style:name="P23" style:family="paragraph" style:parent-style-name="Standard">
      <style:text-properties fo:language="en" fo:country="US"/>
    </style:style>
    <style:style style:name="P24" style:family="paragraph" style:parent-style-name="Standard">
      <style:text-properties fo:font-style="normal" style:font-style-asian="normal" style:font-style-complex="normal"/>
    </style:style>
    <style:style style:name="P25" style:family="paragraph" style:parent-style-name="Standard">
      <style:text-properties style:font-name="Arial1"/>
    </style:style>
    <style:style style:name="P26" style:family="paragraph" style:parent-style-name="Standard">
      <style:text-properties style:font-name="Courier New2"/>
    </style:style>
    <style:style style:name="P27" style:family="paragraph" style:parent-style-name="Standard">
      <style:paragraph-properties fo:text-align="start" style:justify-single-word="false"/>
    </style:style>
    <style:style style:name="P28" style:family="paragraph" style:parent-style-name="Standard">
      <style:text-properties fo:background-color="transparent"/>
    </style:style>
    <style:style style:name="P29" style:family="paragraph" style:parent-style-name="Standard">
      <style:text-properties fo:background-color="#ffff00"/>
    </style:style>
    <style:style style:name="P30" style:family="paragraph" style:parent-style-name="Standard">
      <style:text-properties fo:color="#800000" style:text-underline-style="solid" style:text-underline-width="auto" style:text-underline-color="font-color"/>
    </style:style>
    <style:style style:name="P31" style:family="paragraph" style:parent-style-name="Standard">
      <style:text-properties fo:color="#800000" style:text-underline-style="solid" style:text-underline-width="auto" style:text-underline-color="font-color" fo:background-color="#ffff00"/>
    </style:style>
    <style:style style:name="P32" style:family="paragraph" style:parent-style-name="Standard">
      <style:text-properties fo:font-weight="normal" style:font-weight-asian="normal" style:font-weight-complex="normal"/>
    </style:style>
    <style:style style:name="P33" style:family="paragraph" style:parent-style-name="Standard">
      <style:text-properties fo:font-style="italic" style:font-style-asian="italic" style:font-style-complex="italic"/>
    </style:style>
    <style:style style:name="P34" style:family="paragraph" style:parent-style-name="Standard">
      <style:text-properties fo:font-weight="bold"/>
    </style:style>
    <style:style style:name="P35"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36" style:family="paragraph" style:parent-style-name="Table_20_Contents">
      <style:text-properties style:font-name="Arial1"/>
    </style:style>
    <style:style style:name="P37" style:family="paragraph" style:parent-style-name="Table_20_Contents">
      <style:text-properties style:font-name="Arial1" fo:font-weight="normal" style:font-weight-asian="normal" style:font-weight-complex="normal"/>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fo:font-size="10pt" style:font-size-asian="10pt" style:font-size-complex="10pt"/>
    </style:style>
    <style:style style:name="P40" style:family="paragraph" style:parent-style-name="Table_20_Contents">
      <style:text-properties fo:font-size="10pt" fo:language="zxx" fo:country="none" style:font-size-asian="10pt" style:font-size-complex="10pt"/>
    </style:style>
    <style:style style:name="P41" style:family="paragraph" style:parent-style-name="Table_20_Contents">
      <style:paragraph-properties style:text-autospace="none"/>
      <style:text-properties fo:font-size="10pt" fo:language="zxx" fo:country="none" style:font-size-asian="10pt" style:font-size-complex="10pt"/>
    </style:style>
    <style:style style:name="P42" style:family="paragraph" style:parent-style-name="Table_20_Contents">
      <style:paragraph-properties style:text-autospace="none"/>
      <style:text-properties fo:font-size="10pt" fo:language="zxx" fo:country="none" fo:background-color="transparent" style:font-size-asian="10pt" style:font-size-complex="10pt"/>
    </style:style>
    <style:style style:name="P43" style:family="paragraph" style:parent-style-name="Table_20_Contents">
      <style:text-properties fo:background-color="transparent"/>
    </style:style>
    <style:style style:name="P44" style:family="paragraph" style:parent-style-name="Table_20_Contents">
      <style:text-properties style:use-window-font-color="true" style:text-underline-style="none"/>
    </style:style>
    <style:style style:name="P45" style:family="paragraph" style:parent-style-name="Table_20_Contents">
      <style:text-properties style:use-window-font-color="true" style:text-underline-style="none" fo:background-color="transparent"/>
    </style:style>
    <style:style style:name="P46" style:family="paragraph" style:parent-style-name="Table_20_Contents">
      <style:text-properties style:use-window-font-color="true" style:text-underline-style="none" fo:font-weight="normal" fo:background-color="transparent" style:font-weight-asian="normal" style:font-weight-complex="normal"/>
    </style:style>
    <style:style style:name="P47" style:family="paragraph" style:parent-style-name="Table_20_Contents">
      <style:text-properties style:use-window-font-color="true" fo:font-style="normal" style:text-underline-style="none" style:font-style-asian="normal" style:font-style-complex="normal"/>
    </style:style>
    <style:style style:name="P48"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49" style:family="paragraph" style:parent-style-name="Heading_20_3">
      <style:text-properties style:font-name="Arial1"/>
    </style:style>
    <style:style style:name="P50" style:family="paragraph" style:parent-style-name="Heading_20_3">
      <style:text-properties fo:background-color="transparent"/>
    </style:style>
    <style:style style:name="P51" style:family="paragraph" style:parent-style-name="Standard">
      <style:paragraph-properties fo:background-color="transparent">
        <style:background-image/>
      </style:paragraph-properties>
    </style:style>
    <style:style style:name="P52" style:family="paragraph" style:parent-style-name="Standard">
      <style:paragraph-properties fo:background-color="transparent">
        <style:background-image/>
      </style:paragraph-properties>
      <style:text-properties fo:background-color="transparent"/>
    </style:style>
    <style:style style:name="P53" style:family="paragraph" style:parent-style-name="Standard">
      <style:paragraph-properties fo:background-color="transparent">
        <style:background-image/>
      </style:paragraph-properties>
      <style:text-properties style:font-name="Courier New3" fo:font-size="9pt" style:font-size-asian="9pt" style:font-size-complex="9pt"/>
    </style:style>
    <style:style style:name="P54" style:family="paragraph" style:parent-style-name="Standard">
      <style:paragraph-properties fo:background-color="transparent">
        <style:background-image/>
      </style:paragraph-properties>
      <style:text-properties fo:font-size="9pt" style:font-size-asian="9pt" style:font-size-complex="9pt"/>
    </style:style>
    <style:style style:name="P55" style:family="paragraph" style:parent-style-name="Standard">
      <style:paragraph-properties fo:background-color="transparent">
        <style:background-image/>
      </style:paragraph-properties>
      <style:text-properties style:font-name="Courier New2"/>
    </style:style>
    <style:style style:name="P56" style:family="paragraph" style:parent-style-name="Table_20_Contents">
      <style:paragraph-properties fo:background-color="transparent">
        <style:background-image/>
      </style:paragraph-properties>
      <style:text-properties fo:background-color="transparent"/>
    </style:style>
    <style:style style:name="P57" style:family="paragraph" style:parent-style-name="Code">
      <style:paragraph-properties fo:background-color="transparent">
        <style:background-image/>
      </style:paragraph-properties>
    </style:style>
    <style:style style:name="P58" style:family="paragraph" style:parent-style-name="Code">
      <style:paragraph-properties fo:background-color="transparent">
        <style:background-image/>
      </style:paragraph-properties>
      <style:text-properties fo:background-color="transparent"/>
    </style:style>
    <style:style style:name="P59" style:family="paragraph" style:parent-style-name="Table_20_Heading">
      <style:paragraph-properties fo:text-align="center" style:justify-single-word="false"/>
    </style:style>
    <style:style style:name="P60" style:family="paragraph" style:parent-style-name="Standard">
      <style:paragraph-properties fo:margin-left="0cm" fo:margin-right="0cm" fo:text-indent="0cm" style:auto-text-indent="false"/>
    </style:style>
    <style:style style:name="P61" style:family="paragraph" style:parent-style-name="Standard">
      <style:paragraph-properties fo:margin-left="0cm" fo:margin-right="0cm" fo:text-indent="0cm" style:auto-text-indent="false"/>
      <style:text-properties fo:background-color="transparent"/>
    </style:style>
    <style:style style:name="P62"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Arial5" fo:font-size="9pt" fo:font-style="normal" fo:font-weight="normal" style:font-name-asian="Arial5" style:font-size-asian="9pt" style:font-style-asian="normal" style:font-weight-asian="normal" style:font-name-complex="Arial5" style:font-size-complex="9pt" style:font-style-complex="normal" style:font-weight-complex="normal"/>
    </style:style>
    <style:style style:name="P63" style:family="paragraph" style:parent-style-name="Standard">
      <style:paragraph-properties fo:margin-left="0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64" style:family="paragraph" style:parent-style-name="Standard">
      <style:paragraph-properties fo:margin-left="0cm" fo:margin-right="0cm" fo:text-indent="0cm" style:auto-text-indent="false"/>
      <style:text-properties fo:background-color="#ffff00"/>
    </style:style>
    <style:style style:name="P65" style:family="paragraph" style:parent-style-name="Standard">
      <style:paragraph-properties fo:margin-left="0cm" fo:margin-right="0cm" fo:text-indent="0cm" style:auto-text-indent="false"/>
      <style:text-properties fo:font-size="11pt" fo:font-weight="bold" fo:background-color="transparent" style:font-size-asian="11pt" style:font-weight-asian="bold" style:font-size-complex="11pt" style:font-weight-complex="bold"/>
    </style:style>
    <style:style style:name="P66" style:family="paragraph" style:parent-style-name="Standard">
      <style:paragraph-properties fo:margin-left="1.499cm" fo:margin-right="0cm" fo:text-indent="0cm" style:auto-text-indent="false"/>
    </style:style>
    <style:style style:name="P67" style:family="paragraph" style:parent-style-name="Heading_20_4">
      <style:text-properties fo:background-color="#ffff00"/>
    </style:style>
    <style:style style:name="P68" style:family="paragraph" style:parent-style-name="Heading_20_2">
      <style:text-properties fo:background-color="transparent"/>
    </style:style>
    <style:style style:name="P69" style:family="paragraph" style:parent-style-name="Standard">
      <style:paragraph-properties fo:margin-left="0.997cm" fo:margin-right="0cm" fo:text-indent="0cm" style:auto-text-indent="false"/>
    </style:style>
    <style:style style:name="P70" style:family="paragraph" style:parent-style-name="Standard">
      <style:paragraph-properties fo:margin-left="0.997cm" fo:margin-right="0cm" fo:text-indent="0cm" style:auto-text-indent="false"/>
      <style:text-properties style:font-name="Arial5" fo:font-size="10pt" style:font-name-asian="Arial5" style:font-size-asian="12pt" style:font-name-complex="Arial5" style:font-size-complex="12pt"/>
    </style:style>
    <style:style style:name="P71" style:family="paragraph" style:parent-style-name="Standard">
      <style:paragraph-properties fo:margin-left="0.997cm" fo:margin-right="0cm" fo:text-indent="0cm" style:auto-text-indent="false" style:text-autospace="none"/>
      <style:text-properties style:font-name="Arial5" fo:font-size="10pt" style:font-name-asian="Arial5" style:font-size-asian="12pt" style:font-name-complex="Arial5" style:font-size-complex="12pt"/>
    </style:style>
    <style:style style:name="P72" style:family="paragraph" style:parent-style-name="Standard">
      <style:paragraph-properties fo:margin-left="0.977cm" fo:margin-right="0cm" fo:text-indent="0cm" style:auto-text-indent="false"/>
    </style:style>
    <style:style style:name="P73" style:family="paragraph" style:parent-style-name="Standard">
      <style:paragraph-properties fo:margin-left="0.977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74" style:family="paragraph" style:parent-style-name="Standard">
      <style:paragraph-properties fo:margin-left="0.021cm" fo:margin-right="0cm" fo:text-indent="0cm" style:auto-text-indent="false"/>
      <style:text-properties fo:font-weight="bold"/>
    </style:style>
    <style:style style:name="P75" style:family="paragraph" style:parent-style-name="Standard">
      <style:paragraph-properties fo:margin-left="-0.016cm" fo:margin-right="0cm" fo:text-indent="0cm" style:auto-text-indent="false"/>
    </style:style>
    <style:style style:name="P76" style:family="paragraph" style:parent-style-name="Standard">
      <style:paragraph-properties fo:margin-left="0.037cm" fo:margin-right="0cm" fo:text-indent="0cm" style:auto-text-indent="false"/>
    </style:style>
    <style:style style:name="P77" style:family="paragraph" style:parent-style-name="Standard" style:master-page-name="">
      <style:paragraph-properties style:page-number="auto" fo:keep-with-next="always"/>
      <style:text-properties fo:background-color="#ffff00"/>
    </style:style>
    <style:style style:name="P78" style:family="paragraph" style:parent-style-name="Table_20_Contents">
      <style:paragraph-properties fo:keep-with-next="always"/>
    </style:style>
    <style:style style:name="P79" style:family="paragraph" style:parent-style-name="Standard" style:master-page-name="Convert_20_1">
      <style:paragraph-properties fo:line-height="150%" fo:text-align="start" style:justify-single-word="false" style:page-number="1" fo:break-before="page" fo:keep-with-next="always"/>
      <style:text-properties fo:font-size="16pt" fo:language="en" fo:country="US" fo:font-weight="bold" style:font-size-asian="16pt" style:language-asian="zxx" style:country-asian="none" style:font-weight-asian="bold" style:font-size-complex="16pt"/>
    </style:style>
    <style:style style:name="P80" style:family="paragraph" style:parent-style-name="Standard" style:list-style-name="L1"/>
    <style:style style:name="P81" style:family="paragraph" style:parent-style-name="Standard" style:list-style-name="L2"/>
    <style:style style:name="P82" style:family="paragraph" style:parent-style-name="Standard" style:list-style-name="L3"/>
    <style:style style:name="P83" style:family="paragraph" style:parent-style-name="Standard" style:list-style-name="L4"/>
    <style:style style:name="P84" style:family="paragraph" style:parent-style-name="Standard" style:list-style-name="L4">
      <style:text-properties style:use-window-font-color="true" style:text-underline-style="none"/>
    </style:style>
    <style:style style:name="P85" style:family="paragraph" style:parent-style-name="Standard" style:list-style-name="L5"/>
    <style:style style:name="P86" style:family="paragraph" style:parent-style-name="Standard" style:list-style-name="L6">
      <style:text-properties fo:language="en" fo:country="US"/>
    </style:style>
    <style:style style:name="P87" style:family="paragraph" style:parent-style-name="Standard" style:list-style-name="L7"/>
    <style:style style:name="P88" style:family="paragraph" style:parent-style-name="Standard" style:list-style-name="L8"/>
    <style:style style:name="P89" style:family="paragraph" style:parent-style-name="Standard" style:list-style-name="L9"/>
    <style:style style:name="P90" style:family="paragraph" style:parent-style-name="Standard" style:list-style-name="L10"/>
    <style:style style:name="P91" style:family="paragraph" style:parent-style-name="Standard" style:list-style-name="L11"/>
    <style:style style:name="P92" style:family="paragraph" style:parent-style-name="Standard" style:list-style-name="L12"/>
    <style:style style:name="P93" style:family="paragraph" style:parent-style-name="Standard" style:list-style-name="L13"/>
    <style:style style:name="P94" style:family="paragraph" style:parent-style-name="Standard" style:list-style-name="L14"/>
    <style:style style:name="P95" style:family="paragraph" style:parent-style-name="Standard" style:list-style-name="L16"/>
    <style:style style:name="P96" style:family="paragraph" style:parent-style-name="Standard" style:list-style-name="L17"/>
    <style:style style:name="P97" style:family="paragraph" style:parent-style-name="Standard" style:list-style-name="L18"/>
    <style:style style:name="P98" style:family="paragraph" style:parent-style-name="Standard" style:list-style-name="L20">
      <style:text-properties fo:background-color="transparent"/>
    </style:style>
    <style:style style:name="P99" style:family="paragraph" style:parent-style-name="Standard" style:list-style-name="L44">
      <style:text-properties fo:background-color="transparent"/>
    </style:style>
    <style:style style:name="P100" style:family="paragraph" style:parent-style-name="Standard" style:list-style-name="L22"/>
    <style:style style:name="P101" style:family="paragraph" style:parent-style-name="Standard" style:list-style-name="L23"/>
    <style:style style:name="P102" style:family="paragraph" style:parent-style-name="Standard" style:list-style-name="L24"/>
    <style:style style:name="P103" style:family="paragraph" style:parent-style-name="Standard" style:list-style-name="L28"/>
    <style:style style:name="P104" style:family="paragraph" style:parent-style-name="Standard" style:list-style-name="L29"/>
    <style:style style:name="P105" style:family="paragraph" style:parent-style-name="Standard" style:list-style-name="L31"/>
    <style:style style:name="P106" style:family="paragraph" style:parent-style-name="Standard" style:list-style-name="L37"/>
    <style:style style:name="P107" style:family="paragraph" style:parent-style-name="Standard" style:list-style-name="L38"/>
    <style:style style:name="P108" style:family="paragraph" style:parent-style-name="Standard" style:list-style-name="L39"/>
    <style:style style:name="P109" style:family="paragraph" style:parent-style-name="Standard" style:list-style-name="L40">
      <style:text-properties fo:font-weight="normal" style:font-weight-asian="normal" style:font-weight-complex="normal"/>
    </style:style>
    <style:style style:name="P110" style:family="paragraph" style:parent-style-name="Standard" style:list-style-name="L42"/>
    <style:style style:name="P111" style:family="paragraph" style:parent-style-name="Standard" style:list-style-name="L43">
      <style:text-properties style:font-name="Arial1"/>
    </style:style>
    <style:style style:name="P112" style:family="paragraph" style:parent-style-name="Standard" style:list-style-name="L44"/>
    <style:style style:name="P113" style:family="paragraph" style:parent-style-name="Standard" style:list-style-name="L45"/>
    <style:style style:name="P114" style:family="paragraph" style:parent-style-name="Standard" style:list-style-name="L46"/>
    <style:style style:name="P115" style:family="paragraph" style:parent-style-name="Standard" style:list-style-name="L47"/>
    <style:style style:name="P116" style:family="paragraph" style:parent-style-name="Standard" style:list-style-name="L48"/>
    <style:style style:name="P117" style:family="paragraph" style:parent-style-name="Standard" style:list-style-name="L15">
      <style:paragraph-properties fo:margin-left="0cm" fo:margin-right="0cm" fo:text-indent="0cm" style:auto-text-indent="false"/>
    </style:style>
    <style:style style:name="P118" style:family="paragraph" style:parent-style-name="Standard" style:list-style-name="L19">
      <style:paragraph-properties fo:margin-left="0cm" fo:margin-right="0cm" fo:text-indent="0cm" style:auto-text-indent="false"/>
    </style:style>
    <style:style style:name="P119" style:family="paragraph" style:parent-style-name="Standard" style:list-style-name="L21">
      <style:paragraph-properties fo:margin-left="0cm" fo:margin-right="0cm" fo:text-indent="0cm" style:auto-text-indent="false"/>
    </style:style>
    <style:style style:name="P120" style:family="paragraph" style:parent-style-name="Standard" style:list-style-name="L41">
      <style:paragraph-properties fo:margin-left="0cm" fo:margin-right="0cm" fo:text-indent="0cm" style:auto-text-indent="false"/>
    </style:style>
    <style:style style:name="P121" style:family="paragraph" style:parent-style-name="Standard" style:list-style-name="L44">
      <style:paragraph-properties fo:margin-left="0cm" fo:margin-right="0cm" fo:text-indent="0cm" style:auto-text-indent="false"/>
      <style:text-properties fo:background-color="transparent"/>
    </style:style>
    <style:style style:name="P122" style:family="paragraph" style:parent-style-name="Standard" style:list-style-name="L15">
      <style:paragraph-properties fo:margin-left="1.499cm" fo:margin-right="0cm" fo:text-indent="0cm" style:auto-text-indent="false"/>
    </style:style>
    <style:style style:name="P123" style:family="paragraph" style:parent-style-name="Standard" style:list-style-name="L19">
      <style:paragraph-properties fo:margin-left="1.499cm" fo:margin-right="0cm" fo:text-indent="0cm" style:auto-text-indent="false"/>
    </style:style>
    <style:style style:name="P124" style:family="paragraph" style:parent-style-name="Standard" style:list-style-name="L30">
      <style:paragraph-properties fo:margin-left="1.499cm" fo:margin-right="0cm" fo:text-indent="0cm" style:auto-text-indent="false"/>
      <style:text-properties style:use-window-font-color="true" style:text-underline-style="none"/>
    </style:style>
    <style:style style:name="P125" style:family="paragraph" style:parent-style-name="Standard" style:list-style-name="L44">
      <style:paragraph-properties fo:margin-left="1.499cm" fo:margin-right="0cm" fo:text-indent="0cm" style:auto-text-indent="false"/>
      <style:text-properties fo:background-color="transparent"/>
    </style:style>
    <style:style style:name="P126" style:family="paragraph" style:parent-style-name="Standard" style:list-style-name="L30">
      <style:paragraph-properties fo:margin-left="2.999cm" fo:margin-right="0cm" fo:text-indent="0cm" style:auto-text-indent="false"/>
      <style:text-properties style:use-window-font-color="true" style:text-underline-style="none"/>
    </style:style>
    <style:style style:name="P127" style:family="paragraph" style:parent-style-name="Heading_20_1" style:master-page-name="First_20_Page">
      <style:paragraph-properties style:page-number="auto"/>
    </style:style>
    <style:style style:name="P128" style:family="paragraph" style:parent-style-name="Table_20_Contents">
      <style:text-properties fo:background-color="transparent"/>
    </style:style>
    <style:style style:name="P129" style:family="paragraph" style:parent-style-name="Table_20_Contents" style:list-style-name="L32"/>
    <style:style style:name="P130" style:family="paragraph" style:parent-style-name="Table_20_Contents" style:list-style-name="L33"/>
    <style:style style:name="P131" style:family="paragraph" style:parent-style-name="Table_20_Contents" style:list-style-name="L34"/>
    <style:style style:name="P132" style:family="paragraph" style:parent-style-name="Table_20_Contents" style:list-style-name="L35"/>
    <style:style style:name="P133" style:family="paragraph" style:parent-style-name="Table_20_Contents" style:list-style-name="L36"/>
    <style:style style:name="P134" style:family="paragraph" style:parent-style-name="Table_20_Contents">
      <style:paragraph-properties style:text-autospace="none"/>
      <style:text-properties fo:font-size="10pt" fo:language="none" fo:country="none" style:font-size-asian="10pt" style:font-size-complex="10pt"/>
    </style:style>
    <style:style style:name="P135" style:family="paragraph" style:parent-style-name="Contents_20_Heading">
      <style:paragraph-properties fo:break-before="page"/>
    </style:style>
    <style:style style:name="P136" style:family="paragraph" style:parent-style-name="Contents_20_1">
      <style:paragraph-properties>
        <style:tab-stops>
          <style:tab-stop style:position="15cm" style:type="right" style:leader-style="dotted" style:leader-text="."/>
        </style:tab-stops>
      </style:paragraph-properties>
    </style:style>
    <style:style style:name="P137" style:family="paragraph" style:parent-style-name="Contents_20_2">
      <style:paragraph-properties>
        <style:tab-stops>
          <style:tab-stop style:position="15cm" style:type="right" style:leader-style="dotted" style:leader-text="."/>
        </style:tab-stops>
      </style:paragraph-properties>
    </style:style>
    <style:style style:name="P138" style:family="paragraph" style:parent-style-name="Code" style:list-style-name="L25"/>
    <style:style style:name="P139" style:family="paragraph" style:parent-style-name="Code" style:list-style-name="L25">
      <style:text-properties style:use-window-font-color="true" style:text-underline-style="none"/>
    </style:style>
    <style:style style:name="P140" style:family="paragraph" style:parent-style-name="Code" style:list-style-name="L26"/>
    <style:style style:name="P141" style:family="paragraph" style:parent-style-name="Code" style:list-style-name="L27"/>
    <style:style style:name="P142" style:family="paragraph">
      <style:paragraph-properties fo:text-align="center"/>
    </style:style>
    <style:style style:name="P143" style:family="paragraph">
      <style:paragraph-properties fo:text-align="center"/>
      <style:text-properties style:font-name="Arial1" fo:font-size="8pt" fo:font-weight="bold"/>
    </style:style>
    <style:style style:name="P144" style:family="paragraph">
      <style:paragraph-properties fo:text-align="center"/>
      <style:text-properties style:font-name="Arial1" fo:font-size="8pt"/>
    </style:style>
    <style:style style:name="P145" style:family="paragraph">
      <style:paragraph-properties fo:text-align="end"/>
    </style:style>
    <style:style style:name="P146" style:family="paragraph">
      <style:paragraph-properties fo:text-align="end"/>
      <style:text-properties style:font-name="Arial1" fo:font-size="8pt"/>
    </style:style>
    <style:style style:name="P147" style:family="paragraph">
      <style:paragraph-properties fo:text-align="start">
        <style:tab-stops/>
      </style:paragraph-properties>
    </style:style>
    <style:style style:name="P148" style:family="paragraph">
      <style:paragraph-properties fo:text-align="start">
        <style:tab-stops/>
      </style:paragraph-properties>
      <style:text-properties fo:font-size="7pt" style:font-size-asian="7pt" style:font-size-complex="7pt"/>
    </style:style>
    <style:style style:name="P149" style:family="paragraph">
      <style:paragraph-properties fo:text-align="start"/>
      <style:text-properties fo:font-size="9pt" style:font-size-asian="9pt" style:font-size-complex="9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background-color="#ffff00" style:font-style-asian="italic" style:font-style-complex="italic"/>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style:text-position="super 58%"/>
    </style:style>
    <style:style style:name="T7" style:family="text">
      <style:text-properties style:font-name="Arial1"/>
    </style:style>
    <style:style style:name="T8" style:family="text">
      <style:text-properties style:font-name="Arial1" fo:font-weight="normal" style:font-weight-asian="normal" style:font-weight-complex="normal"/>
    </style:style>
    <style:style style:name="T9" style:family="text">
      <style:text-properties style:font-name="Arial1" fo:font-weight="bold" style:font-weight-asian="bold"/>
    </style:style>
    <style:style style:name="T10" style:family="text">
      <style:text-properties style:font-name="Courier New2"/>
    </style:style>
    <style:style style:name="T11" style:family="text">
      <style:text-properties style:use-window-font-color="true" style:text-underline-style="none"/>
    </style:style>
    <style:style style:name="T12"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13"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14" style:family="text">
      <style:text-properties fo:background-color="#ffff00"/>
    </style:style>
    <style:style style:name="T15" style:family="text">
      <style:text-properties fo:font-weight="normal" style:font-weight-asian="normal" style:font-weight-complex="normal"/>
    </style:style>
    <style:style style:name="T16" style:family="text">
      <style:text-properties fo:background-color="transparent"/>
    </style:style>
    <style:style style:name="T17" style:family="text">
      <style:text-properties fo:font-size="10pt"/>
    </style:style>
    <style:style style:name="T18" style:family="text">
      <style:text-properties fo:font-size="10pt" style:font-size-asian="10pt" style:font-size-complex="10pt"/>
    </style:style>
    <style:style style:name="T19" style:family="text">
      <style:text-properties fo:font-size="10pt" fo:language="zxx" fo:country="none" style:font-size-asian="10pt" style:font-size-complex="10pt"/>
    </style:style>
    <style:style style:name="T20" style:family="text">
      <style:text-properties fo:font-size="10pt" fo:language="zxx" fo:country="none" fo:background-color="transparent" style:font-size-asian="10pt" style:font-size-complex="10pt"/>
    </style:style>
    <style:style style:name="T21" style:family="text">
      <style:text-properties fo:font-size="10pt" fo:language="none" fo:country="none" style:text-underline-style="none" style:font-size-asian="10pt" style:font-size-complex="10pt"/>
    </style:style>
    <style:style style:name="T22" style:family="text">
      <style:text-properties fo:font-size="10pt" fo:language="none" fo:country="none" style:font-size-asian="10pt" style:font-size-complex="10pt"/>
    </style:style>
    <style:style style:name="T23" style:family="text">
      <style:text-properties fo:font-size="10pt" fo:language="none" fo:country="none" style:text-underline-style="solid" style:text-underline-width="auto" style:text-underline-color="font-color" style:font-size-asian="10pt" style:font-size-complex="10pt"/>
    </style:style>
    <style:style style:name="T24" style:family="text">
      <style:text-properties fo:font-size="10pt" fo:language="none" fo:country="none" fo:background-color="transparent" style:font-size-asian="10pt" style:font-size-complex="10pt"/>
    </style:style>
    <style:style style:name="T25" style:family="text">
      <style:text-properties style:font-name="Arial5" fo:font-size="10pt" fo:font-style="italic" style:font-name-asian="Arial5" style:font-size-asian="10pt" style:font-name-complex="Arial5" style:font-size-complex="10pt"/>
    </style:style>
    <style:style style:name="T26" style:family="text">
      <style:text-properties style:font-name="Arial5" fo:font-size="10pt" style:font-name-asian="Arial5" style:font-size-asian="12pt" style:font-name-complex="Arial5" style:font-size-complex="12pt"/>
    </style:style>
    <style:style style:name="T27" style:family="text">
      <style:text-properties style:font-name="Arial5" fo:font-size="12pt" style:font-name-asian="Arial5" style:font-size-asian="12pt" style:font-name-complex="Arial5" style:font-size-complex="12pt"/>
    </style:style>
    <style:style style:name="T28" style:family="text">
      <style:text-properties style:font-name="Courier" fo:font-size="10pt" style:font-name-asian="Courier" style:font-size-asian="12pt" style:font-name-complex="Courier" style:font-size-complex="12pt"/>
    </style:style>
    <style:style style:name="T29" style:family="text">
      <style:text-properties style:font-name="Courier" style:font-name-asian="Courier" style:font-name-complex="Courier"/>
    </style:style>
    <style:style style:name="T30" style:family="text">
      <style:text-properties style:text-underline-style="solid" style:text-underline-width="auto" style:text-underline-color="font-color"/>
    </style:style>
    <style:style style:name="T31" style:family="text">
      <style:text-properties style:text-underline-style="none"/>
    </style:style>
    <style:style style:name="T32" style:family="text">
      <style:text-properties style:font-name="Arial1" fo:font-size="8pt" fo:font-weight="bold"/>
    </style:style>
    <style:style style:name="T33" style:family="text">
      <style:text-properties style:font-name="Arial1" fo:font-size="8pt"/>
    </style:style>
    <style:style style:name="T34" style:family="text">
      <style:text-properties fo:font-size="7pt" style:font-size-asian="7pt" style:font-size-complex="7pt"/>
    </style:style>
    <style:style style:name="T35" style:family="text">
      <style:text-properties fo:font-size="7pt" fo:font-style="italic" style:font-size-asian="7pt" style:font-style-asian="italic" style:font-size-complex="7pt" style:font-style-complex="italic"/>
    </style:style>
    <style:style style:name="fr1" style:family="graphic" style:parent-style-name="Frame">
      <style:graphic-properties fo:margin-top="0.499cm" fo:margin-bottom="0.499cm"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style>
    <style:style style:name="fr6" style:family="graphic" style:parent-style-name="Frame">
      <style:graphic-properties fo:margin-top="0.4cm" fo:margin-bottom="0.4cm" style:wrap="none" style:vertical-pos="from-top" style:vertical-rel="paragraph" style:horizontal-pos="center" style:horizontal-rel="paragraph"/>
    </style:style>
    <style:style style:name="fr7" style:family="graphic" style:parent-style-name="Graphics">
      <style:graphic-properties fo:margin-top="0.499cm" fo:margin-bottom="0.499cm"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8"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9" style:family="graphic" style:parent-style-name="Frame">
      <style:graphic-properties fo:margin-top="0.4cm" fo:margin-bottom="0.4cm" style:wrap="none" style:vertical-pos="from-top" style:vertical-rel="paragraph" style:horizontal-pos="from-left" style:horizontal-rel="paragraph"/>
    </style:style>
    <style:style style:name="fr10" style:family="graphic" style:parent-style-name="Frame">
      <style:graphic-properties fo:margin-top="0cm" fo:margin-bottom="0.4cm" style:wrap="none" style:vertical-pos="from-top" style:vertical-rel="paragraph" style:horizontal-pos="from-left" style:horizontal-rel="paragraph"/>
    </style:style>
    <style:style style:name="fr11" style:family="graphic" style:parent-style-name="Frame">
      <style:graphic-properties fo:margin-top="0cm" fo:margin-bottom="0.4cm" style:run-through="foreground" style:wrap="parallel" style:number-wrapped-paragraphs="no-limit" style:vertical-pos="from-top" style:vertical-rel="paragraph" style:horizontal-pos="center" style:horizontal-rel="paragraph"/>
    </style:style>
    <style:style style:name="fr12" style:family="graphic" style:parent-style-name="Frame">
      <style:graphic-properties fo:margin-top="0cm" fo:margin-bottom="0.4cm" style:run-through="foreground" style:wrap="none" style:vertical-pos="from-top" style:vertical-rel="paragraph" style:horizontal-pos="center" style:horizontal-rel="paragraph"/>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draw:ole-draw-aspect="1"/>
    </style:style>
    <style:style style:name="fr1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7"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draw:ole-draw-aspect="1">
        <style:background-image/>
      </style:graphic-properties>
    </style:style>
    <style:style style:name="fr18"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ole-draw-aspect="1"/>
    </style:style>
    <style:style style:name="fr19"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538cm" text:min-label-width="0.635cm"/>
        <style:text-properties style:font-name="StarSymbol"/>
      </text:list-level-style-bullet>
      <text:list-level-style-bullet text:level="2" text:style-name="Bullet_20_Symbols" style:num-suffix="." text:bullet-char="○">
        <style:list-level-properties text:space-before="0.732cm" text:min-label-width="0.635cm"/>
        <style:text-properties style:font-name="StarSymbol"/>
      </text:list-level-style-bullet>
      <text:list-level-style-bullet text:level="3" text:style-name="Bullet_20_Symbols" style:num-suffix="." text:bullet-char="■">
        <style:list-level-properties text:space-before="2.002cm" text:min-label-width="0.635cm"/>
        <style:text-properties style:font-name="StarSymbol"/>
      </text:list-level-style-bullet>
      <text:list-level-style-bullet text:level="4" text:style-name="Bullet_20_Symbols" style:num-suffix="." text:bullet-char="●">
        <style:list-level-properties text:space-before="3.272cm" text:min-label-width="0.635cm"/>
        <style:text-properties style:font-name="StarSymbol"/>
      </text:list-level-style-bullet>
      <text:list-level-style-bullet text:level="5" text:style-name="Bullet_20_Symbols" style:num-suffix="." text:bullet-char="○">
        <style:list-level-properties text:space-before="4.542cm" text:min-label-width="0.635cm"/>
        <style:text-properties style:font-name="StarSymbol"/>
      </text:list-level-style-bullet>
      <text:list-level-style-bullet text:level="6" text:style-name="Bullet_20_Symbols" style:num-suffix="." text:bullet-char="■">
        <style:list-level-properties text:space-before="5.812cm" text:min-label-width="0.635cm"/>
        <style:text-properties style:font-name="StarSymbol"/>
      </text:list-level-style-bullet>
      <text:list-level-style-bullet text:level="7" text:style-name="Bullet_20_Symbols" style:num-suffix="." text:bullet-char="●">
        <style:list-level-properties text:space-before="7.082cm" text:min-label-width="0.635cm"/>
        <style:text-properties style:font-name="StarSymbol"/>
      </text:list-level-style-bullet>
      <text:list-level-style-bullet text:level="8" text:style-name="Bullet_20_Symbols" style:num-suffix="." text:bullet-char="○">
        <style:list-level-properties text:space-before="8.352cm" text:min-label-width="0.635cm"/>
        <style:text-properties style:font-name="StarSymbol"/>
      </text:list-level-style-bullet>
      <text:list-level-style-bullet text:level="9" text:style-name="Bullet_20_Symbols" style:num-suffix="." text:bullet-char="■">
        <style:list-level-properties text:space-before="9.622cm" text:min-label-width="0.635cm"/>
        <style:text-properties style:font-name="StarSymbol"/>
      </text:list-level-style-bullet>
      <text:list-level-style-bullet text:level="10" text:style-name="Bullet_20_Symbols" style:num-suffix="." text:bullet-char="●">
        <style:list-level-properties text:space-before="10.892cm" text:min-label-width="0.635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marker-start-width="0.25cm" draw:marker-end="Arrow"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start-width="0.25cm" draw:marker-end="Arrow" draw:marker-end-width="0.25cm" draw:textarea-horizontal-align="left" draw:textarea-vertical-align="top" fo:padding-bottom="0.4cm" fo:padding-left="0.199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right" draw:textarea-vertical-align="middle" fo:padding-top="0cm" fo:padding-bottom="0.6cm" fo:padding-left="1.199cm" fo:padding-right="0cm" style:run-through="foreground"/>
    </style:style>
    <style:style style:name="gr7" style:family="graphic">
      <style:graphic-properties style:run-through="foreground"/>
    </style:style>
    <style:style style:name="gr8" style:family="graphic">
      <style:graphic-properties draw:marker-start="Arrow" draw:marker-start-width="0.15cm" draw:marker-end-width="0.15cm" draw:textarea-horizontal-align="right" draw:textarea-vertical-align="middle" fo:padding-top="0cm" fo:padding-bottom="0.6cm" fo:padding-left="1.199cm" fo:padding-right="0cm" style:run-through="foreground"/>
    </style:style>
    <style:style style:name="gr9" style:family="graphic">
      <style:graphic-properties draw:textarea-horizontal-align="right" draw:textarea-vertical-align="middle" fo:padding-top="0cm" fo:padding-bottom="0.6cm" fo:padding-left="1.199cm" fo:padding-right="0cm" style:run-through="foreground"/>
    </style:style>
    <style:style style:name="gr10" style:family="graphic">
      <style:graphic-properties draw:fill-color="#999999"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2_20_Dots_20_3_20_Dash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3" style:family="graphic">
      <style:graphic-properties draw:marker-start="Arrow" draw:marker-start-width="0.25cm" draw:marker-end="" draw:marker-end-width="0.25cm" draw:textarea-horizontal-align="right" draw:textarea-vertical-align="middle"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99cc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5" style:family="graphic">
      <style:graphic-properties draw:marker-start-width="0.25cm" draw:marker-end="Arrow" draw:marker-end-width="0.25cm" draw:textarea-horizontal-align="left" draw:textarea-vertical-align="top" fo:padding-bottom="0.4cm" fo:padding-left="0.199cm" style:run-through="foreground"/>
    </style:style>
    <style:style style:name="gr16" style:family="graphic">
      <style:graphic-properties draw:textarea-horizontal-align="center" draw:textarea-vertical-align="middle" style:run-through="foreground"/>
    </style:style>
    <style:style style:name="gr17" style:family="graphic">
      <style:graphic-properties draw:marker-start="Arrow" draw:marker-start-width="0.25cm" draw:marker-end="" draw:marker-end-width="0.25cm" draw:textarea-horizontal-align="right" draw:textarea-vertical-align="middle" fo:padding-bottom="0.4cm" fo:padding-left="0.199cm" style:run-through="foreground"/>
    </style:style>
    <style:style style:name="gr18" style:family="graphic">
      <style:graphic-properties draw:marker-start="Arrow" draw:marker-start-width="0.25cm" draw:marker-end=""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left" draw:textarea-vertical-align="middle" style:run-through="foreground"/>
    </style:style>
    <style:style style:name="gr20" style:family="graphic">
      <style:graphic-properties draw:marker-end="Dimension_20_Lines" draw:textarea-horizontal-align="right" draw:textarea-vertical-align="middle" style:run-through="foreground"/>
    </style:style>
    <style:style style:name="gr21" style:family="graphic">
      <style:graphic-properties draw:marker-end="" draw:textarea-horizontal-align="left" draw:textarea-vertical-align="middle" style:run-through="foreground"/>
    </style:style>
    <style:style style:name="gr22" style:family="graphic">
      <style:graphic-properties draw:marker-end="" draw:textarea-horizontal-align="right" draw:textarea-vertical-align="middle" style:run-through="foreground"/>
    </style:style>
    <style:style style:name="gr23" style:family="graphic">
      <style:graphic-properties draw:fill-color="#000000" draw:textarea-horizontal-align="justify" draw:textarea-vertical-align="middle" draw:auto-grow-height="false"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text:title>Funambol Client API C++ Design Document</text:title></text:p>
      <text:p text:style-name="P9">May 2009</text:p>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able:table table:name="Table4" table:style-name="Table4">
        <table:table-column table:style-name="Table4.A"/>
        <table:table-column table:style-name="Table4.B"/>
        <table:table-row>
          <table:table-cell table:style-name="Table4.A1" office:value-type="string">
            <text:p text:style-name="Standard"/>
          </table:table-cell>
          <table:table-cell table:style-name="Table4.B1" office:value-type="string">
            <text:p text:style-name="Standard"/>
          </table:table-cell>
        </table:table-row>
      </table:table>
      <text:p text:style-name="Standard"/>
      <text:p text:style-name="Standard"/>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135">Table of Contents</text:p>
          </text:index-title>
          <text:p text:style-name="P136">1. Overview<text:tab/>3</text:p>
          <text:p text:style-name="P137">1.1. Document Conventions<text:tab/>3</text:p>
          <text:p text:style-name="P137">1.2. Funambol Client API Architecture<text:tab/>4</text:p>
          <text:p text:style-name="P137">1.3. Synchronization Overview<text:tab/>5</text:p>
          <text:p text:style-name="P137">1.4. Device Manager and DMTree<text:tab/>7</text:p>
          <text:p text:style-name="P136">2. Basic Types and Algorithms<text:tab/>8</text:p>
          <text:p text:style-name="P137">2.1. Basic Containers<text:tab/>8</text:p>
          <text:p text:style-name="P137">2.2. Strings<text:tab/>9</text:p>
          <text:p text:style-name="P137">2.3. OS abstraction<text:tab/>9</text:p>
          <text:p text:style-name="P136">3. Data Synchronization Layer<text:tab/>14</text:p>
          <text:p text:style-name="P137">3.1. Synchronization Process<text:tab/>14</text:p>
          <text:p text:style-name="P137">3.2. Item handling<text:tab/>20</text:p>
          <text:p text:style-name="P137">3.3. Multiple Messages In One Package<text:tab/>23</text:p>
          <text:p text:style-name="P137">3.4. Large Object handling<text:tab/>25</text:p>
          <text:p text:style-name="P137">3.5. Data Synchronization Layer Design<text:tab/>26</text:p>
          <text:p text:style-name="P137">3.6. SyncManager and SyncSource Configuration<text:tab/>33</text:p>
          <text:p text:style-name="P137">3.7. CacheSyncSource<text:tab/>41</text:p>
          <text:p text:style-name="P137">3.8. ConfigSyncSource<text:tab/>41</text:p>
          <text:p text:style-name="P137">3.9. FileSyncSource<text:tab/>42</text:p>
          <text:p text:style-name="P137">3.10. MediaSyncSource<text:tab/>42</text:p>
          <text:p text:style-name="P137">3.11. Synchronization Report<text:tab/>45</text:p>
          <text:p text:style-name="P137">3.12. Item Content Transformation<text:tab/>47</text:p>
          <text:p text:style-name="P137">3.13. Configuration DMTree<text:tab/>49</text:p>
          <text:p text:style-name="P137">3.14. Client Capabilities Handling<text:tab/>51</text:p>
          <text:p text:style-name="P137">3.15. Server Capabilities Handling<text:tab/>52</text:p>
          <text:p text:style-name="P137">3.16. Synchronization Events Notification<text:tab/>52</text:p>
          <text:p text:style-name="P137">3.17. Filtering<text:tab/>62</text:p>
          <text:p text:style-name="P137">3.18. Converter and Parser for Contact and Calendar objects<text:tab/>63</text:p>
          <text:p text:style-name="P136">4. Device Manager Layer<text:tab/>66</text:p>
          <text:p text:style-name="P137">4.1. Terminology<text:tab/>66</text:p>
          <text:p text:style-name="P137">4.2. Architecture<text:tab/>68</text:p>
          <text:p text:style-name="P137">4.3. Class Diagram<text:tab/>69</text:p>
          <text:p text:style-name="P136">5. Push Manager<text:tab/>71</text:p>
          <text:p text:style-name="P137">5.1. Push manager architecture<text:tab/>71</text:p>
          <text:p text:style-name="P137">5.2. Note on the implementation<text:tab/>73</text:p>
          <text:p text:style-name="P136">6. Appendix A: compatibility reference.<text:tab/>74</text:p>
          <text:p text:style-name="P137">6.1. Migrating from Funambol V6x to V7.0.<text:tab/>74</text:p>
          <text:p text:style-name="P137">6.2. Migrating from Funambol V7.0 to V7.1.<text:tab/>74</text:p>
        </text:index-body>
      </text:table-of-content>
      <text:p text:style-name="P14"/>
      <text:h text:style-name="P4" text:outline-level="1">Overview</text:h>
      <text:p text:style-name="Standard">The Funambol SyncML Client API is a C++ programming interface that application developers use in order to take advantage of the powerful data synchronization and device management features provided by the Funambol platform.</text:p>
      <text:p text:style-name="Standard"/>
      <text:p text:style-name="P15">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e diagrams used in this document are inspired to the UML sequence and class diagrams, but with some simplification. The conventions used by the diagrams are described in the following sections.</text:p>
      <text:p text:style-name="Heading_20_3">Sequence Diagrams</text:p>
      <text:list text:style-name="L1">
        <text:list-item>
          <text:p text:style-name="P80">Each entity is represented as a box;</text:p>
        </text:list-item>
        <text:list-item>
          <text:p text:style-name="P80">a box can represent a class, an instance, an interface or even a conceptual entity; the real meaning depends by the context;</text:p>
        </text:list-item>
        <text:list-item>
          <text:p text:style-name="P80">solid arrows represents method or function calls;</text:p>
        </text:list-item>
        <text:list-item>
          <text:p text:style-name="P80">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text:style-name="L2">
        <text:list-item>
          <text:p text:style-name="P81">Each class is represented as a box;</text:p>
        </text:list-item>
        <text:list-item>
          <text:p text:style-name="P81">data members and methods are separated by an horizontal line;</text:p>
        </text:list-item>
        <text:list-item>
          <text:p text:style-name="P81">plain titles represent classes, italicized titles represent interface (abstract classes);</text:p>
        </text:list-item>
        <text:list-item>
          <text:p text:style-name="P81">a + next to a method or data member name means “public”</text:p>
        </text:list-item>
        <text:list-item>
          <text:p text:style-name="P81">a - next to a method or data member name means “private”</text:p>
        </text:list-item>
        <text:list-item>
          <text:p text:style-name="P81">a * next to a method or data member name means “protected”;</text:p>
        </text:list-item>
        <text:list-item>
          <text:p text:style-name="P81">a &gt; next to a data member name means it is a property with get/set accessors;</text:p>
        </text:list-item>
        <text:list-item>
          <text:p text:style-name="P81">inheritance is represented by an arrow pointing to the base class;</text:p>
        </text:list-item>
        <text:list-item>
          <text:p text:style-name="P81">italicized methods names represent abstract method.</text:p>
        </text:list-item>
      </text:list>
      <text:h text:style-name="Heading_20_2" text:outline-level="2"><draw:frame draw:style-name="fr1" draw:name="Frame1" text:anchor-type="paragraph" svg:x="1.171cm" svg:y="1.028cm" svg:width="12.658cm" draw:z-index="0"><draw:text-box fo:min-height="9.846cm"><text:p text:style-name="Figure"><draw:frame draw:style-name="fr14" draw:name="Object1" text:anchor-type="paragraph" svg:x="0.004cm" svg:y="0.427cm" svg:width="12.656cm" style:rel-width="100%" svg:height="8.516cm"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text:soft-page-break/>Funambol Client API Architecture</text:h>
      <text:p text:style-name="Standard">The Funambol Client API has different modules:</text:p>
      <text:p text:style-name="Standard"/>
      <text:list text:style-name="L3">
        <text:list-item>
          <text:p text:style-name="P82">“Sync” which implements the OMA DS protocol stack and data synchronization</text:p>
        </text:list-item>
        <text:list-item>
          <text:p text:style-name="P82">“Device manager” which is responsible for device and application configuration management. It is foreseen as the implementation OMA-DM protocol.</text:p>
        </text:list-item>
        <text:list-item>
          <text:p text:style-name="P82">“Push” which implements push protocols and is capable of notifying the upper layers on push notification events</text:p>
        </text:list-item>
        <text:list-item>
          <text:p text:style-name="P82">“Update” which implements a protocol for checking the availability of new software versions</text:p>
        </text:list-item>
        <text:list-item>
          <text:p text:style-name="P82">“Sync Client” is a convenient module that can be used to easily implement standard synchronization clients.</text:p>
        </text:list-item>
        <text:list-item>
          <text:p text:style-name="P82">“DMTree” represents a tree of configuration information organized as key/value stored in nodes where the node name is the key. The DMTree can be used by a DM server for remote configuration management.</text:p>
        </text:list-item>
        <text:list-item>
          <text:p text:style-name="P82">“Basic Types and Algorithms” is mainly an abstraction layer used to make the library portable. This module also includes utility functions that are used across the library.</text:p>
        </text:list-item>
      </text:list>
      <text:p text:style-name="Standard"/>
      <text:list text:style-name="L3">
        <text:list-header>
          <text:p text:style-name="P82"/>
        </text:list-header>
      </text:list>
      <text:p text:style-name="Standard">A final application is developed on top of the Funambol Client API and can access the services provided by all modules (and not only the top level ones). The Device Manager can also be used to transparently manage the device remotely by a OMA DM server.</text:p>
      <text:p text:style-name="Standard"/>
      <text:p text:style-name="Standard">The device manager abstracts the access to a <text:span text:style-name="T2">configuration repository</text:span><text:span text:style-name="T4">,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nodes and leafs, and leafs represent the actual configuration parameters. This tree is called “Management Tree” and follows the description found in </text:span><text:span text:style-name="T4"><text:reference-ref text:reference-format="text" text:ref-name="SyncML DM Tree">[2]</text:reference-ref></text:span><text:span text:style-name="T4">.</text:span></text:p>
      <text:p text:style-name="P17"><text:soft-page-break/>The final goal of this module is to provide the remote management functionality using the OMA DM protocol, even if this is currently not implemented yet in the library.</text:p>
      <text:p text:style-name="P18"/>
      <text:p text:style-name="P16">The SyncManager, the PushManager and the UpdateManager need several configuration parameters to perform their job, which are passed using interface classes called SyncManagerConfig, PushConfig and UpdateConfig. These parameters can be stored using the DM, which will also allow the remote configuration once implemented, or using a client-specific method. See par. <text:reference-ref text:reference-format="chapter" text:ref-name="config">3.6</text:reference-ref> for more details.</text:p>
      <text:p text:style-name="P16"/>
      <text:p text:style-name="Standard">The final application will also likely need to access a local data repository. This is done through a so called <text:span text:style-name="T2">S</text:span><text:span text:style-name="T1">ync Source;</text:span><text:span text:style-name="T4">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Client and the SyncSource. The SyncClient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text:style-name="L4">
        <text:list-item>
          <text:p text:style-name="P83">Initialization</text:p>
        </text:list-item>
        <text:list-item>
          <text:p text:style-name="P83">Modifications exchange</text:p>
        </text:list-item>
        <text:list-item>
          <text:p text:style-name="P84">End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 </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text:p>
      <text:p text:style-name="Standard"/>
      <text:p text:style-name="Standard">The ending phase is actually just sending the last status and/or mapping to the server and saving the anchors needed to perform a fast sync the next time.</text:p>
      <text:p text:style-name="P5"><draw:frame draw:style-name="fr2" draw:name="Frame2" text:anchor-type="paragraph" svg:x="0.021cm" svg:y="-0.002cm" svg:width="15cm" style:rel-width="100%" svg:height="16.91cm" style:rel-height="scale-min" draw:z-index="6"><draw:text-box><text:p text:style-name="Figure"><draw:frame draw:style-name="fr15" draw:name="Oggetto1" text:anchor-type="paragraph" svg:x="0cm" svg:y="0cm" svg:width="15.004cm" style:rel-width="100%" svg:height="16.036cm"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 have the following meaning:</text:p>
      <text:p text:style-name="Standard"/>
      <text:list text:style-name="L5">
        <text:list-item>
          <text:p text:style-name="P85">Client: a final client application using the Funambol SDK;</text:p>
        </text:list-item>
        <text:list-item>
          <text:p text:style-name="P85">SyncClient: the SDK client kernel that the developer extends in order to interact with the client data sources;</text:p>
        </text:list-item>
        <text:list-item>
          <text:p text:style-name="P85">SyncManager: the SDK synchronization engine;</text:p>
        </text:list-item>
        <text:list-item>
          <text:p text:style-name="P85">SyncSource: the client abstraction of a client data source;</text:p>
        </text:list-item>
        <text:list-item>
          <text:p text:style-name="P85">Server: the SyncML server</text:p>
        </text:list-item>
      </text:list>
      <text:p text:style-name="Standard"/>
      <text:p text:style-name="Standard">As shown in the figure, the client application just kicks off the synchronization process giving an array of syncsources to synchronize. SyncClient takes control of the synchronization process, <text:soft-page-break/>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23">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23"/>
      <text:p text:style-name="P23">In order to provide device management functionality, the Funambol client framework provides a single, shared configuration tree, called <text:span text:style-name="T2">Device Management Tree</text:span> or <text:span text:style-name="T2">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23"/>
      <text:p text:style-name="P23">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23"/>
      <text:list text:style-name="L6">
        <text:list-item>
          <text:p text:style-name="P86">Win32 – registry</text:p>
        </text:list-item>
        <text:list-item>
          <text:p text:style-name="P86">WindowsMobile – registry</text:p>
        </text:list-item>
        <text:list-item>
          <text:p text:style-name="P86">Posix (including MacOS) and Symbian– plain files tree</text:p>
        </text:list-item>
      </text:list>
      <text:p text:style-name="P23"/>
      <text:p text:style-name="P23">The DM subsystem is fully described in chapter 3.</text:p>
      <text:p text:style-name="P23"/>
      <text:h text:style-name="Heading_20_1" text:outline-level="1">Basic Types and Algorithms</text:h>
      <text:p text:style-name="Standard">This chapter describes the layer used by the API to guarantee portability across different platforms. Beside this main goal, this layer also provides common functions and algorithm used in different parts of the APIs.</text:p>
      <text:p text:style-name="Standard"/>
      <text:p text:style-name="Standard">The module provides the following abstractions:</text:p>
      <text:p text:style-name="Standard"/>
      <text:list text:style-name="L7">
        <text:list-item>
          <text:p text:style-name="P87">basic containers (such as ArrayList and KeyValueStore)</text:p>
        </text:list-item>
        <text:list-item>
          <text:p text:style-name="P87">strings</text:p>
        </text:list-item>
        <text:list-item>
          <text:p text:style-name="P87">OS concepts (such as time, thread, socket, network connection)</text:p>
        </text:list-item>
        <text:list-item>
          <text:p text:style-name="P87">cryptography algorithms (such as base64, des, md5)</text:p>
        </text:list-item>
        <text:list-item>
          <text:p text:style-name="P87">logger</text:p>
        </text:list-item>
      </text:list>
      <text:p text:style-name="Standard"/>
      <text:p text:style-name="Standard">The following sections provide a brief description of each component.</text:p>
      <text:p text:style-name="Standard"/>
      <text:h text:style-name="Heading_20_2" text:outline-level="2">Basic Containers</text:h>
      <text:p text:style-name="Standard">This component defines basic type to store/retrieve items in ordered way. Its purpose is to provide a common set of objects that can be used on any platform. STL could be an alternative to this component, but the library followed a different design. In particular the library works on platforms (such as Symbian) where STL is not officially supported. Therefore it was decided to implement a Funambol containers library.</text:p>
      <text:p text:style-name="Standard">At the moment this library does not use templates and parts of its implementation are common to all platforms. A couple of possible changes are foreseen:</text:p>
      <text:p text:style-name="Standard"/>
      <text:list text:style-name="L8">
        <text:list-item>
          <text:p text:style-name="P88">introduce the use of templates</text:p>
        </text:list-item>
        <text:list-item>
          <text:p text:style-name="P88">make it a light weight implementation. On platform where STL is available, this component can simply wrap STL objects and be really simple (thus there would be less common components and more platform specific ones).</text:p>
        </text:list-item>
      </text:list>
      <text:p text:style-name="Standard"/>
      <text:p text:style-name="Standard">In terms of functionalities the library provide the following abstractions:</text:p>
      <text:p text:style-name="Standard"/>
      <text:list text:style-name="L9">
        <text:list-item>
          <text:p text:style-name="P89">ArrayList: is a list that can be accessed in random way. Since the library is not template based, a type can be stored in an ArrayList if it implements ArrayElement interface.</text:p>
        </text:list-item>
        <text:list-item>
          <text:p text:style-name="P89">KeyValueStore: is a container for pairs of key/value. This interface is intended to be sub-classed and implemented in different ways. For example there can be an implementation which is based on files and ArrayList (PropertyFile) or implementations based on SQLite and so on.</text:p>
        </text:list-item>
        <text:list-item>
          <text:p text:style-name="P89">KeyValuePair: a simple pair of key and value StrinigBuffer.</text:p>
        </text:list-item>
        <text:list-item>
          <text:p text:style-name="P89">StringMap: is a simple associative array to store pair of StringBuffer, one used as key and unique in the container, the other as value.</text:p>
        </text:list-item>
      </text:list>
      <text:h text:style-name="Heading_20_2" text:outline-level="2"><text:soft-page-break/>Strings</text:h>
      <text:p text:style-name="Standard">Strings are implemented by a single class “StringBuffer” (<text:span text:style-name="T3">TODO: this is true as long as we get rid of WCHAR</text:span>). StringBuffer allows the manipulation of an internal buffer which is manipulated by the class itself. The buffer is not externally modifiable, but it is made available as a constant buffer. Various operations are supported to modify the string, compare and so on. The implementation of this class is common and it is not intended to rely on system specific strings.</text:p>
      <text:h text:style-name="Heading_20_2" text:outline-level="2">OS abstraction</text:h>
      <text:p text:style-name="Standard">The library must be portable to a wide variety of platforms, including standard desktop environments (such as Windows and *nix) and more exotic embedded systems (such as Symbian or the iPhone).</text:p>
      <text:p text:style-name="Standard">Because of this it is important to abstract some important OS concepts, in a way that they can be mapped on any system.</text:p>
      <text:p text:style-name="Standard"/>
      <text:p text:style-name="Heading_20_3">Platform Adapter</text:p>
      <text:p text:style-name="Standard">To have a portable way to access platform specific resources and pathnames, in the release 7.1 of the API has been introduced the concept of the PlatformAdapter, which must be initialized prior to any use of the library, with the <text:span text:style-name="T5">application context</text:span>, which is a unique string identifying the application. This string is used to compose the config path used by DMTClientConfig and other classes. For example, if you call:<text:line-break/><text:line-break/>PlatformAdapter::init("aVendor/theApp");<text:line-break/><text:line-break/>you will have the config stored under: ~/.config/aVendor/theApp on posix, or under Software/aVendor/theApp key in the Windows registry, and so on.<text:line-break/><text:line-break/>The same path is used for the different temporary files created during the sync, stored in the same subtree of the config for posix, or under Application Data/aVendor/theApp on Windows.<text:line-break/><text:line-break/>Now, for clients is important that this values is set once and never changed during the application lifetime, otherwise the results of having the config path changing is not predictable.<text:line-break/><text:line-break/>For this reason, the init() method is protected against a double call, and just logs an error if called twice. </text:p>
      <text:p text:style-name="Standard">However it is possible to force multiple initializations by setting the <text:span text:style-name="T2">force</text:span> <text:span text:style-name="T4">flag to true. For instance it's used by the unit test framework, which needs to create multiple contexts in the same application. This option is disabled by default.</text:span></text:p>
      <text:p text:style-name="P24"/>
      <text:p text:style-name="Heading_20_3">Time abstraction</text:p>
      <text:p text:style-name="Standard">Time is abstracted the same way *nix systems do. There must be a “time” function which returns the current time in Unix format (milliseconds elapsed since Jan 1<text:span text:style-name="T6">st</text:span> 1970).</text:p>
      <text:p text:style-name="Heading_20_3">Http Connections</text:p>
      <text:p text:style-name="Standard">Http connections are handled by a TranportAgent class, which is capable of performing http requests on secure/insecure channels.</text:p>
      <text:p text:style-name="Standard">This class is abstract and has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proxy, unsigned int responseTimeout = <text:soft-page-break/>DEFAULT_MAX_TIMEOUT)</text:p>
          </table:table-cell>
          <table:table-cell table:style-name="Table13.B2" office:value-type="string">
            <text:p text:style-name="Table_20_Contents">Creates a new TransportAgent who should connect to the given url, through the given proxy and with the <text:soft-page-break/>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char* sendMessage(const char*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p text:style-name="Standard"/>
      <text:p text:style-name="Heading_20_3">Thread abstraction</text:p>
      <text:p text:style-name="Standard">This class is not intended as a general replacement for threads everywhere. Is is meant to provide the set of functionalities that are needed by the library. Clients should still use the platform specific threads whenever they do not need to be portable.</text:p>
      <text:p text:style-name="Standard">A Thread is abstracted by FThread, a class whose most important methods are listed in the following table.</text:p>
      <text:p text:style-name="Standard"/>
      <table:table table:name="Table24" table:style-name="Table24">
        <table:table-column table:style-name="Table24.A"/>
        <table:table-column table:style-name="Table24.B"/>
        <table:table-header-rows>
          <table:table-row>
            <table:table-cell table:style-name="Table24.A1" office:value-type="string">
              <text:p text:style-name="Table_20_Heading">Method</text:p>
            </table:table-cell>
            <table:table-cell table:style-name="Table24.B1" office:value-type="string">
              <text:p text:style-name="Table_20_Heading">Description</text:p>
            </table:table-cell>
          </table:table-row>
        </table:table-header-rows>
        <table:table-row>
          <table:table-cell table:style-name="Table24.A2" office:value-type="string">
            <text:p text:style-name="P25">static void sleep(long msec);</text:p>
          </table:table-cell>
          <table:table-cell table:style-name="Table24.B2" office:value-type="string">
            <text:p text:style-name="P36">Suspend the current thread for the given amount of time (milliseconds)</text:p>
          </table:table-cell>
        </table:table-row>
        <table:table-row>
          <table:table-cell table:style-name="Table24.A2" office:value-type="string">
            <text:p text:style-name="P25">void start( Priority priority = InheritPriority );</text:p>
          </table:table-cell>
          <table:table-cell table:style-name="Table24.B2" office:value-type="string">
            <text:p text:style-name="P25">Starts this thread with the given priority. Threads entry point is the run method.</text:p>
          </table:table-cell>
        </table:table-row>
        <table:table-row>
          <table:table-cell table:style-name="Table24.A2" office:value-type="string">
            <text:p text:style-name="P25">bool wait(unsigned long timeout);</text:p>
          </table:table-cell>
          <table:table-cell table:style-name="Table24.B2" office:value-type="string">
            <text:p text:style-name="P25">Wait for this thread to finish its execution or the timeout expires.</text:p>
            <text:p text:style-name="P25">If the thread terminates its execution before the timeout expires then true is returned, false otherwise.</text:p>
          </table:table-cell>
        </table:table-row>
        <table:table-row>
          <table:table-cell table:style-name="Table24.A2" office:value-type="string">
            <text:p text:style-name="P25">void wait();</text:p>
          </table:table-cell>
          <table:table-cell table:style-name="Table24.B2" office:value-type="string">
            <text:p text:style-name="P25">Wait for this thread to finish its execution. This method is used to</text:p>
            <text:p text:style-name="P25">synchronize threads execution (similar to pthread_join)</text:p>
          </table:table-cell>
        </table:table-row>
        <table:table-row>
          <table:table-cell table:style-name="Table24.A2" office:value-type="string">
            <text:p text:style-name="P25">bool finished() const;</text:p>
          </table:table-cell>
          <table:table-cell table:style-name="Table24.B2" office:value-type="string">
            <text:p text:style-name="P25">Returns true iff the thread execution is terminated</text:p>
          </table:table-cell>
        </table:table-row>
        <table:table-row>
          <table:table-cell table:style-name="Table24.A2" office:value-type="string">
            <text:p text:style-name="P25">bool running() const;</text:p>
          </table:table-cell>
          <table:table-cell table:style-name="Table24.B2" office:value-type="string">
            <text:p text:style-name="P25">Returns true iff the thread is still running</text:p>
          </table:table-cell>
        </table:table-row>
        <table:table-row>
          <table:table-cell table:style-name="Table24.A2" office:value-type="string">
            <text:p text:style-name="P25">void softTerminate();</text:p>
          </table:table-cell>
          <table:table-cell table:style-name="Table24.B2" office:value-type="string">
            <text:p text:style-name="P25">Ask this thread to terminate its execution. But the thread is not</text:p>
            <text:p text:style-name="P25">forced to terminate. The thread must cooperate to terminate.</text:p>
          </table:table-cell>
        </table:table-row>
        <table:table-row>
          <table:table-cell table:style-name="Table24.A2" office:value-type="string">
            <text:p text:style-name="P26"><text:span text:style-name="T7">virtual void run() = 0; </text:span>[protected]</text:p>
          </table:table-cell>
          <table:table-cell table:style-name="Table24.B2" office:value-type="string">
            <text:p text:style-name="P25">Thread entry method. Invoked automatically on thread start.</text:p>
          </table:table-cell>
        </table:table-row>
      </table:table>
      <text:p text:style-name="Standard"><text:soft-page-break/>FThread allows the creation and manipulation of threads. One controversial feature that is not offered by FThread is the ability to terminate a thread. On some platforms this feature is either unavailable or deprecated. Because of this, FThread has a method for soft termination that does not guarantee the thread is actually terminated. It is just a suggestion for the thread to terminate. Each thread must then implement its own mechanism for cooperative termination. This is similar the the Java approach to the problem.</text:p>
      <text:p text:style-name="Text_20_body">FThread is an abstract interface, on each platform we will have an implementation that maps abstract threads on platform threads. This implies that we have as many FThread implementation as supported platforms. The class is abstract because the user is forced to define its own <text:span text:style-name="T10">run </text:span><text:span text:style-name="T7">method.</text:span></text:p>
      <text:p text:style-name="P49">Socket abstraction</text:p>
      <text:p text:style-name="P25">This class is not intended as a general replacement for sockets everywhere. Is is meant to provide the set of functionalities that are needed by the library. Clients should still use the platform specific sockets whenever they do not need to be portable.</text:p>
      <text:p text:style-name="Text_20_body">The design philosophy behind Fsocket and FServerSocket is to keep it as simple as possible, providing only the functionalities which are necessary to the library.</text:p>
      <text:p text:style-name="Standard">FSocket provides methods for creating client sockets, while FServerSocket provides a method to create server sockets. These methods act like a sockets factory. The abstraction of socket is very simple. It provides a pipe where data can be written and read. All read/write operations are synchronous and block the caller.</text:p>
      <text:p text:style-name="Text_20_body">The following table lists the main methods of FserverSocket.</text:p>
      <table:table table:name="Table25" table:style-name="Table25">
        <table:table-column table:style-name="Table25.A"/>
        <table:table-column table:style-name="Table25.B"/>
        <table:table-header-rows>
          <table:table-row>
            <table:table-cell table:style-name="Table25.A1" office:value-type="string">
              <text:p text:style-name="Table_20_Heading">Method</text:p>
            </table:table-cell>
            <table:table-cell table:style-name="Table25.B1" office:value-type="string">
              <text:p text:style-name="Table_20_Heading">Description</text:p>
            </table:table-cell>
          </table:table-row>
        </table:table-header-rows>
        <table:table-row>
          <table:table-cell table:style-name="Table25.A2" office:value-type="string">
            <text:p text:style-name="P25">static </text:p>
            <text:p text:style-name="P25">FServerSocket* createServerSocket(int32_t port);</text:p>
          </table:table-cell>
          <table:table-cell table:style-name="Table25.B2" office:value-type="string">
            <text:p text:style-name="P25">Creates a server socket on the local host. The port can be specified.</text:p>
            <text:p text:style-name="P25">Return NULL if the server socket cannot be created.</text:p>
          </table:table-cell>
        </table:table-row>
        <table:table-row>
          <table:table-cell table:style-name="Table25.A2" office:value-type="string">
            <text:p text:style-name="P25">FSocket* accept();</text:p>
          </table:table-cell>
          <table:table-cell table:style-name="Table25.B2" office:value-type="string">
            <text:p text:style-name="P25">Accept incoming connection. The call blocks the execution and returns a new Fsocket once the connection is established.</text:p>
          </table:table-cell>
        </table:table-row>
        <table:table-row>
          <table:table-cell table:style-name="Table25.A2" office:value-type="string">
            <text:p text:style-name="P25">void close();</text:p>
          </table:table-cell>
          <table:table-cell table:style-name="Table25.B2" office:value-type="string">
            <text:p text:style-name="P25">Close and release all resources associated to this server socket.</text:p>
          </table:table-cell>
        </table:table-row>
      </table:table>
      <text:p text:style-name="Standard">The other class used to manipulate TCP communication is FSocket which represents a simple socket. Its main methods are listed in the following table.</text:p>
      <text:p text:style-name="Standard"/>
      <table:table table:name="Table26" table:style-name="Table26">
        <table:table-column table:style-name="Table26.A"/>
        <table:table-column table:style-name="Table26.B"/>
        <table:table-header-rows>
          <table:table-row>
            <table:table-cell table:style-name="Table26.A1" office:value-type="string">
              <text:p text:style-name="Table_20_Heading">Method</text:p>
            </table:table-cell>
            <table:table-cell table:style-name="Table26.B1" office:value-type="string">
              <text:p text:style-name="Table_20_Heading">Description</text:p>
            </table:table-cell>
          </table:table-row>
        </table:table-header-rows>
        <table:table-row>
          <table:table-cell table:style-name="Table26.A2" office:value-type="string">
            <text:p text:style-name="P25">static</text:p>
            <text:p text:style-name="P25">FSocket* createSocket(const StringBuffer&amp; peer, int32_t port);</text:p>
          </table:table-cell>
          <table:table-cell table:style-name="Table26.B2" office:value-type="string">
            <text:p text:style-name="P25">Opens a socket connecting to the peer host on the given port.</text:p>
            <text:p text:style-name="P25">Returns a valid object if the connection can be establishd. Returns</text:p>
            <text:p text:style-name="P25">NULL if the socket cannot be created for any reason.</text:p>
          </table:table-cell>
        </table:table-row>
        <table:table-row>
          <table:table-cell table:style-name="Table26.A2" office:value-type="string">
            <text:p text:style-name="P25">StringBuffer&amp; address() const;</text:p>
          </table:table-cell>
          <table:table-cell table:style-name="Table26.B2" office:value-type="string">
            <text:p text:style-name="P25">Returns the local address associates to this socket in the form “address:port” where address can be either the numerical IP or the symbolic name</text:p>
          </table:table-cell>
        </table:table-row>
        <table:table-row>
          <table:table-cell table:style-name="Table26.A2" office:value-type="string">
            <text:p text:style-name="P25">StringBuffer&amp; peerAddress() const;</text:p>
          </table:table-cell>
          <table:table-cell table:style-name="Table26.B2" office:value-type="string">
            <text:p text:style-name="P25">Returns the local address associates to this socket in the form “address:port” where <text:soft-page-break/>address can be either the numerical IP or the symbolic name</text:p>
          </table:table-cell>
        </table:table-row>
        <table:table-row>
          <table:table-cell table:style-name="Table26.A2" office:value-type="string">
            <text:p text:style-name="P25">int32_t readBuffer(int8_t* buffer, int32_t maxLen);</text:p>
          </table:table-cell>
          <table:table-cell table:style-name="Table26.B2" office:value-type="string">
            <text:p text:style-name="P25">Reads all available bytes from the socket, up to the maximum specified </text:p>
            <text:p text:style-name="P25">by the second parameter. This call is synchronous and it blocks the</text:p>
            <text:p text:style-name="P25">caller until something is available or the max length is reached.</text:p>
            <text:p text:style-name="P25">Returns the actual number of bytes read (-1 if the socket cannot be read or in case of any network error).</text:p>
          </table:table-cell>
        </table:table-row>
        <table:table-row>
          <table:table-cell table:style-name="Table26.A2" office:value-type="string">
            <text:p text:style-name="P25">int32_t writeBuffer(const int8_t* buffer const, int32_t len);</text:p>
          </table:table-cell>
          <table:table-cell table:style-name="Table26.B2" office:value-type="string">
            <text:p text:style-name="P25">Writes the given buffer to the stream and flush it. The buffer length is specified by the second parameter.</text:p>
            <text:p text:style-name="P25">The method returns the number of written bytes. On success this value</text:p>
            <text:p text:style-name="P25">is the same as len. On errors it can be less than len and it specifies the number of bytes written before a network error was encountered.</text:p>
          </table:table-cell>
        </table:table-row>
        <table:table-row>
          <table:table-cell table:style-name="Table26.A2" office:value-type="string">
            <text:p text:style-name="P25">void close();</text:p>
          </table:table-cell>
          <table:table-cell table:style-name="Table26.B2" office:value-type="string">
            <text:p text:style-name="P25">Close this socket. After this operation the object can be released as any IO operation is invalid.</text:p>
          </table:table-cell>
        </table:table-row>
      </table:table>
      <text:p text:style-name="P26"/>
      <text:p text:style-name="Heading_20_3">Cryptography</text:p>
      <text:p text:style-name="Standard">This component provides functions to encode/decode data. In particular it supports the following formats:</text:p>
      <text:p text:style-name="Standard"/>
      <text:list text:style-name="L10">
        <text:list-item>
          <text:p text:style-name="P90">base64 (encoding/decoding)</text:p>
        </text:list-item>
        <text:list-item>
          <text:p text:style-name="P90">des (encoding/decoding)</text:p>
        </text:list-item>
        <text:list-item>
          <text:p text:style-name="P90">md5 (encoding)</text:p>
        </text:list-item>
      </text:list>
      <text:p text:style-name="Heading_20_3">Logging</text:p>
      <text:p text:style-name="P52">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ext:soft-page-break/>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p text:style-name="Standard"/>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text:style-name="L11">
        <text:list-item>
          <text:p text:style-name="P91">As a separate package</text:p>
        </text:list-item>
        <text:list-item>
          <text:p text:style-name="P91">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text:style-name="L12">
        <text:list-item>
          <text:p text:style-name="P92">client authentication</text:p>
        </text:list-item>
        <text:list-item>
          <text:p text:style-name="P92">server authentication</text:p>
        </text:list-item>
        <text:list-item>
          <text:p text:style-name="P92">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2">basic</text:span> and <text:span text:style-name="T2">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text:soft-page-break/>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2">username</text:span> and <text:span text:style-name="T2">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text:soft-page-break/>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3" draw:name="Frame5" text:anchor-type="paragraph" svg:x="0.004cm" svg:y="0.002cm" svg:width="15.104cm" style:rel-width="100%" svg:height="21.391cm" style:rel-height="scale-min" draw:z-index="4"><draw:text-box><text:p text:style-name="Figure"><draw:frame draw:style-name="fr16" draw:name="Object2" text:anchor-type="paragraph" svg:x="0.004cm" svg:y="0.002cm" svg:width="15.104cm" style:rel-width="100%" svg:height="21.391cm"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text:soft-page-break/></text:p>
      <text:p text:style-name="Heading_20_4"><text:soft-page-break/>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59">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38">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38">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38">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38">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38">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38">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38"/>
          </table:table-cell>
        </table:table-row>
      </table:table>
      <text:p text:style-name="Standard">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ext:soft-page-break/>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50">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text:style-name="L13">
        <text:list-item>
          <text:p text:style-name="P93">provide information about the SyncSource to synchronize (preferred synchronization type, name, local and target URIs, mime type of the data...)</text:p>
        </text:list-item>
        <text:list-item>
          <text:p text:style-name="P93">keep the synchronization state from the datasource point of view</text:p>
        </text:list-item>
        <text:list-item>
          <text:p text:style-name="P93">retrieve all items in the datasource regardless their state</text:p>
        </text:list-item>
        <text:list-item>
          <text:p text:style-name="P93">retrieve the modified items only from the datasource</text:p>
        </text:list-item>
        <text:list-item>
          <text:p text:style-name="P93">apply server side changes</text:p>
        </text:list-item>
        <text:list-item>
          <text:p text:style-name="P93">commit changes</text:p>
        </text:list-item>
      </text:list>
      <text:p text:style-name="Standard"/>
      <text:p text:style-name="Standard">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text:soft-page-break/>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text:s/>by the SyncManager in a persistent storage along with the GUID received by the server so that the mapping will be communicated back to the server in a Map command (see next paragraph for details.</text:p>
      <text:p text:style-name="Heading_20_3">Finalization</text:p>
      <text:p text:style-name="P61">After the modifications exchange phase, the client sends the last Status and Map commands (if any are requested depending on the commands received), the server commits the final status and stores the next anchor received in the initialization phase, sending back a final status message; the client must then store its anchor too.</text:p>
      <text:h text:style-name="Heading_20_2" text:outline-level="2">Item handling</text:h>
      <text:p text:style-name="Standard">This chapter describes in deeper details how the items exchange is handled by the engine and what a client should do to implement a reliable exchange of the data in any situation. In particular, the focus is on the interrupted synchronization and on how they can be recovered.</text:p>
      <text:p text:style-name="Heading_20_3">Change detection and sending of client modifications</text:p>
      <text:p text:style-name="Standard"/>
      <text:p text:style-name="Standard">The first task of the client is to extract the changes from the local datastore. This can be done in different ways:</text:p>
      <text:list text:style-name="L14">
        <text:list-item>
          <text:p text:style-name="P94">keeping a snapshot of the datastore at the end of the last sync, and comparing it with the current status at the beginning of the new sync.</text:p>
        </text:list-item>
        <text:list-item>
          <text:p text:style-name="P94">listening for events generated on some systems when an item is added/modified/deleted.</text:p>
        </text:list-item>
      </text:list>
      <text:p text:style-name="Standard"/>
      <text:p text:style-name="Standard">The first method is less efficient but is more reliable (no risk to loose a change because an event is lost), and it's the only options for systems with no notification system (for instance, in a generic file sync client).</text:p>
      <text:p text:style-name="Standard">When a notification system is available (on Outlook for example), using the listeners can speedup a lot the sync, specially the fast sync with few items to exchange.</text:p>
      <text:p text:style-name="Standard"/>
      <text:p text:style-name="Standard">At the end of this phase, the client SyncSource implementation has three lists of added, updated and deleted items from the last sync available, and will use them to respond to the getNextXXXItem() requests from the SyncManager.</text:p>
      <text:p text:style-name="Standard"/>
      <text:p text:style-name="Standard">For each item sent to the server, the server responds with a status, where 200/299 and 418 codes means success (for instance, 201 is ITEM_ADDED, see <text:reference-ref text:reference-format="text" text:ref-name="SyncML DS">[4]</text:reference-ref>).</text:p>
      <text:p text:style-name="Standard"/>
      <text:p text:style-name="Standard">The OMA DS specs say that, in case of an interrupted sync, the client must send the modification command (Add, Update or Delete) until it has received a status code for the item. So, when the SyncSource implementation is notified of the status received with the method setItemStatus, it must update its change log to not send the same command again.</text:p>
      <text:p text:style-name="P60">Note that even in case of error usually some action should be taken; for example, if the server returns a 500 status, meaning that it is not able to handle a particular item, the client should not try to resend the same item again.</text:p>
      <text:p text:style-name="P60"/>
      <text:p text:style-name="Standard"/>
      <text:p text:style-name="Standard"><draw:frame draw:style-name="fr4" draw:name="Frame17" text:anchor-type="paragraph" fo:min-width="13.199cm" style:rel-width="88%" draw:z-index="83"><draw:text-box fo:min-height="14.069cm"><text:p text:style-name="Frame_20_contents"><draw:frame draw:style-name="fr5" draw:name="Frame18" text:anchor-type="paragraph" svg:x="0cm" svg:y="0.279cm" svg:width="14.947cm" draw:z-index="84"><draw:text-box fo:min-height="13.45cm"><text:p text:style-name="P62"><draw:rect text:anchor-type="paragraph" draw:z-index="85" draw:style-name="gr2" draw:text-style-name="P143" svg:width="2.117cm" svg:height="1.027cm" svg:x="9.292cm" svg:y="0.496cm"><text:p text:style-name="P142"><text:span text:style-name="T32">Server</text:span></text:p></draw:rect><draw:rect text:anchor-type="paragraph" draw:z-index="87" draw:style-name="gr14" draw:text-style-name="P143" svg:width="2.117cm" svg:height="1.027cm" svg:x="4.828cm" svg:y="0.46cm"><text:p text:style-name="P142"><text:span text:style-name="T32">SyncManager</text:span></text:p></draw:rect><draw:rect text:anchor-type="paragraph" draw:z-index="88" draw:style-name="gr1" draw:text-style-name="P143" svg:width="2.117cm" svg:height="1.084cm" svg:x="0.706cm" svg:y="0.388cm"><text:p text:style-name="P142"><text:span text:style-name="T32">SyncSource</text:span></text:p></draw:rect><draw:line text:anchor-type="paragraph" draw:z-index="90" draw:style-name="gr11" draw:text-style-name="P142" svg:x1="5.856cm" svg:y1="1.487cm" svg:x2="5.854cm" svg:y2="12.238cm"><text:p/></draw:line><draw:line text:anchor-type="paragraph" draw:z-index="91" draw:style-name="gr11" draw:text-style-name="P142" svg:x1="10.464cm" svg:y1="1.522cm" svg:x2="10.462cm" svg:y2="12.273cm"><text:p/></draw:line></text:p><text:p text:style-name="Frame_20_contents"><draw:line text:anchor-type="paragraph" draw:z-index="86" draw:style-name="gr11" draw:text-style-name="P142" svg:x1="1.676cm" svg:y1="1.12cm" svg:x2="1.676cm" svg:y2="11.871cm"><text:p/></draw:line><draw:g text:anchor-type="paragraph" draw:z-index="97" draw:style-name="gr5"><draw:line draw:style-name="gr19" draw:text-style-name="P148" svg:x1="1.674cm" svg:y1="10.643cm" svg:x2="2.364cm" svg:y2="10.643cm"><text:p text:style-name="P147"><text:span text:style-name="T34"><text:s text:c="2"/></text:span></text:p><text:p text:style-name="P147"><text:span text:style-name="T34"><text:s text:c="16"/></text:span><text:span text:style-name="T34">Update cache</text:span></text:p></draw:line><draw:line draw:style-name="gr20" draw:text-style-name="P149" svg:x1="2.369cm" svg:y1="10.65cm" svg:x2="2.369cm" svg:y2="11.289cm"><text:p/></draw:line></draw:g><draw:g text:anchor-type="paragraph" draw:z-index="94" draw:style-name="gr5"><draw:g draw:style-name="gr7"><draw:line draw:style-name="gr15" draw:text-style-name="P144" svg:x1="3.313cm" svg:y1="3.286cm" svg:x2="5.855cm" svg:y2="3.286cm"><text:p text:style-name="P142"><text:span text:style-name="T33">item1</text:span></text:p></draw:line><draw:line draw:style-name="gr16" draw:text-style-name="P142" svg:x1="3.313cm" svg:y1="2.489cm" svg:x2="3.313cm" svg:y2="3.285cm"><text:p/></draw:line></draw:g><draw:line draw:style-name="gr17" draw:text-style-name="P146" svg:x1="1.674cm" svg:y1="2.489cm" svg:x2="5.853cm" svg:y2="2.489cm"><text:p text:style-name="P145"><text:span text:style-name="T33">getFirstNewItem()</text:span></text:p></draw:line></draw:g><draw:g text:anchor-type="paragraph" draw:z-index="98" draw:style-name="gr5"><draw:g draw:style-name="gr7"><draw:line draw:style-name="gr15" draw:text-style-name="P144" svg:x1="3.313cm" svg:y1="5.036cm" svg:x2="5.855cm" svg:y2="5.036cm"><text:p text:style-name="P142"><text:span text:style-name="T33">item2</text:span></text:p></draw:line><draw:line draw:style-name="gr16" draw:text-style-name="P142" svg:x1="3.313cm" svg:y1="4.239cm" svg:x2="3.313cm" svg:y2="5.035cm"><text:p/></draw:line></draw:g><draw:line draw:style-name="gr17" draw:text-style-name="P146" svg:x1="1.674cm" svg:y1="4.239cm" svg:x2="5.853cm" svg:y2="4.239cm"><text:p text:style-name="P145"><text:span text:style-name="T33">getNextNewItem()</text:span></text:p></draw:line></draw:g><draw:g text:anchor-type="paragraph" draw:z-index="99" draw:style-name="gr5"><draw:g draw:style-name="gr7"><draw:line draw:style-name="gr15" draw:text-style-name="P144" svg:x1="3.316cm" svg:y1="6.689cm" svg:x2="5.858cm" svg:y2="6.689cm"><text:p text:style-name="P142"><text:span text:style-name="T33">null</text:span></text:p></draw:line><draw:line draw:style-name="gr16" draw:text-style-name="P142" svg:x1="3.316cm" svg:y1="5.893cm" svg:x2="3.316cm" svg:y2="6.689cm"><text:p/></draw:line></draw:g><draw:line draw:style-name="gr17" draw:text-style-name="P146" svg:x1="1.676cm" svg:y1="5.893cm" svg:x2="5.855cm" svg:y2="5.893cm"><text:p text:style-name="P145"><text:span text:style-name="T33">getNextNewItem()</text:span></text:p></draw:line></draw:g><draw:line text:anchor-type="paragraph" draw:z-index="89" draw:style-name="gr18" draw:text-style-name="P144" svg:x1="5.856cm" svg:y1="8.932cm" svg:x2="10.462cm" svg:y2="8.932cm"><text:p text:style-name="P142"><text:span text:style-name="T33">Status</text:span></text:p><text:p text:style-name="P142"><text:span text:style-name="T33"/></text:p></draw:line><draw:line text:anchor-type="paragraph" draw:z-index="92" draw:style-name="gr18" draw:text-style-name="P144" svg:x1="1.674cm" svg:y1="9.857cm" svg:x2="5.854cm" svg:y2="9.857cm"><text:p text:style-name="P142"><text:span text:style-name="T33">setItemStatus</text:span></text:p><text:p text:style-name="P142"><text:span text:style-name="T33"/></text:p></draw:line><draw:line text:anchor-type="paragraph" draw:z-index="93" draw:style-name="gr3" draw:text-style-name="P144" svg:x1="5.853cm" svg:y1="7.897cm" svg:x2="10.416cm" svg:y2="7.897cm"><text:p text:style-name="P142"><text:span text:style-name="T33">Add(item1,item2)</text:span></text:p><text:p text:style-name="P142"><text:span text:style-name="T33"/></text:p></draw:line></text:p></draw:text-box></draw:frame></text:p></draw:text-box></draw:frame></text:p>
      <text:p text:style-name="Standard"><text:soft-page-break/></text:p>
      <text:p text:style-name="Standard"/>
      <text:p text:style-name="Heading_20_3">Receiving server modifications</text:p>
      <text:p text:style-name="Standard"/>
      <text:p text:style-name="Standard">After the client has finished to send changes (from a client perspective, this will happen after the three item queues are empty and the SyncSource methods had returned NULL to the SyncManager requests), the server can start sending its changes.</text:p>
      <text:p text:style-name="Standard">The diagram shows the Add command because it's the one where the client has more responsibilities in making the process works fine.</text:p>
      <text:p text:style-name="Standard">The added items are sent by the server with the GUID, which is the only know id at that point.</text:p>
      <text:p text:style-name="Standard">The SyncManager will call the SyncSource addItem() method; this method must:</text:p>
      <text:list text:style-name="L15">
        <text:list-item>
          <text:p text:style-name="P117">add the item to the local datastore</text:p>
        </text:list-item>
        <text:list-item>
          <text:p text:style-name="P117">if the add is successful and the id used by the client is different from the GUID, the local id (LUID) must be returned to the SyncManager by changing the id in the SyncItem reference passed as parameter. In this way, the engine can get the new id and create the Map command to send back to the server. If the client uses the same id of the server, the Map command is not requested</text:p>
        </text:list-item>
        <text:list-item>
          <text:p text:style-name="P117">return a status code to the SyncManager to be sent to the server. <text:line-break/>Common success codes are:</text:p>
        </text:list-item>
        <text:list-item>
          <text:p text:style-name="P122">200: generic success</text:p>
        </text:list-item>
        <text:list-item>
          <text:p text:style-name="P122"><text:soft-page-break/>201: item added</text:p>
        </text:list-item>
        <text:list-item>
          <text:p text:style-name="P122">211: item already deleted</text:p>
        </text:list-item>
        <text:list-item>
          <text:p text:style-name="P122">418: item already present (in case the client can do twin detection)</text:p>
        </text:list-item>
      </text:list>
      <text:p text:style-name="P66"/>
      <text:p text:style-name="P66">Common error codes are:</text:p>
      <text:p text:style-name="P66"/>
      <text:list text:style-name="L15">
        <text:list-item text:start-value="1">
          <text:p text:style-name="P122">415: unsupported media type</text:p>
        </text:list-item>
        <text:list-item>
          <text:p text:style-name="P122">500: generic error</text:p>
        </text:list-item>
      </text:list>
      <text:p text:style-name="P64"/>
      <text:p text:style-name="P65">Caching of Map Operations</text:p>
      <text:p text:style-name="P61"/>
      <text:p text:style-name="P28">To correctly support the recover of an interrupted sync, caused by a network error or a manual stop, the SyncManager must store the mapping information in a persistent storage just before sending it. If the server responds with the status on the mapping, the SyncManager should reset the storage; otherwise it should send again the mapping at the next sync. Note that sending twice the same mapping info (in the case the connection drops after the server received it) is not an error. Follows the flow of the mappings cache.</text:p>
      <text:p text:style-name="P28"/>
      <text:p text:style-name="Standard"><draw:frame draw:style-name="fr4" draw:name="Frame16" text:anchor-type="paragraph" fo:min-width="13.199cm" style:rel-width="88%" draw:z-index="65"><draw:text-box fo:min-height="14.069cm"><text:p text:style-name="Frame_20_contents"><draw:frame draw:style-name="fr5" draw:name="Frame15" text:anchor-type="paragraph" svg:x="0cm" svg:y="0.279cm" svg:width="14.947cm" draw:z-index="66"><draw:text-box fo:min-height="13.45cm"><text:p text:style-name="P62"><draw:rect text:anchor-type="paragraph" draw:z-index="68" draw:style-name="gr2" draw:text-style-name="P143" svg:width="2.117cm" svg:height="1.027cm" svg:x="9.292cm" svg:y="0.496cm"><text:p text:style-name="P142"><text:span text:style-name="T32">Server</text:span></text:p></draw:rect><draw:rect text:anchor-type="paragraph" draw:z-index="70" draw:style-name="gr14" draw:text-style-name="P143" svg:width="2.117cm" svg:height="1.027cm" svg:x="4.828cm" svg:y="0.46cm"><text:p text:style-name="P142"><text:span text:style-name="T32">SyncManager</text:span></text:p></draw:rect><draw:rect text:anchor-type="paragraph" draw:z-index="71" draw:style-name="gr1" draw:text-style-name="P143" svg:width="2.117cm" svg:height="1.084cm" svg:x="0.706cm" svg:y="0.388cm"><text:p text:style-name="P142"><text:span text:style-name="T32">SyncSource</text:span></text:p></draw:rect><draw:g text:anchor-type="paragraph" draw:z-index="72" draw:style-name="gr5"><draw:line draw:style-name="gr15" draw:text-style-name="P144" svg:x1="3.314cm" svg:y1="3.953cm" svg:x2="5.856cm" svg:y2="3.953cm"><text:p text:style-name="P142"><text:span text:style-name="T33">LUID</text:span></text:p></draw:line><draw:line draw:style-name="gr16" draw:text-style-name="P142" svg:x1="3.314cm" svg:y1="3.157cm" svg:x2="3.314cm" svg:y2="3.953cm"><text:p/></draw:line></draw:g><draw:line text:anchor-type="paragraph" draw:z-index="75" draw:style-name="gr11" draw:text-style-name="P142" svg:x1="5.856cm" svg:y1="1.487cm" svg:x2="5.854cm" svg:y2="12.238cm"><text:p/></draw:line><draw:line text:anchor-type="paragraph" draw:z-index="76" draw:style-name="gr11" draw:text-style-name="P142" svg:x1="10.464cm" svg:y1="1.522cm" svg:x2="10.462cm" svg:y2="12.273cm"><text:p/></draw:line><draw:g text:anchor-type="paragraph" draw:z-index="77" draw:style-name="gr5"><draw:line draw:style-name="gr19" draw:text-style-name="P148" svg:x1="5.851cm" svg:y1="4.246cm" svg:x2="6.685cm" svg:y2="4.246cm"><text:p text:style-name="P147"><text:span text:style-name="T34"><text:s text:c="2"/></text:span></text:p><text:p text:style-name="P147"><text:span text:style-name="T34"><text:s text:c="16"/></text:span><text:span text:style-name="T35">Store Mapping</text:span></text:p></draw:line><draw:line draw:style-name="gr20" draw:text-style-name="P149" svg:x1="6.692cm" svg:y1="4.253cm" svg:x2="6.692cm" svg:y2="4.84cm"><text:p/></draw:line></draw:g><draw:line text:anchor-type="paragraph" draw:z-index="81" draw:style-name="gr13" draw:text-style-name="P146" svg:x1="1.676cm" svg:y1="3.157cm" svg:x2="5.855cm" svg:y2="3.157cm"><text:p text:style-name="P145"><text:span text:style-name="T33">addItem(item1)</text:span></text:p></draw:line><draw:line text:anchor-type="paragraph" draw:z-index="67" draw:style-name="gr13" draw:text-style-name="P144" svg:x1="5.883cm" svg:y1="2.48cm" svg:x2="10.462cm" svg:y2="2.48cm"><text:p text:style-name="P142"><text:span text:style-name="T33">Add (item1, item2, ...)</text:span></text:p><text:p text:style-name="P142"><text:span text:style-name="T33"/></text:p></draw:line></text:p><text:p text:style-name="Frame_20_contents"><draw:line text:anchor-type="paragraph" draw:z-index="69" draw:style-name="gr11" draw:text-style-name="P142" svg:x1="1.676cm" svg:y1="1.12cm" svg:x2="1.676cm" svg:y2="11.871cm"><text:p/></draw:line><draw:g text:anchor-type="paragraph" draw:z-index="78" draw:style-name="gr5"><draw:line draw:style-name="gr19" draw:text-style-name="P148" svg:x1="5.854cm" svg:y1="7.588cm" svg:x2="6.688cm" svg:y2="7.588cm"><text:p text:style-name="P147"><text:span text:style-name="T34"><text:s text:c="2"/></text:span></text:p><text:p text:style-name="P147"><text:span text:style-name="T34"><text:s text:c="16"/></text:span><text:span text:style-name="T35">Store Mapping</text:span></text:p></draw:line><draw:line draw:style-name="gr20" draw:text-style-name="P149" svg:x1="6.694cm" svg:y1="7.595cm" svg:x2="6.694cm" svg:y2="8.182cm"><text:p/></draw:line></draw:g><draw:g text:anchor-type="paragraph" draw:z-index="79" draw:style-name="gr5"><draw:line draw:style-name="gr21" draw:text-style-name="P148" svg:x1="5.856cm" svg:y1="10.705cm" svg:x2="6.69cm" svg:y2="10.705cm"><text:p text:style-name="P147"><text:span text:style-name="T34"><text:s text:c="2"/></text:span></text:p><text:p text:style-name="P147"><text:span text:style-name="T34"><text:s text:c="16"/></text:span><text:span text:style-name="T34">Delete Mapping</text:span></text:p></draw:line><draw:line draw:style-name="gr22" draw:text-style-name="P149" svg:x1="6.696cm" svg:y1="10.712cm" svg:x2="6.696cm" svg:y2="11.299cm"><text:p/></draw:line></draw:g><draw:g text:anchor-type="paragraph" draw:z-index="95" draw:style-name="gr5"><draw:line draw:style-name="gr19" draw:text-style-name="P148" svg:x1="1.672cm" svg:y1="5.131cm" svg:x2="2.506cm" svg:y2="5.131cm"><text:p text:style-name="P147"><text:span text:style-name="T34"><text:s text:c="2"/></text:span></text:p><text:p text:style-name="P147"><text:span text:style-name="T34"><text:s text:c="16"/></text:span><text:span text:style-name="T34">Update cache </text:span></text:p></draw:line><draw:line draw:style-name="gr20" draw:text-style-name="P149" svg:x1="2.512cm" svg:y1="5.138cm" svg:x2="2.512cm" svg:y2="5.725cm"><text:p/></draw:line></draw:g><draw:g text:anchor-type="paragraph" draw:z-index="96" draw:style-name="gr5"><draw:line draw:style-name="gr19" draw:text-style-name="P148" svg:x1="1.647cm" svg:y1="8.341cm" svg:x2="2.481cm" svg:y2="8.341cm"><text:p text:style-name="P147"><text:span text:style-name="T34"><text:s text:c="2"/></text:span></text:p><text:p text:style-name="P147"><text:span text:style-name="T34"><text:s text:c="16"/></text:span><text:span text:style-name="T34">Update cache</text:span></text:p></draw:line><draw:line draw:style-name="gr20" draw:text-style-name="P149" svg:x1="2.487cm" svg:y1="8.348cm" svg:x2="2.487cm" svg:y2="8.935cm"><text:p/></draw:line></draw:g><draw:g text:anchor-type="paragraph" draw:z-index="73" draw:style-name="gr5"><draw:line draw:style-name="gr17" draw:text-style-name="P146" svg:x1="1.676cm" svg:y1="6.382cm" svg:x2="5.839cm" svg:y2="6.382cm"><text:p text:style-name="P145"><text:span text:style-name="T33">addItem(item2)</text:span></text:p></draw:line><draw:g draw:style-name="gr7"><draw:line draw:style-name="gr15" draw:text-style-name="P144" svg:x1="3.316cm" svg:y1="7.179cm" svg:x2="5.858cm" svg:y2="7.179cm"><text:p text:style-name="P142"><text:span text:style-name="T33">LUID</text:span></text:p></draw:line><draw:line draw:style-name="gr16" draw:text-style-name="P142" svg:x1="3.316cm" svg:y1="6.382cm" svg:x2="3.316cm" svg:y2="7.178cm"><text:p/></draw:line></draw:g></draw:g><draw:g text:anchor-type="paragraph" draw:z-index="100" draw:style-name="gr5"><draw:line draw:style-name="gr19" draw:text-style-name="P148" svg:x1="0.841cm" svg:y1="4.059cm" svg:x2="1.675cm" svg:y2="4.059cm"><text:p text:style-name="P147"><text:span text:style-name="T34"><text:s text:c="2"/></text:span></text:p><text:p text:style-name="P147"><text:span text:style-name="T34"><text:s text:c="16"/></text:span><text:span text:style-name="T34">Store Item</text:span></text:p></draw:line><draw:line draw:style-name="gr20" draw:text-style-name="P149" svg:x1="0.841cm" svg:y1="4.059cm" svg:x2="0.841cm" svg:y2="4.625cm"><text:p/></draw:line></draw:g><draw:g text:anchor-type="paragraph" draw:z-index="101" draw:style-name="gr5"><draw:line draw:style-name="gr19" draw:text-style-name="P148" svg:x1="0.841cm" svg:y1="7.659cm" svg:x2="1.675cm" svg:y2="7.659cm"><text:p text:style-name="P147"><text:span text:style-name="T34"><text:s text:c="2"/></text:span></text:p><text:p text:style-name="P147"><text:span text:style-name="T34"><text:s text:c="16"/></text:span><text:span text:style-name="T34">Store Item</text:span></text:p></draw:line><draw:line draw:style-name="gr20" draw:text-style-name="P149" svg:x1="0.841cm" svg:y1="7.659cm" svg:x2="0.841cm" svg:y2="8.225cm"><text:p/></draw:line></draw:g><draw:line text:anchor-type="paragraph" draw:z-index="80" draw:style-name="gr3" draw:text-style-name="P144" svg:x1="5.856cm" svg:y1="9.045cm" svg:x2="10.419cm" svg:y2="9.045cm"><text:p text:style-name="P142"><text:span text:style-name="T33">Status, Map</text:span></text:p><text:p text:style-name="P142"><text:span text:style-name="T33"/></text:p></draw:line><draw:line text:anchor-type="paragraph" draw:z-index="74" draw:style-name="gr18" draw:text-style-name="P144" svg:x1="5.856cm" svg:y1="9.985cm" svg:x2="10.462cm" svg:y2="9.985cm"><text:p text:style-name="P142"><text:span text:style-name="T33">Status</text:span></text:p><text:p text:style-name="P142"><text:span text:style-name="T33"/></text:p></draw:line><draw:custom-shape text:anchor-type="paragraph" draw:z-index="102" draw:style-name="gr23" svg:width="0.401cm" svg:height="0.401cm" draw:transform="rotate (2.3561944901919) translate (6.70454166666667cm 11.5658194444444cm)"><text:p/><draw:enhanced-geometry svg:viewBox="0 0 21600 21600" draw:mirror-horizontal="false" draw:mirror-vertical="false" draw:glue-points="10800 0 0 10800 10800 21600 21600 10800" draw:path-stretchpoint-x="10800" draw:path-stretchpoint-y="10800" draw:text-areas="?f1 ?f1 ?f2 ?f3" draw:type="cross" draw:modifiers="90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draw:text-box></draw:frame></text:p></draw:text-box></draw:frame></text:p>
      <text:p text:style-name="P28"/>
      <text:p text:style-name="P28"/>
      <text:p text:style-name="P28"><text:soft-page-break/>The SyncManager is able to instantiate its own MappingsManager, one for source, that contains methods to write the mappings in the storage, read from it and reset. The MappingsManager has a constructor parameter that is the name of the source it has to handle: the source name is used as an identifier for the KeyValueStore that handles the storage.</text:p>
      <text:p text:style-name="P28">The KeyValueStore is created through a static method getMappingStore that asks the MappingStoreBuilder to create a new instance of the proper KeyValueStore.</text:p>
      <text:p text:style-name="P29"/>
      <text:p text:style-name="P28"><draw:frame draw:style-name="fr6" draw:name="Frame20" text:anchor-type="paragraph" svg:y="0.012cm" svg:width="14.924cm" draw:z-index="105"><draw:text-box fo:min-height="5.865cm"><text:p text:style-name="Figure"><draw:frame draw:style-name="fr17" draw:name="Object15" text:anchor-type="paragraph" svg:x="0cm" svg:y="0cm" svg:width="14.919cm" style:rel-width="100%" svg:height="5.292cm" style:rel-height="scale" draw:z-index="106"><draw:object xlink:href="./Object 15" xlink:type="simple" xlink:show="embed" xlink:actuate="onLoad"/><draw:image xlink:href="./ObjectReplacements/Object 15" xlink:type="simple" xlink:show="embed" xlink:actuate="onLoad"/></draw:frame>Figure <text:sequence text:ref-name="refFigure3" text:name="Figure" text:formula="ooow:Figure+1" style:num-format="1">4</text:sequence>: The classes involved in caching map operation</text:p></draw:text-box></draw:frame>The default implementation of the MappingStoreBuilder returns a PropertyFile that is able to store in the filesystem.</text:p>
      <text:p text:style-name="P28">If the client wants to provide its own KeyValueStore implementation, it may create a new derived class from MappingStoreBuilder and set it in the MappingsManager through the setBuilder method.</text:p>
      <text:p text:style-name="P28">Since the MappingsManager is created by the SyncManager, the SyncManager itself is responsible to delete the object. On the other hand the MappingsManager has its own KeyValueStore object inside that can be the default one or created by the MappingStoreBuilder <text:s/>passed by the client: in both cases the MappingsManager is responsible to delete the instance and the client doesn't care about it.</text:p>
      <text:p text:style-name="P28">By the way, the client is responsible for the lifecycle of the MappingStoreBuilder that sets in the MappingsManager.</text:p>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text:style-name="L16">
        <text:list-item>
          <text:p text:style-name="P95">Client sends the first n items in the first message of PKG #3, without the &lt;Final/&gt; element;</text:p>
        </text:list-item>
        <text:list-item>
          <text:p text:style-name="P95">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95">Client sends the next message with the next items; if the message contains the last items, the package is terminated with the &lt;Final/&gt; tag;</text:p>
        </text:list-item>
        <text:list-item>
          <text:p text:style-name="P95">Server applies the client changes and returns a message with only status; if the client sent its last massage, Server goes to the next step; otherwise, the process goes back to step 2;</text:p>
        </text:list-item>
        <text:list-item>
          <text:p text:style-name="P95">Client replies to Server with simply a status command (optionally a 222 Alert code);</text:p>
        </text:list-item>
        <text:list-item>
          <text:p text:style-name="P95"><text:soft-page-break/>Server starts sending server side updates; if the message is not the last one, the &lt;Final/&gt; element is not added to the message; otherwise, &lt;Final/&gt; indicates the end of the package;</text:p>
        </text:list-item>
        <text:list-item>
          <text:p text:style-name="P95">Client applies the received changes and replies with status command only; when the message obtained by Server contains the &lt;Final/&gt; element, the process ends.</text:p>
        </text:list-item>
      </text:list>
      <text:p text:style-name="Standard"/>
      <text:h text:style-name="P6" text:outline-level="2">Large Object handling</text:h>
      <text:p text:style-name="Standard">The <text:s/>Funambol Client API C++ supports the large object defined by the OMA DS standard, which means that it's possible to exchange objects that are bigger than the message size by splitting them into chunks. Each chunk is send to the peer agent with a tag &lt;MoreData/&gt; indicating that the object it's not finished yet.</text:p>
      <text:p text:style-name="Standard">The receiving agent (either on the server side or on the client side) it's responsible for reassembling the object.</text:p>
      <text:p text:style-name="P77">The engine is able to do the reassembling work and give the complete object to the SyncSource. <text:span text:style-name="T11">Since this may not be possible on limited devices due to the RAM limitations, it's possible for the client to tell the engine to leave the reassembling work to the SyncSource.</text:span></text:p>
      <text:p text:style-name="P20">In this case, the SyncItem is marked with a MoreData flag and sent to the client, which is responsible for the reassembling. The advantage is that this can be done on the file system directly, for instance, with a less RAM usage. (to be implemented)</text:p>
      <text:p text:style-name="P31"/>
      <text:p text:style-name="Standard"><draw:frame draw:style-name="fr7" draw:name="Frame14" text:anchor-type="paragraph" svg:x="0.131cm" svg:y="0.439cm" svg:width="14.813cm" draw:z-index="30"><draw:text-box fo:min-height="13.548cm"><text:p text:style-name="Frame_20_contents"><draw:rect text:anchor-type="paragraph" draw:z-index="31" draw:style-name="gr1" draw:text-style-name="P143" svg:width="2.117cm" svg:height="1.084cm" svg:x="9.349cm" svg:y="0.478cm"><text:p text:style-name="P142"><text:span text:style-name="T32">SyncSource</text:span></text:p></draw:rect><draw:rect text:anchor-type="paragraph" draw:z-index="32" draw:style-name="gr1" draw:text-style-name="P143" svg:width="1.498cm" svg:height="0.874cm" svg:x="6.63cm" svg:y="2.272cm"><text:p text:style-name="P142"><text:span text:style-name="T32">SyncItem</text:span></text:p></draw:rect><draw:rect text:anchor-type="paragraph" draw:z-index="33" draw:style-name="gr2" draw:text-style-name="P143" svg:width="2.117cm" svg:height="1.084cm" svg:x="0.044cm" svg:y="0.404cm"><text:p text:style-name="P142"><text:span text:style-name="T32">SYNC</text:span></text:p><text:p text:style-name="P142"><text:span text:style-name="T32">SERVER</text:span></text:p></draw:rect><draw:g text:anchor-type="paragraph" draw:z-index="36" draw:style-name="gr5"><draw:line draw:style-name="gr6" draw:text-style-name="P144" svg:x1="3.909cm" svg:y1="2.57cm" svg:x2="4.622cm" svg:y2="2.57cm"><text:p text:style-name="P142"><text:span text:style-name="T33">getItem</text:span></text:p></draw:line><draw:g draw:style-name="gr7"><draw:line draw:style-name="gr8" draw:text-style-name="P142" svg:x1="3.909cm" svg:y1="3.053cm" svg:x2="4.622cm" svg:y2="3.053cm"><text:p/></draw:line><draw:line draw:style-name="gr9" draw:text-style-name="P142" svg:x1="4.623cm" svg:y1="2.57cm" svg:x2="4.623cm" svg:y2="3.053cm"><text:p/></draw:line></draw:g></draw:g><draw:g text:anchor-type="paragraph" draw:z-index="41" draw:style-name="gr5"><draw:line draw:style-name="gr6" draw:text-style-name="P144" svg:x1="3.909cm" svg:y1="4.849cm" svg:x2="4.622cm" svg:y2="4.849cm"><text:p text:style-name="P142"><text:span text:style-name="T33">getItem</text:span></text:p></draw:line><draw:g draw:style-name="gr7"><draw:line draw:style-name="gr8" draw:text-style-name="P142" svg:x1="3.909cm" svg:y1="5.332cm" svg:x2="4.622cm" svg:y2="5.332cm"><text:p/></draw:line><draw:line draw:style-name="gr9" draw:text-style-name="P142" svg:x1="4.623cm" svg:y1="4.849cm" svg:x2="4.623cm" svg:y2="5.332cm"><text:p/></draw:line></draw:g></draw:g><draw:line text:anchor-type="paragraph" draw:z-index="44" draw:style-name="gr11" draw:text-style-name="P142" svg:x1="1.025cm" svg:y1="9.241cm" svg:x2="1.025cm" svg:y2="12.412cm"><text:p/></draw:line><draw:line text:anchor-type="paragraph" draw:z-index="45" draw:style-name="gr11" draw:text-style-name="P142" svg:x1="1.025cm" svg:y1="1.487cm" svg:x2="1.025cm" svg:y2="7.079cm"><text:p/></draw:line><draw:line text:anchor-type="paragraph" draw:z-index="46" draw:style-name="gr12" draw:text-style-name="P142" svg:x1="1.025cm" svg:y1="7.078cm" svg:x2="1.025cm" svg:y2="9.142cm"><text:p/></draw:line><draw:g text:anchor-type="paragraph" draw:z-index="49" draw:style-name="gr5"><draw:line draw:style-name="gr6" draw:text-style-name="P144" svg:x1="3.902cm" svg:y1="9.751cm" svg:x2="4.615cm" svg:y2="9.751cm"><text:p text:style-name="P142"><text:span text:style-name="T33">getItem</text:span></text:p></draw:line><draw:g draw:style-name="gr7"><draw:line draw:style-name="gr8" draw:text-style-name="P142" svg:x1="3.902cm" svg:y1="10.234cm" svg:x2="4.615cm" svg:y2="10.234cm"><text:p/></draw:line><draw:line draw:style-name="gr9" draw:text-style-name="P142" svg:x1="4.616cm" svg:y1="9.751cm" svg:x2="4.616cm" svg:y2="10.234cm"><text:p/></draw:line></draw:g></draw:g><draw:rect text:anchor-type="paragraph" draw:z-index="50" draw:style-name="gr1" draw:text-style-name="P143" svg:width="1.498cm" svg:height="0.874cm" svg:x="6.608cm" svg:y="4.643cm"><text:p text:style-name="P142"><text:span text:style-name="T32">SyncItem</text:span></text:p></draw:rect><draw:rect text:anchor-type="paragraph" draw:z-index="51" draw:style-name="gr1" draw:text-style-name="P143" svg:width="1.498cm" svg:height="0.874cm" svg:x="6.6cm" svg:y="9.52cm"><text:p text:style-name="P142"><text:span text:style-name="T32">SyncItem</text:span></text:p></draw:rect><draw:line text:anchor-type="paragraph" draw:z-index="55" draw:style-name="gr11" draw:text-style-name="P142" svg:x1="3.902cm" svg:y1="9.269cm" svg:x2="3.902cm" svg:y2="12.44cm"><text:p/></draw:line><draw:line text:anchor-type="paragraph" draw:z-index="56" draw:style-name="gr11" draw:text-style-name="P142" svg:x1="3.902cm" svg:y1="1.515cm" svg:x2="3.902cm" svg:y2="7.107cm"><text:p/></draw:line><draw:line text:anchor-type="paragraph" draw:z-index="57" draw:style-name="gr12" draw:text-style-name="P142" svg:x1="3.902cm" svg:y1="7.107cm" svg:x2="3.902cm" svg:y2="9.171cm"><text:p/></draw:line><draw:line text:anchor-type="paragraph" draw:z-index="58" draw:style-name="gr11" draw:text-style-name="P142" svg:x1="10.435cm" svg:y1="9.315cm" svg:x2="10.435cm" svg:y2="13.296cm"><text:p/></draw:line><draw:line text:anchor-type="paragraph" draw:z-index="59" draw:style-name="gr11" draw:text-style-name="P142" svg:x1="10.435cm" svg:y1="1.561cm" svg:x2="10.435cm" svg:y2="7.153cm"><text:p/></draw:line><draw:line text:anchor-type="paragraph" draw:z-index="60" draw:style-name="gr12" draw:text-style-name="P142" svg:x1="10.435cm" svg:y1="7.153cm" svg:x2="10.435cm" svg:y2="9.217cm"><text:p/></draw:line><draw:line text:anchor-type="paragraph" draw:z-index="61" draw:style-name="gr11" draw:text-style-name="P142" svg:x1="13.035cm" svg:y1="3.141cm" svg:x2="13.035cm" svg:y2="7.119cm"><text:p/></draw:line><draw:line text:anchor-type="paragraph" draw:z-index="62" draw:style-name="gr12" draw:text-style-name="P142" svg:x1="13.035cm" svg:y1="7.119cm" svg:x2="13.035cm" svg:y2="9.183cm"><text:p/></draw:line><draw:line text:anchor-type="paragraph" draw:z-index="63" draw:style-name="gr11" draw:text-style-name="P142" svg:x1="13.035cm" svg:y1="9.343cm" svg:x2="13.035cm" svg:y2="13.273cm"><text:p/></draw:line><draw:rect text:anchor-type="paragraph" draw:z-index="82" draw:style-name="gr1" draw:text-style-name="P143" svg:width="2.117cm" svg:height="1.084cm" svg:x="2.926cm" svg:y="0.407cm"><text:p text:style-name="P142"><text:span text:style-name="T32">Sync Engine</text:span></text:p></draw:rect><draw:line text:anchor-type="paragraph" draw:z-index="34" draw:style-name="gr3" draw:text-style-name="P144" svg:x1="1.071cm" svg:y1="2.18cm" svg:x2="3.895cm" svg:y2="2.18cm"><text:p text:style-name="P142"><text:span text:style-name="T33">First chunk</text:span></text:p></draw:line><draw:line text:anchor-type="paragraph" draw:z-index="35" draw:style-name="gr4" draw:text-style-name="P144" svg:x1="4.621cm" svg:y1="2.799cm" svg:x2="6.586cm" svg:y2="2.799cm"><text:p/></draw:line><draw:custom-shape text:anchor-type="paragraph" draw:z-index="37" draw:style-name="gr10" draw:text-style-name="P143" svg:width="0.943cm" svg:height="0.943cm" svg:x="12.543cm" svg:y="2.2cm"><text:p text:style-name="P142"><text:span text:style-name="T32">L.O.</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text:anchor-type="paragraph" draw:z-index="38" draw:style-name="gr3" draw:text-style-name="P144" svg:x1="10.46cm" svg:y1="4.018cm" svg:x2="13.035cm" svg:y2="4.018cm"><text:p text:style-name="P142"><text:span text:style-name="T33">add chunk</text:span></text:p></draw:line><draw:line text:anchor-type="paragraph" draw:z-index="39" draw:style-name="gr3" draw:text-style-name="P144" svg:x1="1.078cm" svg:y1="4.459cm" svg:x2="3.902cm" svg:y2="4.459cm"><text:p text:style-name="P142"><text:span text:style-name="T33">Second chunk</text:span></text:p></draw:line><draw:line text:anchor-type="paragraph" draw:z-index="40" draw:style-name="gr4" draw:text-style-name="P144" svg:x1="4.621cm" svg:y1="5.078cm" svg:x2="6.586cm" svg:y2="5.078cm"><text:p/></draw:line><draw:line text:anchor-type="paragraph" draw:z-index="42" draw:style-name="gr3" draw:text-style-name="P144" svg:x1="3.925cm" svg:y1="6.089cm" svg:x2="10.436cm" svg:y2="6.089cm"><text:p text:style-name="P142"><text:span text:style-name="T33">addItem</text:span></text:p><text:p text:style-name="P142"><text:span text:style-name="T33"/></text:p></draw:line><draw:line text:anchor-type="paragraph" draw:z-index="43" draw:style-name="gr3" draw:text-style-name="P144" svg:x1="10.453cm" svg:y1="6.454cm" svg:x2="13.028cm" svg:y2="6.454cm"><text:p text:style-name="P142"><text:span text:style-name="T33">add chunk</text:span></text:p></draw:line><draw:line text:anchor-type="paragraph" draw:z-index="47" draw:style-name="gr3" draw:text-style-name="P144" svg:x1="1.025cm" svg:y1="9.52cm" svg:x2="3.849cm" svg:y2="9.52cm"><text:p text:style-name="P142"><text:span text:style-name="T33">Last chunk</text:span></text:p></draw:line><draw:line text:anchor-type="paragraph" draw:z-index="48" draw:style-name="gr4" draw:text-style-name="P144" svg:x1="4.614cm" svg:y1="9.98cm" svg:x2="6.579cm" svg:y2="9.98cm"><text:p/></draw:line><draw:line text:anchor-type="paragraph" draw:z-index="52" draw:style-name="gr3" draw:text-style-name="P144" svg:x1="3.902cm" svg:y1="10.943cm" svg:x2="10.413cm" svg:y2="10.943cm"><text:p text:style-name="P142"><text:span text:style-name="T33">addItem</text:span></text:p><text:p text:style-name="P142"><text:span text:style-name="T33"/></text:p></draw:line><draw:line text:anchor-type="paragraph" draw:z-index="53" draw:style-name="gr3" draw:text-style-name="P144" svg:x1="10.453cm" svg:y1="11.43cm" svg:x2="13.028cm" svg:y2="11.43cm"><text:p text:style-name="P142"><text:span text:style-name="T33">add chunk</text:span></text:p></draw:line><draw:line text:anchor-type="paragraph" draw:z-index="54" draw:style-name="gr3" draw:text-style-name="P144" svg:x1="10.453cm" svg:y1="12.259cm" svg:x2="13.028cm" svg:y2="12.259cm"><text:p text:style-name="P142"><text:span text:style-name="T33">finalize</text:span></text:p></draw:line><draw:line text:anchor-type="paragraph" draw:z-index="64" draw:style-name="gr3" draw:text-style-name="P144" svg:x1="3.925cm" svg:y1="3.672cm" svg:x2="10.436cm" svg:y2="3.672cm"><text:p text:style-name="P142"><text:span text:style-name="T33">addItem</text:span></text:p><text:p text:style-name="P142"><text:span text:style-name="T33"/></text:p></draw:line></text:p></draw:text-box></draw:frame></text:p>
      <text:h text:style-name="Heading_20_2" text:outline-level="2"><text:soft-page-break/>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methods to perform custom operations (e.g. prepareSync, beginSync, endSync)</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4">Figure 5</text:sequence-ref>.</text:p>
      <text:p text:style-name="Standard"><draw:frame draw:style-name="fr6" draw:name="Frame6" text:anchor-type="paragraph" svg:y="0.012cm" svg:width="14.924cm" draw:z-index="11"><draw:text-box fo:min-height="6.9cm"><text:p text:style-name="Figure"><draw:frame draw:style-name="fr17" draw:name="Object5" text:anchor-type="paragraph" svg:x="0cm" svg:y="0cm" svg:width="14.529cm" style:rel-width="100%" svg:height="6.9cm" style:rel-height="scale" draw:z-index="12"><draw:object xlink:href="./Object 5" xlink:type="simple" xlink:show="embed" xlink:actuate="onLoad"/><draw:image xlink:href="./ObjectReplacements/Object 5" xlink:type="simple" xlink:show="embed" xlink:actuate="onLoad"/></draw:frame>Figure <text:sequence text:ref-name="refFigure4" text:name="Figure" text:formula="ooow:Figure+1" style:num-format="1">5</text:sequence>: SyncClient class diagram</text:p></draw:text-box></draw:frame><text:soft-page-break/>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As a design choice, we want that a SyncClient could potentially be configured from many sources (the DM subsystem is the preferred one, but other systems may be all right), therefore to properly configure the SyncClient instance the reference to the configuration object (an instance of SyncManagerConfig – for details, see the dedicated section about the configuration objects in later in this document) is passed when calling one of the two methods sync().</text:p>
      <text:p text:style-name="Standard"/>
      <text:p text:style-name="P24">At the end of the sync, it is possible to retrieve from the SyncClient a report of the sync (number of items exchanged, error code and error message), using the getSyncReport() method. Please refer to the SyncReport paragraph for more datails.</text:p>
      <text:p text:style-name="Standard"/>
      <text:p text:style-name="Standard"/>
      <text:p text:style-name="Heading_20_3"><draw:frame draw:style-name="fr8" draw:name="Frame8" text:anchor-type="paragraph" svg:y="-0.009cm" svg:width="15cm" style:rel-width="100%" svg:height="11.423cm" style:rel-height="scale-min" draw:z-index="15"><draw:text-box><text:p text:style-name="Figure"><draw:frame draw:style-name="fr15" draw:name="Object7" text:anchor-type="paragraph" svg:x="0cm" svg:y="0cm" svg:width="15.009cm" style:rel-width="100%" svg:height="11.388cm" style:rel-height="scale" draw:z-index="16"><draw:object xlink:href="./Object 7" xlink:type="simple" xlink:show="embed" xlink:actuate="onLoad"/><draw:image xlink:href="./ObjectReplacements/Object 7" xlink:type="simple" xlink:show="embed" xlink:actuate="onLoad"/></draw:frame>Figure <text:sequence text:ref-name="refFigure5" text:name="Figure" text:formula="ooow:Figure+1" style:num-format="1">6</text:sequence>: SyncManager class diagram</text:p></draw:text-box></draw:frame><text:soft-page-break/>SyncManager</text:p>
      <text:p text:style-name="Standard">The class diagram of the most important classes related to the SyncManager is shown in <text:sequence-ref text:reference-format="category-and-value" text:ref-name="refFigure5">Figure 6</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text:style-name="L17">
        <text:list-item>
          <text:p text:style-name="P96">the default authentication type (the one the client will first try to use)</text:p>
        </text:list-item>
        <text:list-item>
          <text:p text:style-name="P96">the requested authentication type (the one requested by the server)</text:p>
        </text:list-item>
        <text:list-item>
          <text:p text:style-name="P96">username</text:p>
        </text:list-item>
        <text:list-item>
          <text:p text:style-name="P96"><text:soft-page-break/>password</text:p>
        </text:list-item>
        <text:list-item>
          <text:p text:style-name="P96">server id</text:p>
        </text:list-item>
        <text:list-item>
          <text:p text:style-name="P96">server password</text:p>
        </text:list-item>
        <text:list-item>
          <text:p text:style-name="P96">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6">Figure 7</text:sequence-ref> for the class diagram).</text:p>
      <text:p text:style-name="Standard"><draw:frame draw:style-name="fr9" draw:name="Frame9" text:anchor-type="paragraph" svg:x="0.039cm" svg:y="0.445cm" svg:width="14.924cm" draw:z-index="13"><draw:text-box fo:min-height="7.382cm"><text:p text:style-name="Figure"><draw:frame draw:style-name="fr15" draw:name="Object8" text:anchor-type="paragraph" svg:x="0.002cm" svg:y="-0.007cm" svg:width="14.923cm" style:rel-width="100%" svg:height="6.985cm" style:rel-height="scale" draw:z-index="14"><draw:object xlink:href="./Object 8" xlink:type="simple" xlink:show="embed" xlink:actuate="onLoad"/><draw:image xlink:href="./ObjectReplacements/Object 8" xlink:type="simple" xlink:show="embed" xlink:actuate="onLoad"/></draw:frame>Figure <text:sequence text:ref-name="refFigure6" text:name="Figure" text:formula="ooow:Figure+1" style:num-format="1">7</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
      <text:p text:style-name="Standard">SyncManager also provides client capabilities. This information combine device specific information with data source related information, therefore properties from many configuration objects will be used to build the DevInf command to send to the server. DevInf properties are retrieved from the configuration (SyncManagerConfig object) passed to SyncManager by reference (see SyncManager and SyncSource configuration).</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text:style-name="L18">
        <text:list-item>
          <text:p text:style-name="P97">for each sync source in the array passed in in prepareSync():</text:p>
        </text:list-item>
      </text:list>
      <text:list text:style-name="L19">
        <text:list-item>
          <text:p text:style-name="P123">detecting client modifications;</text:p>
        </text:list-item>
        <text:list-item>
          <text:p text:style-name="P123">sending client modifications (in multiple messages if required);</text:p>
        </text:list-item>
        <text:list-item>
          <text:p text:style-name="P123">processing return messages committing successfully completed commands (based on the status code returned by the server);</text:p>
        </text:list-item>
        <text:list-item>
          <text:p text:style-name="P118"><text:soft-page-break/>for each sync source in the array passed in in prepareSync():</text:p>
        </text:list-item>
        <text:list-item>
          <text:p text:style-name="P123">receiving server modifications;</text:p>
        </text:list-item>
        <text:list-item>
          <text:p text:style-name="P123">processing and applying server modifications, returning proper status codes;</text:p>
        </text:list-item>
        <text:list-item>
          <text:p text:style-name="P123">sending modification status codes back to the server.</text:p>
        </text:list-item>
      </text:list>
      <text:p text:style-name="P60"/>
      <text:p text:style-name="P61">The API supports the Large Objects defined by the OMA standard, and takes care of the object segmentation and reassembling when sending/receiving data by default.</text:p>
      <text:p text:style-name="P61"/>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 It contains a SyncSourceConfig reference to the correspondent object owned by SyncManagerConfig (passed by constructor). It also contains a SyncSourceReport pointer, which is owned by SyncReport and passed using setReport() method. So the 'report' member is a pointer to an external object, it MUST NOT be deleted by SyncSource.</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39">SyncSource(const WCHAR* sourceName, const SyncSourceConfig *sc)</text:p>
          </table:table-cell>
          <table:table-cell table:style-name="Table9.B2" office:value-type="string">
            <text:p text:style-name="Table_20_Contents">Constructor: creates a SyncSource from the specified sourceName, set the internal configuration reference from the passed SyncSourceConfig.</text:p>
          </table:table-cell>
        </table:table-row>
        <table:table-row>
          <table:table-cell table:style-name="Table9.A2" office:value-type="string">
            <text:p text:style-name="P40">SyncSourceConfig&amp; getConfig()</text:p>
          </table:table-cell>
          <table:table-cell table:style-name="Table9.B2" office:value-type="string">
            <text:p text:style-name="Table_20_Contents">Returns the internal reference of SyncSourceConfig.</text:p>
          </table:table-cell>
        </table:table-row>
        <text:soft-page-break/>
        <table:table-row>
          <table:table-cell table:style-name="Table9.A2" office:value-type="string">
            <text:p text:style-name="P40">SyncSourceReport* getReport()</text:p>
          </table:table-cell>
          <table:table-cell table:style-name="Table9.B2" office:value-type="string">
            <text:p text:style-name="Table_20_Contents">Returns the internal pointer to the SyncSourceReport.</text:p>
          </table:table-cell>
        </table:table-row>
        <table:table-row>
          <table:table-cell table:style-name="Table9.A2" office:value-type="string">
            <text:p text:style-name="P40">void setReport<text:line-break/> <text:s/>(SyncSourceReport* sr)</text:p>
          </table:table-cell>
          <table:table-cell table:style-name="Table9.B2" office:value-type="string">
            <text:p text:style-name="Table_20_Contents">Sets the internal pointer to the passed SyncSourceReport. <text:line-break/>The pointer is copied (no space allocated), so SyncSource does NOT own the SyncSourceReport.</text:p>
          </table:table-cell>
        </table:table-row>
        <table:table-row>
          <table:table-cell table:style-name="Table9.A2" office:value-type="string">
            <text:p text:style-name="P39">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P43">The returned item is allocated with the C++ operator new and it is managed inside API (<text:span text:style-name="T5">caller MUST NOT free it</text:span>)</text:p>
          </table:table-cell>
        </table:table-row>
        <table:table-row>
          <table:table-cell table:style-name="Table9.A2" office:value-type="string">
            <text:p text:style-name="P39">Item* getNextItem()</text:p>
          </table:table-cell>
          <table:table-cell table:style-name="Table9.B2" office:value-type="string">
            <text:p text:style-name="Table_20_Contents">Returns the next item regardless its modification state, or NULL if the source contains no items.</text:p>
            <text:p text:style-name="P43">The returned item is allocated with the C++ operator new and it is managed inside API (<text:span text:style-name="T5">caller MUST NOT free it</text:span>)</text:p>
          </table:table-cell>
        </table:table-row>
        <table:table-row>
          <table:table-cell table:style-name="Table9.A2" office:value-type="string">
            <text:p text:style-name="P39">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P43">The returned item is allocated with the C++ operator new and it is managed inside API (<text:span text:style-name="T5">caller MUST NOT free it</text:span>)</text:p>
          </table:table-cell>
        </table:table-row>
        <table:table-row>
          <table:table-cell table:style-name="Table9.A2" office:value-type="string">
            <text:p text:style-name="P39">Item* getNextNewItem()</text:p>
          </table:table-cell>
          <table:table-cell table:style-name="Table9.B2" office:value-type="string">
            <text:p text:style-name="Table_20_Contents">Return the next new item or NULL if there are no more new items.</text:p>
            <text:p text:style-name="P43">The returned item is allocated with the C++ operator new and it is managed inside API (<text:span text:style-name="T5">caller MUST NOT free it</text:span>)</text:p>
          </table:table-cell>
        </table:table-row>
        <table:table-row>
          <table:table-cell table:style-name="Table9.A2" office:value-type="string">
            <text:p text:style-name="P39">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P43">The returned item is allocated with the C++ operator new and it is managed inside API (<text:span text:style-name="T5">caller MUST NOT free it</text:span>)</text:p>
          </table:table-cell>
        </table:table-row>
        <table:table-row>
          <table:table-cell table:style-name="Table9.A2" office:value-type="string">
            <text:p text:style-name="P39">Item* getNextUpdatedItem()</text:p>
          </table:table-cell>
          <table:table-cell table:style-name="Table9.B2" office:value-type="string">
            <text:p text:style-name="Table_20_Contents">Return the next updated item or NULL if there are no more updated items.</text:p>
            <text:p text:style-name="P43">The returned item is allocated with the C++ operator new and it is managed inside API (<text:span text:style-name="T5">caller MUST NOT free it</text:span>)</text:p>
          </table:table-cell>
        </table:table-row>
        <table:table-row>
          <table:table-cell table:style-name="Table9.A2" office:value-type="string">
            <text:p text:style-name="P39">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P43">The returned item is allocated with the C++ operator new and it is managed inside API (<text:span text:style-name="T5">caller MUST NOT free it</text:span>)</text:p>
          </table:table-cell>
        </table:table-row>
        <table:table-row>
          <table:table-cell table:style-name="Table9.A2" office:value-type="string">
            <text:p text:style-name="P39">Item&amp; getNextDeletedItem()</text:p>
          </table:table-cell>
          <table:table-cell table:style-name="Table9.B2" office:value-type="string">
            <text:p text:style-name="Table_20_Contents">Return the next deleted item or NULL if there are no more new items.</text:p>
            <text:p text:style-name="P43">The returned item is allocated with the C++ operator new and it is managed inside API (<text:span text:style-name="T5">caller MUST NOT free it</text:span>)</text:p>
          </table:table-cell>
        </table:table-row>
        <table:table-row>
          <table:table-cell table:style-name="Table9.A2" office:value-type="string">
            <text:p text:style-name="P39">void setItemStatus(wcar_t* key, int status)</text:p>
          </table:table-cell>
          <table:table-cell table:style-name="Table9.B2" office:value-type="string">
            <text:p text:style-name="Table_20_Contents">Called when a Status for a modification command previously sent is returned by the server. This gives the opportunity to <text:soft-page-break/>the SyncSource to know if the modification has succeeded and to reset the related modification flag.</text:p>
          </table:table-cell>
        </table:table-row>
        <table:table-row>
          <table:table-cell table:style-name="Table9.A2" office:value-type="string">
            <text:p text:style-name="P21">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10">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10">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22">int removeAllItems()</text:p>
          </table:table-cell>
          <table:table-cell table:style-name="Table9.B2" office:value-type="string">
            <text:p text:style-name="P44">Called by the SyncManager when the sync mode is refresh-from-server to remove all the items by the client storage.</text:p>
            <text:p text:style-name="P44">The SyncSource can stop the sync by returning an error code to the SyncManager (for instance, a client may ask the user before doing this operation).</text:p>
          </table:table-cell>
        </table:table-row>
        <table:table-row>
          <table:table-cell table:style-name="Table9.A2" office:value-type="string">
            <text:p text:style-name="P22">bool getReassembly()</text:p>
          </table:table-cell>
          <table:table-cell table:style-name="Table9.B2" office:value-type="string">
            <text:p text:style-name="P44">Return true is the Large Object Reassembly is done by the engine, false if it's done by the client.</text:p>
          </table:table-cell>
        </table:table-row>
        <table:table-row>
          <table:table-cell table:style-name="Table9.A2" office:value-type="string">
            <text:p text:style-name="P22">setReassembly(bool)</text:p>
          </table:table-cell>
          <table:table-cell table:style-name="Table9.B2" office:value-type="string">
            <text:p text:style-name="P44">Set if the reassembly is done by the engine (true), or by the client (false).</text:p>
            <text:p text:style-name="P44">This property must be set to true by clients that wants to do the reassembly by theirselves. The default is to leave it to the engine.</text:p>
          </table:table-cell>
        </table:table-row>
        <table:table-row>
          <table:table-cell table:style-name="Table9.A2" office:value-type="string">
            <text:p text:style-name="P10">Clause* getFilterClause()</text:p>
          </table:table-cell>
          <table:table-cell table:style-name="Table9.B2" office:value-type="string">
            <text:p text:style-name="Table_20_Contents">Returns the filter clause that should be used in preparation for the synchronization of this sync source.</text:p>
          </table:table-cell>
        </table:table-row>
        <table:table-row>
          <table:table-cell table:style-name="Table9.A2" office:value-type="string">
            <text:p text:style-name="P10">void setFilterClause(Clause&amp; clause)</text:p>
          </table:table-cell>
          <table:table-cell table:style-name="Table9.B2" office:value-type="string">
            <text:p text:style-name="Table_20_Contents">Sets <text:s/>the filter clause that should be used in preparation for the synchronization of this sync source.</text:p>
          </table:table-cell>
        </table:table-row>
      </table:table>
      <text:p text:style-name="Heading_20_5">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text:soft-page-break/>endSync()</text:p>
      <text:p text:style-name="P19">Role of this method is to conclude the synchronization session. This includes sending a final Status command or the last Map command, if during the synchronization process any item was created on the client and new local ids where generated.</text:p>
      <text:p text:style-name="P19">If there are any errors in this phase, as a network error in sending/receiving the latest message or the lastest server message is wrong or it contains syncml errors (i.e. header status 500), the anchor are not updated and the client is prevented to store them wrongly.</text:p>
      <text:p text:style-name="P19"/>
      <text:p text:style-name="Standard">Also, in this phase the SyncSource endSync method is called, and the SyncSource implementation has the chance to perform ending/cleanup operations too.</text:p>
      <text:h text:style-name="Heading_20_2" text:outline-level="2"><text:reference-mark text:name="config"/>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7">Figure 8</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7">Figure 8</text:sequence-ref>.</text:p>
      <text:p text:style-name="Standard"><draw:frame draw:style-name="fr9" draw:name="Frame7" text:anchor-type="paragraph" svg:x="0.039cm" svg:y="0.284cm" svg:width="14.924cm" draw:z-index="17"><draw:text-box fo:min-height="22.668cm"><text:p text:style-name="Figure"><draw:frame draw:style-name="fr15" draw:name="Object6" text:anchor-type="paragraph" svg:x="-0.007cm" svg:y="0.198cm" svg:width="14.924cm" style:rel-width="100%" svg:height="14.681cm" style:rel-height="scale" draw:z-index="18"><draw:object xlink:href="./Object 6" xlink:type="simple" xlink:show="embed" xlink:actuate="onLoad"/><draw:image xlink:href="./ObjectReplacements/Object 6" xlink:type="simple" xlink:show="embed" xlink:actuate="onLoad"/></draw:frame>Figure <text:sequence text:ref-name="refFigure7" text:name="Figure" text:formula="ooow:Figure+1" style:num-format="1">8</text:sequence>: Configuration framework class diagram</text:p></draw:text-box></draw:frame>The classes of the configuration framework are described in the following sections.</text:p>
      <text:p text:style-name="Heading_20_3"><text:soft-page-break/>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A client developer can choose to use the DM subsystem to handle the config persistency, or to <text:s/>derive from the SyncManagerConfig interface providing another way to persist the data on the device storag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SyncSourceConfig* getSyncSourceConfig(const char* name)</text:p>
          </table:table-cell>
          <table:table-cell table:style-name="Table10.B2" office:value-type="string">
            <text:p text:style-name="Table_20_Contents">Returns a pointer to the internal SyncSourceConfig with the configuration of the SyncSource with the given name. If such SyncSource does not exist, remains untouched and the method returns NULL.</text:p>
          </table:table-cell>
        </table:table-row>
        <table:table-row>
          <table:table-cell table:style-name="Table10.A2" office:value-type="string">
            <text:p text:style-name="Table_20_Contents">SyncSourceConfig* getSyncSourceConfig(unsigned int i)</text:p>
          </table:table-cell>
          <table:table-cell table:style-name="Table10.B2" office:value-type="string">
            <text:p text:style-name="Table_20_Contents">Returns a pointer to the internal SyncSourceConfig with the configuration of the SyncSource in position 'i' of the SyncSourceConfig array. If SyncSourceConfig[i] does not exist, the method returns NULL.</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ClientConfig()</text:p>
          </table:table-cell>
          <table:table-cell table:style-name="Table10.B2" office:value-type="string">
            <text:p text:style-name="Table_20_Contents">Returns the client settings.</text:p>
          </table:table-cell>
        </table:table-row>
        <table:table-row>
          <table:table-cell table:style-name="Table10.A2" office:value-type="string">
            <text:p text:style-name="Table_20_Contents">DeviceConfig getServerConfig()</text:p>
          </table:table-cell>
          <table:table-cell table:style-name="Table10.B2" office:value-type="string">
            <text:p text:style-name="Table_20_Contents">Returns the server settings. <text:span text:style-name="T14">TODO: Currently the client is in charge to fill this item. As soon as the Server Capabilities will be implemented will be the api in charge of that.</text:span></text:p>
          </table:table-cell>
        </table:table-row>
        <table:table-row>
          <table:table-cell table:style-name="Table10.A2" office:value-type="string">
            <text:p text:style-name="P41">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it is created new and appended in the SyncSourceConfig array.</text:p>
          </table:table-cell>
        </table:table-row>
        <table:table-row>
          <table:table-cell table:style-name="Table10.A2" office:value-type="string">
            <text:p text:style-name="P41">setAccessConfig(AccessConfig&amp; ac)</text:p>
          </table:table-cell>
          <table:table-cell table:style-name="Table10.B2" office:value-type="string">
            <text:p text:style-name="Table_20_Contents">Set the internal AccessConfig. Access settings are copied from ac object.</text:p>
          </table:table-cell>
        </table:table-row>
        <table:table-row table:style-name="Table10.11">
          <table:table-cell table:style-name="Table10.A2" office:value-type="string">
            <text:p text:style-name="P41">setClientConfig(DeviceConfig&amp; dc)</text:p>
          </table:table-cell>
          <table:table-cell table:style-name="Table10.B2" office:value-type="string">
            <text:p text:style-name="Table_20_Contents">Set the internal DeviceConfig for client. Client settings are copied from dc object.</text:p>
          </table:table-cell>
        </table:table-row>
        <table:table-row>
          <table:table-cell table:style-name="Table10.A2" office:value-type="string">
            <text:p text:style-name="P41">setServerConfig(DeviceConfig&amp; dc)</text:p>
          </table:table-cell>
          <table:table-cell table:style-name="Table10.B2" office:value-type="string">
            <text:p text:style-name="Table_20_Contents">Set the internal DeviceConfig for server. Server settings are copied from dc object. <text:span text:style-name="T14">TODO: Currently the client is in charge to fill this item. As soon as the Server Capabilities will be implemented will be the api in charge of that.</text:span></text:p>
          </table:table-cell>
        </table:table-row>
      </table:table>
      <text:p text:style-name="Heading_20_3"><text:soft-page-break/>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37"><text:span text:style-name="T12">~</text:span><text:span text:style-name="T13">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SyncSourceConfig* getSyncSourceConfig(char* name,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Table_20_Contents">SyncSourceConfig* getSyncSourceConfig(unsigned int i,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P41">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41">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41">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7">Figure 8</text:sequence-ref>. By general rule, setters methods copy the passed value to the internal one, while getter methods return the internal pointer to the desired property. </text:p>
      <text:p text:style-name="Standard">The less obvious properties are described below.</text:p>
      <table:table table:name="Table20" table:style-name="Table20">
        <table:table-column table:style-name="Table20.A"/>
        <table:table-column table:style-name="Table20.B"/>
        <table:table-header-rows>
          <text:soft-page-break/>
          <table:table-row>
            <table:table-cell table:style-name="Table20.A1" office:value-type="string">
              <text:p text:style-name="Table_20_Heading">Property</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useProxy</text:p>
          </table:table-cell>
          <table:table-cell table:style-name="Table20.B2" office:value-type="string">
            <text:p text:style-name="Table_20_Contents">Boolean. Should the sync engine use a HTTP proxy?</text:p>
          </table:table-cell>
        </table:table-row>
        <table:table-row>
          <table:table-cell table:style-name="Table20.A2" office:value-type="string">
            <text:p text:style-name="P41">beginTimestamp</text:p>
          </table:table-cell>
          <table:table-cell table:style-name="Table20.B2" office:value-type="string">
            <text:p text:style-name="Table_20_Contents">The beginSync timestamp.</text:p>
          </table:table-cell>
        </table:table-row>
        <table:table-row>
          <table:table-cell table:style-name="Table20.A2" office:value-type="string">
            <text:p text:style-name="P41">endTimestamp</text:p>
          </table:table-cell>
          <table:table-cell table:style-name="Table20.B2" office:value-type="string">
            <text:p text:style-name="Table_20_Contents">The endSync timestamp.</text:p>
          </table:table-cell>
        </table:table-row>
        <table:table-row>
          <table:table-cell table:style-name="Table20.A2" office:value-type="string">
            <text:p text:style-name="P41">firstTimeSyncMode</text:p>
          </table:table-cell>
          <table:table-cell table:style-name="Table20.B2" office:value-type="string">
            <text:p text:style-name="Table_20_Contents">The SyncMode that the sync engine should use the first time a source is synced.</text:p>
          </table:table-cell>
        </table:table-row>
        <table:table-row>
          <table:table-cell table:style-name="Table20.A2" office:value-type="string">
            <text:p text:style-name="P41">syncURL</text:p>
          </table:table-cell>
          <table:table-cell table:style-name="Table20.B2" office:value-type="string">
            <text:p text:style-name="Table_20_Contents">The syncURL value. If the URL does not start with http:// (or HTTP://) or https:// (or HTTPS://), http:// is prepended to the given string.</text:p>
          </table:table-cell>
        </table:table-row>
        <table:table-row>
          <table:table-cell table:style-name="Table20.A2" office:value-type="string">
            <text:p text:style-name="P41">serverNonce</text:p>
          </table:table-cell>
          <table:table-cell table:style-name="Table20.B2" office:value-type="string">
            <text:p text:style-name="Table_20_Contents">The server nonce value: from client to server.</text:p>
          </table:table-cell>
        </table:table-row>
        <table:table-row>
          <table:table-cell table:style-name="Table20.A2" office:value-type="string">
            <text:p text:style-name="P41">clientNonce</text:p>
          </table:table-cell>
          <table:table-cell table:style-name="Table20.B2" office:value-type="string">
            <text:p text:style-name="Table_20_Contents">The client nonce value: from server to client.</text:p>
          </table:table-cell>
        </table:table-row>
        <table:table-row>
          <table:table-cell table:style-name="Table20.A2" office:value-type="string">
            <text:p text:style-name="P41">isServerAuthRequired</text:p>
          </table:table-cell>
          <table:table-cell table:style-name="Table20.B2" office:value-type="string">
            <text:p text:style-name="Table_20_Contents">Boolean. Does the server require authentication?</text:p>
          </table:table-cell>
        </table:table-row>
        <table:table-row>
          <table:table-cell table:style-name="Table20.A2" office:value-type="string">
            <text:p text:style-name="P41">maxMsgSize</text:p>
          </table:table-cell>
          <table:table-cell table:style-name="Table20.B2" office:value-type="string">
            <text:p text:style-name="Table_20_Contents">The maximum message size (Byte) accepted for XML messages received from server (server to client).</text:p>
          </table:table-cell>
        </table:table-row>
        <table:table-row>
          <table:table-cell table:style-name="Table20.A2" office:value-type="string">
            <text:p text:style-name="P41">maxModPerMsg</text:p>
          </table:table-cell>
          <table:table-cell table:style-name="Table20.B2" office:value-type="string">
            <text:p text:style-name="Table_20_Contents">The maximum number of modifications sent in each XML message from client to server.</text:p>
          </table:table-cell>
        </table:table-row>
        <table:table-row>
          <table:table-cell table:style-name="Table20.A2" office:value-type="string">
            <text:p text:style-name="P42">readBufferSize</text:p>
          </table:table-cell>
          <table:table-cell table:style-name="Table20.B2" office:value-type="string">
            <text:p text:style-name="Table_20_Contents">Specifies the value for the size of the buffer used to store the incoming stream from server. It is expressed in byte.<text:line-break/>If set = 0, a default value = 4096 is used.</text:p>
          </table:table-cell>
        </table:table-row>
        <table:table-row>
          <table:table-cell table:style-name="Table20.A2" office:value-type="string">
            <text:p text:style-name="P41">encryption</text:p>
          </table:table-cell>
          <table:table-cell table:style-name="Table20.B2" office:value-type="string">
            <text:p text:style-name="Table_20_Contents">Boolean. Do we use ciphering?</text:p>
          </table:table-cell>
        </table:table-row>
        <table:table-row>
          <table:table-cell table:style-name="Table20.A2" office:value-type="string">
            <text:p text:style-name="P41">userAgent</text:p>
          </table:table-cell>
          <table:table-cell table:style-name="Table20.B2" office:value-type="string">
            <text:p text:style-name="Table_20_Contents">The user agent string, will be attached to http messages to identify the client on server side. It should be a short description with the client name plus its version.</text:p>
          </table:table-cell>
        </table:table-row>
        <table:table-row>
          <table:table-cell table:style-name="Table20.A2" office:value-type="string">
            <text:p text:style-name="P42">responseTimeout</text:p>
          </table:table-cell>
          <table:table-cell table:style-name="Table20.B2" office:value-type="string">
            <text:p text:style-name="Table_20_Contents">The number of seconds of waiting response timeout.<text:line-break/>If set = 0, a default value = 300 is used.</text:p>
          </table:table-cell>
        </table:table-row>
        <table:table-row>
          <table:table-cell table:style-name="Table20.A2" office:value-type="string">
            <text:p text:style-name="P41">dirty</text:p>
          </table:table-cell>
          <table:table-cell table:style-name="Table20.B2" office:value-type="string">
            <text:p text:style-name="Table_20_Contents">The dirty flag, used to select which properties have been modified. <text:span text:style-name="T14">Not used by now (T.B.D).</text:span></text:p>
          </table:table-cell>
        </table:table-row>
      </table:table>
      <text:p text:style-name="P32">Notes: </text:p>
      <text:p text:style-name="Standard"><text:span text:style-name="T15">'</text:span>userAgent' value should always be specified. If the property is left empty, the user agent will be derived from 'devID' plus 'swv' fields from DeviceConfig. If also devID is empty, a default user agent value will be used: “Funambol SyncML Client”.</text:p>
      <text:p text:style-name="Standard"/>
      <text:p text:style-name="Heading_20_3">DeviceConfig</text:p>
      <text:p text:style-name="P28">SyncManagerConfig contains two instances of DeviceConfig:</text:p>
      <text:p text:style-name="P28"/>
      <text:list text:style-name="L20">
        <text:list-item>
          <text:p text:style-name="P98">ClientConfig: used to store Client related configuration settings</text:p>
        </text:list-item>
        <text:list-item>
          <text:p text:style-name="P98">ServerConfig: used to store Server configuration settings (obtained via devInfo)</text:p>
        </text:list-item>
      </text:list>
      <text:p text:style-name="Heading_20_3">ClientConfig</text:p>
      <text:p text:style-name="P28">The methods of ClientConfig are fundamentally getters and setters of the properties listed in the class diagram of <text:sequence-ref text:reference-format="category-and-value" text:ref-name="refFigure7">Figure 8</text:sequence-ref>. By general rule, setters methods copy the passed value to the internal one, while getter methods return the internal pointer to the desired property. Most of ClientConfig properties are used to generate the &lt;DevInf&gt; element for client capabilities (see Client Capabilities Handling chapter). ClientConfig properties are described below.</text:p>
      <table:table table:name="Table14" table:style-name="Table14">
        <table:table-column table:style-name="Table14.A"/>
        <table:table-column table:style-name="Table14.B"/>
        <table:table-header-rows>
          <text:soft-page-break/>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P41">verDTD</text:p>
          </table:table-cell>
          <table:table-cell table:style-name="Table14.B2" office:value-type="string">
            <text:p text:style-name="Table_20_Contents">Specifies the major and minor version identifier of the Device Information DTD used in the representation of the Device Information. The value MUST be “1.1”. <text:line-break/>This property is mandatory.</text:p>
          </table:table-cell>
        </table:table-row>
        <table:table-row>
          <table:table-cell table:style-name="Table14.A2" office:value-type="string">
            <text:p text:style-name="P41">man</text:p>
          </table:table-cell>
          <table:table-cell table:style-name="Table14.B2" office:value-type="string">
            <text:p text:style-name="Table_20_Contents">Specifies the name of the manufacturer of the device. This property is optional.</text:p>
          </table:table-cell>
        </table:table-row>
        <table:table-row>
          <table:table-cell table:style-name="Table14.A2" office:value-type="string">
            <text:p text:style-name="P41">mod</text:p>
          </table:table-cell>
          <table:table-cell table:style-name="Table14.B2" office:value-type="string">
            <text:p text:style-name="Table_20_Contents">Specifies the model name or model number of the device. This property is optional.</text:p>
          </table:table-cell>
        </table:table-row>
        <table:table-row>
          <table:table-cell table:style-name="Table14.A2" office:value-type="string">
            <text:p text:style-name="P41">oem</text:p>
          </table:table-cell>
          <table:table-cell table:style-name="Table14.B2" office:value-type="string">
            <text:p text:style-name="Table_20_Contents">Specifies the OEM (Original Equipment Manufacturer) of the device. This property is optional.</text:p>
          </table:table-cell>
        </table:table-row>
        <table:table-row>
          <table:table-cell table:style-name="Table14.A2" office:value-type="string">
            <text:p text:style-name="P41">fwv</text:p>
          </table:table-cell>
          <table:table-cell table:style-name="Table14.B2" office:value-type="string">
            <text:p text:style-name="Table_20_Contents">Specifies the firmware version of the device.<text:line-break/>This property is optional.</text:p>
          </table:table-cell>
        </table:table-row>
        <table:table-row>
          <table:table-cell table:style-name="Table14.A2" office:value-type="string">
            <text:p text:style-name="P41">swv</text:p>
          </table:table-cell>
          <table:table-cell table:style-name="Table14.B2" office:value-type="string">
            <text:p text:style-name="Table_20_Contents">Specifies the software version of the device.<text:line-break/>This property is optional.</text:p>
          </table:table-cell>
        </table:table-row>
        <table:table-row>
          <table:table-cell table:style-name="Table14.A2" office:value-type="string">
            <text:p text:style-name="P41">hwv</text:p>
          </table:table-cell>
          <table:table-cell table:style-name="Table14.B2" office:value-type="string">
            <text:p text:style-name="Table_20_Contents">Specifies the hardware version of the device. <text:line-break/>This property is optional.</text:p>
          </table:table-cell>
        </table:table-row>
        <table:table-row>
          <table:table-cell table:style-name="Table14.A2" office:value-type="string">
            <text:p text:style-name="P41">devID</text:p>
          </table:table-cell>
          <table:table-cell table:style-name="Table14.B2" office:value-type="string">
            <text:p text:style-name="Table_20_Contents">Specifies the identifier of the source synchronization device. The content information MUST specify a theoretically, globally unique identifier. This property is mandatory.</text:p>
          </table:table-cell>
        </table:table-row>
        <table:table-row>
          <table:table-cell table:style-name="Table14.A2" office:value-type="string">
            <text:p text:style-name="P41">devType</text:p>
          </table:table-cell>
          <table:table-cell table:style-name="Table14.B2" office:value-type="string">
            <text:p text:style-name="Table_20_Contents">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4.A2" office:value-type="string">
            <text:p text:style-name="P41">dsV</text:p>
          </table:table-cell>
          <table:table-cell table:style-name="Table14.B2" office:value-type="string">
            <text:p text:style-name="P43">Specifies the implemented DS version. This property is optional.</text:p>
          </table:table-cell>
        </table:table-row>
        <table:table-row>
          <table:table-cell table:style-name="Table14.A2" office:value-type="string">
            <text:p text:style-name="P41">utc</text:p>
          </table:table-cell>
          <table:table-cell table:style-name="Table14.B2" office:value-type="string">
            <text:p text:style-name="Table_20_Contents">Boolean. Specifies that the device supports UTC based time. If utc = TRUE, the server SHOULD send time in UTC format, else MUST send in local time. Client MAY send time in local or UTC format. <text:span text:style-name="T16">Default value = TRUE.</text:span></text:p>
          </table:table-cell>
        </table:table-row>
        <table:table-row>
          <table:table-cell table:style-name="Table14.A2" office:value-type="string">
            <text:p text:style-name="P41">loSupport</text:p>
          </table:table-cell>
          <table:table-cell table:style-name="Table14.B2" office:value-type="string">
            <text:p text:style-name="Table_20_Contents">Boolean. Specifies that the device supports handling of large objects. Default value = FALSE.</text:p>
          </table:table-cell>
        </table:table-row>
        <table:table-row>
          <table:table-cell table:style-name="Table14.A2" office:value-type="string">
            <text:p text:style-name="P41">nocSupport</text:p>
          </table:table-cell>
          <table:table-cell table:style-name="Table14.B2" office:value-type="string">
            <text:p text:style-name="Table_20_Contents">Boolean. Specifies that the device supports number of changes. Default value = FALSE.</text:p>
          </table:table-cell>
        </table:table-row>
        <table:table-row>
          <table:table-cell table:style-name="Table14.A2" office:value-type="string">
            <text:p text:style-name="P41">logLevel</text:p>
          </table:table-cell>
          <table:table-cell table:style-name="Table14.B2" office:value-type="string">
            <text:p text:style-name="Table_20_Contents">Specifies the logging level on the device. <text:line-break/>It can be one of 0 – 1 – 2 (none, info, debug). <text:line-break/>Default value = 1 (info).</text:p>
          </table:table-cell>
        </table:table-row>
        <table:table-row>
          <table:table-cell table:style-name="Table14.A2" office:value-type="string">
            <text:p text:style-name="P41">maxObjSize</text:p>
          </table:table-cell>
          <table:table-cell table:style-name="Table14.B2" office:value-type="string">
            <text:p text:style-name="Table_20_Contents">Specifies the maximum object size allowed by the device.<text:line-break/>Default value = 0 (no maxObjSize set).</text:p>
          </table:table-cell>
        </table:table-row>
        <table:table-row>
          <table:table-cell table:style-name="Table14.A2" office:value-type="string">
            <text:p text:style-name="P41">devInfHash</text:p>
          </table:table-cell>
          <table:table-cell table:style-name="Table14.B2" office:value-type="string">
            <text:p text:style-name="P56">This is a hash value generated from all properties that are used for the &lt;DevInf&gt; element, plus the syncURL property from AccessConfig. Initial value = “0”.</text:p>
          </table:table-cell>
        </table:table-row>
        <table:table-row>
          <table:table-cell table:style-name="Table14.A2" office:value-type="string">
            <text:p text:style-name="P41">sendDevInfo</text:p>
          </table:table-cell>
          <table:table-cell table:style-name="Table14.B2" office:value-type="string">
            <text:p text:style-name="P56">Boolean. Specifies if the &lt;DevInf&gt; element should be sent by the client. Default value = TRUE</text:p>
          </table:table-cell>
        </table:table-row>
        <table:table-row>
          <table:table-cell table:style-name="Table14.A2" office:value-type="string">
            <text:p text:style-name="P134">forceServerDevInfo</text:p>
          </table:table-cell>
          <table:table-cell table:style-name="Table14.B2" office:value-type="string">
            <text:p text:style-name="P56">Boolean. The Client can force to ask the Server capabilities during sync, setting this parameter to true. Default=FALSE</text:p>
          </table:table-cell>
        </table:table-row>
      </table:table>
      <text:p text:style-name="P43"><text:soft-page-break/>Notes:<text:line-break/>If there is no firmware/software/hardware version of the device available (fwv, swv, hwv), then their content information can also be a date, for example, 19980114 or 19990714T133000Z. Only hours, minutes and second MUST be specified in the time component.<text:line-break/>“devInfHash” property is used to verify if any DevInf element (or syncURL) has changed since last sync; in that case the devInf is sent to the server. </text:p>
      <text:p text:style-name="P43">“sendDevInfo” parameter has been added to enable clients to avoid sending device capabilities. If a client doesn't want to send its capabilities should explicitly set the <text:s/>“sendDevInfo” value to false in the configuration with the method “setSendDevInfo()”.</text:p>
      <text:p text:style-name="Standard"><text:span text:style-name="T16">If using DMTClientConfig implementation to read/save configuration, the parameter “</text:span><text:span text:style-name="T22">forceServerDevInfo</text:span><text:span text:style-name="T20">" </text:span><text:span text:style-name="T16">is not persisted in memory because it should just be set to true everytime the Client needs to force it (otherwise the Server caps would always be requested).<text:line-break/>Clients can set it by calling the method setForce</text:span><text:span text:style-name="T24">ServerDevInfo</text:span><text:span text:style-name="T16">(true).</text:span></text:p>
      <text:p text:style-name="Heading_20_3"><text:reference-mark-start text:name="ServerConfig"/>ServerConfig<text:reference-mark-end text:name="ServerConfig"/></text:p>
      <text:p text:style-name="Standard">Server configuration parameters are set during the synchronization when the Server sends its capabilities, and are available to the Clients under the ServerConfig object (see <text:reference-ref text:reference-format="chapter" text:ref-name="ServerCap">3.15</text:reference-ref>).</text:p>
      <text:p text:style-name="Standard">Most of the properties are the same of ClientConfig, just referred to the Server instead of the Client. The following table describes the less obvious properties:</text:p>
      <table:table table:name="Table19" table:style-name="Table19">
        <table:table-column table:style-name="Table19.A"/>
        <table:table-column table:style-name="Table19.B"/>
        <table:table-header-rows>
          <table:table-row>
            <table:table-cell table:style-name="Table19.A1" office:value-type="string">
              <text:p text:style-name="Table_20_Heading">Property</text:p>
            </table:table-cell>
            <table:table-cell table:style-name="Table19.B1" office:value-type="string">
              <text:p text:style-name="Table_20_Heading">Description</text:p>
            </table:table-cell>
          </table:table-row>
        </table:table-header-rows>
        <table:table-row>
          <table:table-cell table:style-name="Table19.A2" office:value-type="string">
            <text:p text:style-name="P41">smartSlowSync</text:p>
          </table:table-cell>
          <table:table-cell table:style-name="Table19.B2" office:value-type="string">
            <text:p text:style-name="Table_20_Contents">Specifies if the Server supports the Smart Slow sync (for emails sync). Values are: 0 = true, 1 = false, 2 = cannot determinate. Default value = 2.</text:p>
          </table:table-cell>
        </table:table-row>
        <table:table-row>
          <table:table-cell table:style-name="Table19.A2" office:value-type="string">
            <text:p text:style-name="P41">lastSyncURL</text:p>
          </table:table-cell>
          <table:table-cell table:style-name="Table19.B2" office:value-type="string">
            <text:p text:style-name="Table_20_Contents">Specifies the Server URL corresponding to the Server capabilities currently stored (the URL of the last successful sync). If the Server URL changes, the capabilities are no more valid.</text:p>
          </table:table-cell>
        </table:table-row>
      </table:table>
      <text:p text:style-name="Heading_20_3">SyncSourceConfig</text:p>
      <text:p text:style-name="Standard">The methods of SyncSourceConfig are fundamentally getters and setters of the source configuration properties, with the exception of the CTCap handling methods, that will be better explained in the par. <text:reference-ref text:reference-format="chapter" text:ref-name="ClientCap">3.14</text:reference-ref>).</text:p>
      <text:p text:style-name="Standard">The following table describes the less obvious properties:</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P78">encoding</text:p>
          </table:table-cell>
          <table:table-cell table:style-name="Table16.B2" office:value-type="string">
            <text:p text:style-name="Table_20_Contents">Specifie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table-cell table:style-name="Table16.A2" office:value-type="string">
            <text:p text:style-name="Table_20_Contents">encryption</text:p>
          </table:table-cell>
          <table:table-cell table:style-name="Table16.B2" office:value-type="string">
            <text:p text:style-name="Table_20_Contents">Specifies if the content of an outgoing item should be ecrypted. If this property is not empty and valid, the 'encodings' value is ignored for outgoing items. Actually the only valid value is “des”. Default value is an empty string (no encoding).</text:p>
          </table:table-cell>
        </table:table-row>
        <table:table-row>
          <table:table-cell table:style-name="Table16.A2" office:value-type="string">
            <text:p text:style-name="Table_20_Contents">syncModes</text:p>
          </table:table-cell>
          <table:table-cell table:style-name="Table16.B2" office:value-type="string">
            <text:p text:style-name="Table_20_Contents">Specifies all supported sync modes for the given source.<text:line-break/>The form is a comma separated list of modes.<text:line-break/><text:soft-page-break/>Sync modes can be one of “slow”, “two-way”, “one-way-server”, “one-way-client”, “refresh-from-server”, “refresh-from-client”, “addrchange”.</text:p>
          </table:table-cell>
        </table:table-row>
        <table:table-row>
          <table:table-cell table:style-name="Table16.A2" office:value-type="string">
            <text:p text:style-name="Table_20_Contents">sync</text:p>
          </table:table-cell>
          <table:table-cell table:style-name="Table16.B2" office:value-type="string">
            <text:p text:style-name="Table_20_Contents">This is the current sync mode used by the client. The parameter MUST be one of the sync modes specified in property “syncModes”.</text:p>
          </table:table-cell>
        </table:table-row>
        <table:table-row>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row>
          <table:table-cell table:style-name="Table16.A2" office:value-type="string">
            <text:p text:style-name="Table_20_Contents">type</text:p>
          </table:table-cell>
          <table:table-cell table:style-name="Table16.B2" office:value-type="string">
            <text:p text:style-name="Table_20_Contents">The source type used by client. This is one of types specified in “supportedTypes” property.</text:p>
          </table:table-cell>
        </table:table-row>
        <table:table-row>
          <table:table-cell table:style-name="Table16.A2" office:value-type="string">
            <text:p text:style-name="Table_20_Contents">version</text:p>
          </table:table-cell>
          <table:table-cell table:style-name="Table16.B2" office:value-type="string">
            <text:p text:style-name="Table_20_Contents">The version of the source type used by client.</text:p>
          </table:table-cell>
        </table:table-row>
        <table:table-row>
          <table:table-cell table:style-name="Table16.A2" office:value-type="string">
            <text:p text:style-name="Table_20_Contents">last</text:p>
          </table:table-cell>
          <table:table-cell table:style-name="Table16.B2" office:value-type="string">
            <text:p text:style-name="Table_20_Contents">Long value that specifies the last timestamp for this source.</text:p>
          </table:table-cell>
        </table:table-row>
        <table:table-row>
          <table:table-cell table:style-name="Table16.A2" office:value-type="string">
            <text:p text:style-name="P45">fieldLevel</text:p>
          </table:table-cell>
          <table:table-cell table:style-name="Table16.B2" office:value-type="string">
            <text:p text:style-name="P45">True if the SyncSource is able to apply field-level replaces (see <text:reference-ref text:reference-format="chapter" text:ref-name="ClientCap">3.14</text:reference-ref> for more details).</text:p>
          </table:table-cell>
        </table:table-row>
        <table:table-row table:style-name="Table16.11">
          <table:table-cell table:style-name="Table16.A2" office:value-type="string">
            <text:p text:style-name="P46">ctCaps</text:p>
          </table:table-cell>
          <table:table-cell table:style-name="Table16.B2" office:value-type="string">
            <text:p text:style-name="P19">ArrayList of CTCap objects, each one representing the content capability information for one type supported by the source. </text:p>
          </table:table-cell>
        </table:table-row>
      </table:table>
      <text:p text:style-name="P32">For the CTCap handling, it is also available the following utility method to add a content type capability information:</text:p>
      <table:table table:name="Table23" table:style-name="Table23">
        <table:table-column table:style-name="Table23.A"/>
        <table:table-column table:style-name="Table23.B"/>
        <table:table-header-rows>
          <table:table-row>
            <table:table-cell table:style-name="Table23.A1" office:value-type="string">
              <text:p text:style-name="Table_20_Heading">Method</text:p>
            </table:table-cell>
            <table:table-cell table:style-name="Table23.B1" office:value-type="string">
              <text:p text:style-name="Table_20_Heading">Description</text:p>
            </table:table-cell>
          </table:table-row>
        </table:table-header-rows>
        <table:table-row>
          <table:table-cell table:style-name="Table23.A2" office:value-type="string">
            <text:p text:style-name="P47">int addCtCap(properties, type, version, fieldLevel)</text:p>
          </table:table-cell>
          <table:table-cell table:style-name="Table23.B2" office:value-type="string">
            <text:p text:style-name="P17">this method creates and adds to the ctCaps list a CTCap object using the given information. </text:p>
            <text:p text:style-name="P17">Only the properties parameter is mandatory, the others are take by default from the config (see above).</text:p>
          </table:table-cell>
        </table:table-row>
      </table:table>
      <text:p text:style-name="Heading_20_3">DefaultConfigFactory</text:p>
      <text:p text:style-name="P28">The methods of DefaultConfigFactory are factories for config objects. They are provided to help the client developer in the creation of the initial configuration.</text:p>
      <text:p text:style-name="P28">For the SyncSourceConfig, the right default values for a standard Funambol server installation is provided based on the name for the basic source (contact, calendar, task, note).</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AccessConfig* getAccessConfig()</text:p>
          </table:table-cell>
          <table:table-cell table:style-name="Table6.B2" office:value-type="string">
            <text:p text:style-name="Table_20_Contents">Returns a default generated AccessConfig.<text:line-break/>Returns an AccessConfig pointer allocated new, so it must be freed by the caller.</text:p>
          </table:table-cell>
        </table:table-row>
        <text:soft-page-break/>
        <table:table-row>
          <table:table-cell table:style-name="Table6.A2" office:value-type="string">
            <text:p text:style-name="P41">DeviceConfig* <text:s/>getDeviceConfig()</text:p>
          </table:table-cell>
          <table:table-cell table:style-name="Table6.B2" office:value-type="string">
            <text:p text:style-name="Table_20_Contents">Returns a default generated DeviceConfig.<text:line-break/>Returns a DeviceConfig pointer allocated new, so it must be freed by the caller.</text:p>
          </table:table-cell>
        </table:table-row>
        <table:table-row>
          <table:table-cell table:style-name="Table6.A2" office:value-type="string">
            <text:p text:style-name="P48">SyncSourceConfig* getSyncSourceConfig(const char* name)</text:p>
          </table:table-cell>
          <table:table-cell table:style-name="Table6.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CacheSyncSource</text:h>
      <text:p text:style-name="Standard"/>
      <text:p text:style-name="Standard">This abstract class implements the SyncSource interface, adding a method to detect the changes in the local store since the last sync based on cache files to make easier the implementation of new sync sources.</text:p>
      <text:p text:style-name="Standard">It requires an instance of a class implementing the KeyValueStore interface to store the sync cache, made by pairs of LUID (the local id of the item) and a fingerprint (default method is CRC of the content, but can be a timestamp or any other way to detect a change on the item). By default, CacheSyncSource is able to obtain a PropertyFile (which implements KeyValueStore as a file), but if a more efficient way to store it is available for the platform, the developer can create anoher store and pass it in the CacheSyncSource constructor (see also the SQLKeyValueStore abstract class).</text:p>
      <text:p text:style-name="Standard"/>
      <text:p text:style-name="Standard">The methods to implement are: </text:p>
      <text:list text:style-name="L21">
        <text:list-item>
          <text:p text:style-name="P119">getAllItemList: returns a list of StringBuffer with all the keys of the items in the data store</text:p>
        </text:list-item>
        <text:list-item>
          <text:p text:style-name="P119">insertItem: adds a new item into the data store </text:p>
        </text:list-item>
        <text:list-item>
          <text:p text:style-name="P119">modifyItem: modifies an item in the data store</text:p>
        </text:list-item>
        <text:list-item>
          <text:p text:style-name="P119">removeItem: removes an item from the data store </text:p>
        </text:list-item>
        <text:list-item>
          <text:p text:style-name="P119">removeAllItems: removes all the items from the data store </text:p>
        </text:list-item>
        <text:list-item>
          <text:p text:style-name="P119">getItemContent: get the content of an item given the key</text:p>
        </text:list-item>
        <text:list-item>
          <text:p text:style-name="P119">getItemSignature: [OPTIONAL] get a fingerprint of the item, which is any string which allows to detect changes in the item. As a default implementation, the CRC is used.</text:p>
        </text:list-item>
      </text:list>
      <text:h text:style-name="Heading_20_2" text:outline-level="2">ConfigSyncSource</text:h>
      <text:p text:style-name="Standard">The ConfigSyncSource is a special SyncSource that gives the possibility to synchronize <text:s/>a certain number of parameters stored in the DMTree with the server. </text:p>
      <text:p text:style-name="Standard">To achieve this, the developer of the client has to create an ArrayList of properties to sync and set into the ConfigSyncSource by the <text:span text:style-name="T18">setConfigProperties() method. </text:span></text:p>
      <text:p text:style-name="P10">The methods of the SyncSource read and write the items into the DMTree that depends on the platform implementation: i.e. it is on windows registry for windows, on file for posix...</text:p>
      <text:p text:style-name="Standard">The server and client must know which properties will be exchanged to handle correctly the items.</text:p>
      <text:p text:style-name="Standard">An example of property that the client can exchange is</text:p>
      <text:p text:style-name="P26">./Email/Address</text:p>
      <text:p text:style-name="P25">with value </text:p>
      <text:p text:style-name="P26">name@address.com</text:p>
      <text:p text:style-name="Standard"/>
      <text:p text:style-name="Standard">In the DMTree will exist a node <text:span text:style-name="T10">Email</text:span> that starts from the root of dmtree. Inside the node there is a property <text:span text:style-name="T10">Address</text:span> with value <text:span text:style-name="T10">name@address.com</text:span></text:p>
      <text:p text:style-name="Standard"/>
      <text:p text:style-name="Standard">The ArrayList of properties will contains only the key <text:span text:style-name="T10">./Email/Address </text:span><text:span text:style-name="T7">and the sync source will retrieve the value in the dmt.</text:span></text:p>
      <text:p text:style-name="P25"/>
      <text:p text:style-name="P25"><text:soft-page-break/>The sync source implements the methods to retrieves new and updates parameters. It handles the parameters from server that can be added and modified. The deletion of the properties is not admitted and can be achieved erasing the value of the property.</text:p>
      <table:table table:name="Tabella1" table:style-name="Tabella1">
        <table:table-column table:style-name="Tabella1.A"/>
        <table:table-column table:style-name="Tabella1.B"/>
        <table:table-header-rows>
          <table:table-row>
            <table:table-cell table:style-name="Tabella1.A1" office:value-type="string">
              <text:p text:style-name="Table_20_Heading">Method</text:p>
            </table:table-cell>
            <table:table-cell table:style-name="Tabella1.B1" office:value-type="string">
              <text:p text:style-name="Table_20_Heading">Description</text:p>
            </table:table-cell>
          </table:table-row>
        </table:table-header-rows>
        <table:table-row>
          <table:table-cell table:style-name="Tabella1.A2" office:value-type="string">
            <text:p text:style-name="P39">ConfigSyncSource(const WCHAR* sourceName, const StringBuffer&amp; applicationUri, <text:s text:c="17"/>AbstractSyncSourceConfig* sc, KeyValueStore* cache = NULL);</text:p>
          </table:table-cell>
          <table:table-cell table:style-name="Tabella1.B2" office:value-type="string">
            <text:p text:style-name="Table_20_Contents">Constructor: creates a SyncSource from the specified sourceName, set the internal configuration reference from the passed AbstractSyncSourceConfig.<text:line-break/>The applicationUri refers to the root of the DMTree.</text:p>
            <text:p text:style-name="Table_20_Contents">If KeyValueStore is null it uses the default one created by the CacheSyncSource</text:p>
          </table:table-cell>
        </table:table-row>
        <table:table-row>
          <table:table-cell table:style-name="Tabella1.A2" office:value-type="string">
            <text:p text:style-name="P39">void setConfigProperties(ArrayList properties)</text:p>
          </table:table-cell>
          <table:table-cell table:style-name="Tabella1.B2" office:value-type="string">
            <text:p text:style-name="Table_20_Contents">This method allows the developers to set into the SyncSource an ArrayList with all the properties to sync with the server.</text:p>
            <text:p text:style-name="Table_20_Contents">The Arraylist contains StringBuffer keys.</text:p>
          </table:table-cell>
        </table:table-row>
      </table:table>
      <text:h text:style-name="Heading_20_2" text:outline-level="2">FileSyncSource</text:h>
      <text:p text:style-name="Standard">This class extends the CacheSyncSource abstract class, implementing a plain file datastore. The FileSyncSource is intended to easily synchronize generic files contained inside a given directory on the Client (class member 'dir'). The directory location (full path) must be passed in the constructor. </text:p>
      <text:p text:style-name="Standard"/>
      <text:p text:style-name="Standard">By default, only the files under 'dir' folder are synchronized (no subfolders). To synchronize files under subfolders, the Client must set the 'recursive' boolean to true, calling the method 'setRecursive'.</text:p>
      <text:p text:style-name="Standard"/>
      <text:p text:style-name="Standard">Depending on the MIME type defined for the source (see SyncSourceConfig::getType()), this class can work in two ways:</text:p>
      <text:list text:style-name="L22">
        <text:list-item>
          <text:p text:style-name="P100">if the type is "application/vnd.omads-file+xml", the files are wrapped into the OMA File Object representation, to preserve the file name and attributes.</text:p>
        </text:list-item>
        <text:list-item>
          <text:p text:style-name="P100">otherwise, the file is sent as it is to the server (raw file)</text:p>
        </text:list-item>
      </text:list>
      <text:p text:style-name="Standard">For incoming items, the format of the file is detected by the content. </text:p>
      <text:p text:style-name="Standard"/>
      <text:p text:style-name="Standard">The protected method 'filterOutgoingItem' can be reimplemented by a derived class to eventually filter outgoing items (from Client to Server). Default implementation is empty (no filtering, all files are sent).</text:p>
      <text:p text:style-name="Standard"/>
      <text:h text:style-name="Heading_20_2" text:outline-level="2">MediaSyncSource</text:h>
      <text:p text:style-name="Standard"/>
      <text:p text:style-name="Standard">This class extends the FileSyncSource class, to define a special behavior for generic “media files” like pictures or video files, to be synchronized between a mobile Client and a Server.</text:p>
      <text:p text:style-name="Standard">Such files can be really huge, and so the main purpose of this SyncSource is to avoid sending the same file twice, as much as possible. In order to do that, some solutions have been applied to move around constraints set by classic SyncSource implementations.</text:p>
      <text:p text:style-name="Standard"/>
      <text:p text:style-name="Standard">The goal of the MediaSyncSource is to share the solutions detailed below, so that mobile Clients (like WindowsMobile or Symbian) can take advantage of this class.</text:p>
      <text:p text:style-name="Standard">A Client just needs to:</text:p>
      <text:list text:style-name="L23">
        <text:list-item>
          <text:p text:style-name="P101">set the 'dir' folder to sync, and optionally the 'recursive' flag</text:p>
        </text:list-item>
        <text:list-item>
          <text:p text:style-name="P101">fill a MediaSyncSourceParams class with the username, ServerURL and swv parameters, and pass it to the MediaSyncSource constructor</text:p>
        </text:list-item>
        <text:list-item>
          <text:p text:style-name="P101"><text:soft-page-break/>optionally extend the MediaSyncSource, to define more specific filters (implementing filterOutgoingItem method)</text:p>
        </text:list-item>
      </text:list>
      <text:p text:style-name="Standard"><draw:frame draw:style-name="fr9" draw:name="Cornice1" text:anchor-type="paragraph" svg:x="0.039cm" svg:y="0.284cm" svg:width="14.924cm" draw:z-index="107"><draw:text-box fo:min-height="11.486cm"><text:p text:style-name="Figure"><draw:frame draw:style-name="fr15" draw:name="Oggetto2" text:anchor-type="paragraph" svg:x="-0.005cm" svg:y="0.205cm" svg:width="14.868cm" style:rel-width="100%" svg:height="12.855cm" style:rel-height="scale" draw:z-index="108"><draw:object xlink:href="./Object 16" xlink:type="simple" xlink:show="embed" xlink:actuate="onLoad"/><draw:image xlink:href="./ObjectReplacements/Object 16" xlink:type="simple" xlink:show="embed" xlink:actuate="onLoad"/></draw:frame>Figure <text:sequence text:ref-name="refFigure8" text:name="Figure" text:formula="ooow:Figure+1" style:num-format="1">9</text:sequence>: SyncSource classes</text:p></draw:text-box></draw:frame></text:p>
      <text:p text:style-name="Heading_20_4">Sync direction: “one-way-from-client”</text:p>
      <text:p text:style-name="Standard">The MediaSyncSource is designed to be used only on mobile clients: no media files are expected from Server to Client.</text:p>
      <text:p text:style-name="Standard">In case the Server sends files back to the Client, they will be simply rejected (return status code 405 = command-not-allowed) and not inserted.</text:p>
      <text:p text:style-name="Heading_20_4">Cache file inside the folder under sync</text:p>
      <text:p text:style-name="Standard">The MediaSyncSource cache file is stored inside the folder under sync, as a file “funambol_cache.dat”. </text:p>
      <text:p text:style-name="Standard">The cache is associated with that folder, so if the user goes back to a folder already synchronized some time ago he will be already in sync (with classic implementation, the files found would be sent again to the Server as new items).</text:p>
      <text:p text:style-name="Standard">This is done to make sure a media file is not sent twice, even if the folder to sync changes (i.e. switching between Phone's memory and Memory Card on a mobile device).</text:p>
      <text:p text:style-name="Heading_20_4"><text:soft-page-break/>Override Slow-syncs</text:p>
      <text:p text:style-name="Standard">Slow syncs are treated as they were normal two-way syncs: the Client always sends only new/updated/deleted items. This is done to make sure a file already sent is not sent twice when syncing against the same Server, even in case a slow-sync happens.</text:p>
      <text:p text:style-name="Standard">The getFirstItem and getNextItem methods are implemented to call getNew/Mod/DeletedItem methods in sequence, as it was a two-way sync.</text:p>
      <text:p text:style-name="Standard"/>
      <text:p text:style-name="Standard">Note: deleted items are not expected by the Server during slow syncs, but we may need to send them. So deleted items are sent as empty updated items (updated items with no data content). This is a workaround and needs some work on the Server side for this SyncSource.</text:p>
      <text:p text:style-name="Heading_20_4">Special items inside the cache</text:p>
      <text:p text:style-name="Standard">If the Server URL or the username change, the Server will request a slow-sync and in this case the Client MUST send all the items: in this situation the cache file is no more valid and should be cleared. But the cache file is now stored inside the folder to sync and the user could have changed the folder to sync, so we can't just clear it.</text:p>
      <text:p text:style-name="Standard">The solution is to keep track of the 'username' and 'Server URL' parameters inside the cache, as special items that are used just to check the cache validity before the sync starts (see private method checkCacheValidity()). In case they are different, the cache is cleared.</text:p>
      <text:p text:style-name="Standard">Additionally, the software version parameter is stored as well (swv), to handle backward compatibility actions (for future use).</text:p>
      <text:p text:style-name="Standard">These 3 parameters must be passed by the Client, and this is done filling <text:s/>the MediaSycSourceParams class. It will be passed to the class constructor.</text:p>
      <text:p text:style-name="Standard"/>
      <text:p text:style-name="Standard">Note: these parameters are not removed from the cache during the sync, because if the sync crashes we want to find them in the cache next time. So we just need to keep them in the cache during the sync, and exclude them from thew sync logic (see fillItemModifications() reimplemented).</text:p>
      <text:p text:style-name="Heading_20_4">Outgoing files filtering</text:p>
      <text:p text:style-name="Standard">Implements FileSyncSource::filterOutgoingItem(), to filter out <text:span text:style-name="T14">[TODO media files by extensions (.avi, .wav, .jpg, .gif,...)]</text:span>. Also the Funambol cache files are now stored inside the folder to sync, so they are filtered out as well.</text:p>
      <text:p text:style-name="Heading_20_4">Local files signature</text:p>
      <text:p text:style-name="Standard">Implements CacheSyncSource::getItemSignature() method: the signature is the file last modification time (CRC computing can be too expensive for big files such as media files).</text:p>
      <text:p text:style-name="Heading_20_4">Unique item's key (LUID)</text:p>
      <text:p text:style-name="Standard">The item's key used by FileSyncSource is the name of the file. Switching the folder to sync, it may be that the same key is associated to different files with the same name.</text:p>
      <text:p text:style-name="Standard">To distinguish between pictures with the same name and path, a mapping between LUID and full path of each file synchronized is used: the LUID is a unique item's key sent to the Server: it's an incremental number, different for every file (so first file sent will have the key = “1”, then “2” and so on).</text:p>
      <text:p text:style-name="Standard"/>
      <text:p text:style-name="Standard">The mapping is stored in a PropertyFile "funambol_luid.dat", containing [file name;LUID] pairs for each item in cache. It's accessed while sending items to the Server, to get the LUID value from the file name (implements 'fillSyncItem'), and when receiving status codes back from the Server, to retrieve the file name from the LUID ( implements 'setItemStatus'). For incoming items, the 'getKeyAndSignature' method is reimplemented to retrieve the file name from the LUID sent by the Server.</text:p>
      <text:p text:style-name="Standard">To avoid this mapping PropertyFile to grow indefinitely, it's refreshed every time the cache is saved (see 'refreshLUIDMap' method): all entries that have no correspondence in the cache are removed.</text:p>
      <text:p text:style-name="Standard"><text:s/></text:p>
      <text:p text:style-name="Standard"><text:soft-page-break/>The LUID map is stored inside the folder to sync, so that we keep the mappings for the current directory even if the folder was changed. Everytime a new LUID is generated, the parameter 'nextLUID' is updated, so we are sure we never use a LUID already taken. The 'nextLUID' value must be stored in a indipendent place from the folder to sync, so it's saved under the platform config dir inside a PropertyFile.</text:p>
      <text:p text:style-name="P67">Handle file renames (TODO)</text:p>
      <text:p text:style-name="P29">If a media file is just renamed, on the next sync the Client would send a new item and a delete item. This is not efficient, to avoid this we need to check new and deleted items before every sync, to find 2 <text:s/>items with <text:s/>the same signature (so it's the same file renamed).</text:p>
      <text:p text:style-name="Standard"/>
      <text:h text:style-name="Heading_20_2" text:outline-level="2">Synchronization Report</text:h>
      <text:p text:style-name="Standard">A SyncReport is used to summarize all results of a single synchronization. During the synchronization process, all results about different operations are stored in a SyncReport object, so the client will be able to get these informations at the end. Accessing this object a client can easily know for example the outcome of each source synchronized, retrieve the number of items modified on both sides, and the status code of each one. The class diagram of SyncReport architecture is illustrated in <text:sequence-ref text:reference-format="category-and-value" text:ref-name="refFigure9">Figure 10</text:sequence-ref>.</text:p>
      <text:p text:style-name="Standard"/>
      <text:p text:style-name="Standard">The SyncClient owns an instance of SyncReport, so each synchronization process managed by a SyncClient is associated to a unique SyncReport. It is passed by reference to the SyncManager, so it can be filled during the sync session. On client side, after calling the SyncClient.sync() method to start a synchronization, the correspondent report can be retrieved calling SyncClient.getSyncReport() method.</text:p>
      <text:p text:style-name="Standard"/>
      <text:p text:style-name="Figure"><draw:frame draw:style-name="fr15" draw:name="Object13" text:anchor-type="paragraph" svg:x="-0.004cm" svg:y="0.055cm" svg:width="14.995cm" style:rel-width="100%" svg:height="10.409cm" style:rel-height="scale" draw:z-index="27"><draw:object xlink:href="./Object 13" xlink:type="simple" xlink:show="embed" xlink:actuate="onLoad"/><draw:image xlink:href="./ObjectReplacements/Object 13" xlink:type="simple" xlink:show="embed" xlink:actuate="onLoad"/></draw:frame>Figure <text:sequence text:ref-name="refFigure9" text:name="Figure" text:formula="ooow:Figure+1" style:num-format="1">10</text:sequence>: SyncReport class diagram</text:p>
      <text:p text:style-name="Heading_20_3"><text:soft-page-break/>SyncReport</text:p>
      <text:p text:style-name="Standard">This class contains informations about the global sync process, and an array of SyncSourceReport objects: each one rapresent the report of each SyncSource synchronized. </text:p>
      <text:p text:style-name="Standard">SyncReport public methods are described in the following table.</text:p>
      <table:table table:name="Table21" table:style-name="Table21">
        <table:table-column table:style-name="Table21.A"/>
        <table:table-column table:style-name="Table21.B"/>
        <table:table-header-rows>
          <table:table-row>
            <table:table-cell table:style-name="Table21.A1" office:value-type="string">
              <text:p text:style-name="Table_20_Heading">Method</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SyncReport()</text:p>
          </table:table-cell>
          <table:table-cell table:style-name="Table21.B2" office:value-type="string">
            <text:p text:style-name="Table_20_Contents">Constructor, creates a new empty SyncReport object.</text:p>
          </table:table-cell>
        </table:table-row>
        <table:table-row>
          <table:table-cell table:style-name="Table21.A2" office:value-type="string">
            <text:p text:style-name="Table_20_Contents">SyncReport(SyncManagerConfig&amp; sc)</text:p>
          </table:table-cell>
          <table:table-cell table:style-name="Table21.B2" office:value-type="string">
            <text:p text:style-name="Table_20_Contents">Constructor, creates a new SyncReport object and call setSyncSourceReports().</text:p>
          </table:table-cell>
        </table:table-row>
        <table:table-row>
          <table:table-cell table:style-name="Table21.A2" office:value-type="string">
            <text:p text:style-name="P37"><text:span text:style-name="T12">~SyncReport</text:span><text:span text:style-name="T13">()</text:span></text:p>
          </table:table-cell>
          <table:table-cell table:style-name="Table21.B2" office:value-type="string">
            <text:p text:style-name="Table_20_Contents">Destructor.</text:p>
          </table:table-cell>
        </table:table-row>
        <table:table-row>
          <table:table-cell table:style-name="Table21.A2" office:value-type="string">
            <text:p text:style-name="Table_20_Contents">setSyncSourceReports <text:line-break/>(SyncManagerConfig&amp; config)</text:p>
          </table:table-cell>
          <table:table-cell table:style-name="Table21.B2" office:value-type="string">
            <text:p text:style-name="Table_20_Contents">Creates the array of syncSourceReport based on configuration passed.</text:p>
          </table:table-cell>
        </table:table-row>
        <table:table-row>
          <table:table-cell table:style-name="Table21.A2" office:value-type="string">
            <text:p text:style-name="P41">SyncSourceReport* getSyncSourceReport (const char* name)</text:p>
          </table:table-cell>
          <table:table-cell table:style-name="Table21.B2" office:value-type="string">
            <text:p text:style-name="Table_20_Contents">Returns a pointer to the internal SyncSourceReport object, selected by its name.</text:p>
          </table:table-cell>
        </table:table-row>
        <table:table-row>
          <table:table-cell table:style-name="Table21.A2" office:value-type="string">
            <text:p text:style-name="P41">SyncSourceReport* getSyncSourceReport (const int index)</text:p>
          </table:table-cell>
          <table:table-cell table:style-name="Table21.B2" office:value-type="string">
            <text:p text:style-name="Table_20_Contents">Returns a pointer to the internal SyncSourceReport object, selected by its index in the array.</text:p>
          </table:table-cell>
        </table:table-row>
        <table:table-row>
          <table:table-cell table:style-name="Table21.A2" office:value-type="string">
            <text:p text:style-name="P41">unsigned int getSyncSourceReportCount()</text:p>
          </table:table-cell>
          <table:table-cell table:style-name="Table21.B2" office:value-type="string">
            <text:p text:style-name="Table_20_Contents">Returns the number of SyncSourceReport objects.</text:p>
          </table:table-cell>
        </table:table-row>
      </table:table>
      <text:p text:style-name="Heading_20_3">SyncSourceReport</text:p>
      <text:p text:style-name="Standard">SyncSourceReport class rapresent the report of each SyncSource synchronized. It also contains six lists of ItemReport (list for new, modified, deleted items on server and on client), and methods to get the number of items of each list. The member “state” is used to know if the SyncSource is currently active (used in synchronization), inactive (ignored) or if some errors occurred (so will be skipped in sync).</text:p>
      <text:p text:style-name="P27">SyncSourceReport public methods are described in the following table.</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SyncSourceReport(const char* name = NULL)</text:p>
          </table:table-cell>
          <table:table-cell table:style-name="Table22.B2" office:value-type="string">
            <text:p text:style-name="Table_20_Contents">Constructor, creates a new SyncSourceReport object. Set sourceName if name is passed.</text:p>
          </table:table-cell>
        </table:table-row>
        <table:table-row>
          <table:table-cell table:style-name="Table22.A2" office:value-type="string">
            <text:p text:style-name="P37"><text:span text:style-name="T12">~SyncSourceReport</text:span><text:span text:style-name="T13">()</text:span></text:p>
          </table:table-cell>
          <table:table-cell table:style-name="Table22.B2" office:value-type="string">
            <text:p text:style-name="Table_20_Contents">Destructor.</text:p>
          </table:table-cell>
        </table:table-row>
        <table:table-row>
          <table:table-cell table:style-name="Table22.A2" office:value-type="string">
            <text:p text:style-name="P37">bool checkState()</text:p>
          </table:table-cell>
          <table:table-cell table:style-name="Table22.B2" office:value-type="string">
            <text:p text:style-name="Table_20_Contents">Returns true if source is active<text:line-break/>(current state = SOURCE_ACTIVE)</text:p>
          </table:table-cell>
        </table:table-row>
        <table:table-row>
          <table:table-cell table:style-name="Table22.A2" office:value-type="string">
            <text:p text:style-name="Table_20_Contents">int getItemReportCount <text:line-break/>(const char* target, const char* command)</text:p>
          </table:table-cell>
          <table:table-cell table:style-name="Table22.B2" office:value-type="string">
            <text:p text:style-name="Table_20_Contents">Return the number of ItemReport for a specific list <text:s/>(based on target and command).</text:p>
          </table:table-cell>
        </table:table-row>
        <table:table-row>
          <table:table-cell table:style-name="Table22.A2" office:value-type="string">
            <text:p text:style-name="P41">int getItemReportSuccessfulCount <text:line-break/>(const char* target, const char* command)</text:p>
          </table:table-cell>
          <table:table-cell table:style-name="Table22.B2" office:value-type="string">
            <text:p text:style-name="Table_20_Contents">Return the number of ItemReport with status code successful for a specific list (based on target and command).</text:p>
          </table:table-cell>
        </table:table-row>
        <table:table-row>
          <table:table-cell table:style-name="Table22.A2" office:value-type="string">
            <text:p text:style-name="P41">int getItemReportFailedCount <text:line-break/>(const char* target, const char* command)</text:p>
          </table:table-cell>
          <table:table-cell table:style-name="Table22.B2" office:value-type="string">
            <text:p text:style-name="Table_20_Contents">Return the number of ItemReport with status code NOT successful for a specific list (based on target and command).</text:p>
          </table:table-cell>
        </table:table-row>
        <table:table-row>
          <table:table-cell table:style-name="Table22.A2" office:value-type="string">
            <text:p text:style-name="P41">addItem (const char* target, const char* command, const WCHAR* ID, const int status)</text:p>
          </table:table-cell>
          <table:table-cell table:style-name="Table22.B2" office:value-type="string">
            <text:p text:style-name="Table_20_Contents">Add a single ItemReport to the correct list (based on target and command). The ItemReport is created from ID (luid) and status.<text:line-break/>This method is called by API each time an item status is obtained (both client and server status that come from a modification operation).</text:p>
          </table:table-cell>
        </table:table-row>
        <text:soft-page-break/>
        <table:table-row>
          <table:table-cell table:style-name="Table22.A2" office:value-type="string">
            <text:p text:style-name="P41">ItemReport* getItemReport(const char* target, const char* command, unsigned int index)</text:p>
          </table:table-cell>
          <table:table-cell table:style-name="Table22.B2" office:value-type="string">
            <text:p text:style-name="Table_20_Contents">Returns the internal pointer to the ItemReport from its index.</text:p>
          </table:table-cell>
        </table:table-row>
        <table:table-row>
          <table:table-cell table:style-name="Table22.A2" office:value-type="string">
            <text:p text:style-name="P41">ArrayList* getList(const char* target, const char* command)</text:p>
          </table:table-cell>
          <table:table-cell table:style-name="Table22.B2" office:value-type="string">
            <text:p text:style-name="Table_20_Contents">Used to get access on the right list, based on target and command (see notes below for correct values).</text:p>
          </table:table-cell>
        </table:table-row>
      </table:table>
      <text:p text:style-name="Standard">Notes:</text:p>
      <text:p text:style-name="Standard">“target” values are: <text:s/>CLIENT - SERVER</text:p>
      <text:p text:style-name="Standard">“command” values are: <text:s/><text:span text:style-name="T19">COMMAND_ADD -</text:span> <text:span text:style-name="T19">COMMAND_REPLACE – COMMAND_DELETE</text:span></text:p>
      <text:p text:style-name="P11">"state" member can be one of: SOURCE_ACTIVE - SOURCE_INACTIVE - SOURCE_ERROR</text:p>
      <text:p text:style-name="P11"/>
      <text:p text:style-name="Heading_20_3">ItemReport</text:p>
      <text:p text:style-name="Standard">ItemReport class rapresents the result information on a single item synchronized, such as the luid of the item and its status code (200/201/500...).</text:p>
      <text:p text:style-name="Standard"/>
      <text:p text:style-name="P27"/>
      <text:h text:style-name="Heading_20_2" text:outline-level="2">Item Content Transformation</text:h>
      <text:p text:style-name="Standard">In order for the DS Agent to be able to transform the data obtained from a SyncSource in some other format, the concept of DataTransformer is introduced. A DataTransformer is associated to a syncsource. The class diagram of the DataTransformer architecture is illustrated in <text:sequence-ref text:reference-format="category-and-value" text:ref-name="refFigure10">Figure 11</text:sequence-ref>.</text:p>
      <text:p text:style-name="Standard"><draw:frame draw:style-name="fr2" draw:name="Frame13" text:anchor-type="paragraph" svg:x="0cm" svg:y="0cm" svg:width="15cm" style:rel-width="100%" svg:height="7.32cm" style:rel-height="scale-min" draw:z-index="25"><draw:text-box><text:p text:style-name="Figure"><draw:frame draw:style-name="fr18" draw:name="Object12" text:anchor-type="paragraph" svg:y="0.415cm" svg:width="12.072cm" style:rel-width="76%" svg:height="6.854cm" style:rel-height="scale" draw:z-index="26"><draw:object xlink:href="./Object 12" xlink:type="simple" xlink:show="embed" xlink:actuate="onLoad"/><draw:image xlink:href="./ObjectReplacements/Object 12" xlink:type="simple" xlink:show="embed" xlink:actuate="onLoad"/></draw:frame>Figure <text:sequence text:ref-name="refFigure10" text:name="Figure" text:formula="ooow:Figure+1" style:num-format="1">11</text:sequence>: Data transformation class diagram</text:p></draw:text-box></draw:frame></text:p>
      <text:p text:style-name="Standard">A DataTransformer is identified by a name and it may act as an encoder or decoder. The following names are defined (case sensitive!):</text:p>
      <text:p text:style-name="Standard"/>
      <text:list text:style-name="L24">
        <text:list-item>
          <text:p text:style-name="P102">b64 : base64 encoder/decoder</text:p>
        </text:list-item>
        <text:list-item>
          <text:p text:style-name="P102">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ext:soft-page-break/>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2">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Standard"/>
      <text:p text:style-name="Standard">Basic algorithms for encoding and decoding are provided by the basic component of the library (see section 2).</text:p>
      <text:h text:style-name="Heading_20_2" text:outline-level="2"><text:soft-page-break/>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text:style-name="L25">
        <text:list-header>
          <text:p text:style-name="P139">+ fieldLevel</text:p>
        </text:list-header>
        <text:list-item>
          <text:p text:style-name="P139"><text:s text:c="2"/>- &lt;bool: true if source suports field level replace&gt;</text:p>
        </text:list-item>
      </text:list>
      <text:p text:style-name="Standard"/>
      <text:p text:style-name="Code"><text:s text:c="2"/>+ mailSource</text:p>
      <text:p text:style-name="Code"><text:s text:c="4"/>+ name</text:p>
      <text:p text:style-name="Code"><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oft-page-break/><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57"><text:s text:c="4"/>+ hwv</text:p>
      <text:p text:style-name="P57"><text:s text:c="6"/>- &lt;hardware version of the device&gt;</text:p>
      <text:p text:style-name="P58"><text:s text:c="4"/>+ loSupport</text:p>
      <text:p text:style-name="P58"><text:s text:c="6"/>- &lt;Large Object support: 1 | 0&gt;</text:p>
      <text:p text:style-name="P58"/>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text:style-name="L26">
        <text:list-header>
          <text:p text:style-name="P140"><text:s text:c="2"/>- &lt;log level&gt;</text:p>
        </text:list-header>
      </text:list>
      <text:p text:style-name="Code"><text:soft-page-break/><text:s text:c="4"/>+ encryption</text:p>
      <text:list text:style-name="L27">
        <text:list-header>
          <text:p text:style-name="P141"><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text:style-name="L25">
        <text:list-header>
          <text:p text:style-name="P138"><text:s text:c="2"/>- &lt;Number of changes support: 1 | 0&gt;</text:p>
          <text:p text:style-name="P138">+ verDTD<text:line-break/> <text:s/>- &lt;DTD version in use&gt;</text:p>
        </text:list-header>
      </text:list>
      <text:p text:style-name="Code"/>
      <text:p text:style-name="Standard">Notes:</text:p>
      <text:list text:style-name="L28">
        <text:list-item>
          <text:p text:style-name="P103">If proxy host is an empty string, it is intended as “do not use proxy”.</text:p>
        </text:list-item>
        <text:list-item>
          <text:p text:style-name="P103">&lt;preferred authentication type&gt; is one of: “syncml:auth-md5”, “syncml:auth-basic”.</text:p>
        </text:list-item>
        <text:list-item>
          <text:p text:style-name="P103">&lt;log level&gt; is one of: 0 – 1 – 2 <text:s/>(none, info, debug).</text:p>
        </text:list-item>
        <text:list-item>
          <text:p text:style-name="P103">&lt;Integer value&gt; means 0 get the default value, otherwise the value set</text:p>
        </text:list-item>
      </text:list>
      <text:h text:style-name="Heading_20_2" text:outline-level="2"><text:reference-mark text:name="ClientCap"/>Client Capabilities Handling</text:h>
      <text:p text:style-name="Standard">The SyncML specifications states:</text:p>
      <text:p text:style-name="Standard"/>
      <text:p text:style-name="P33">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33"/>
      <text:p text:style-name="Standard">Therefore, we have two scenario:</text:p>
      <text:p text:style-name="Standard"/>
      <text:list text:style-name="L29">
        <text:list-item>
          <text:p text:style-name="P104">The client connects to a new server;</text:p>
        </text:list-item>
        <text:list-item>
          <text:p text:style-name="P104">The server issues a Get command requesting for client capabilities.</text:p>
        </text:list-item>
      </text:list>
      <text:p text:style-name="Standard"/>
      <text:p text:style-name="Standard">In both cases the client shall send its capabilities. Plus, if the client has already sent its <text:s/>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p text:style-name="P19">The device informations contains details about the device: (manifacturer, firmware version, etc.), about the DS capabilities (support of LargeObjects, NumberOfChanges, etc.) and about the DataStore (aka, the SyncSource). </text:p>
      <text:p text:style-name="P19">The DataStore is a complex item, containing for each source informations about::</text:p>
      <text:list text:style-name="L30">
        <text:list-item>
          <text:p text:style-name="P124">the source name and remote uri</text:p>
        </text:list-item>
        <text:list-item>
          <text:p text:style-name="P124">the supported mime types and version, with the preferred one (for rx and tx)<text:line-break/>e.g.: text/x-vcard, 2.1</text:p>
        </text:list-item>
        <text:list-item>
          <text:p text:style-name="P124">if the DataStore supports field level update:</text:p>
        </text:list-item>
        <text:list-item>
          <text:p text:style-name="P126">if true, the server is allowed to send only the modified properties of an item, and the client is able to change them keeping the rest of the item untouched</text:p>
        </text:list-item>
        <text:list-item>
          <text:p text:style-name="P126">if false, the server must send all the item to the client.</text:p>
        </text:list-item>
        <text:list-item>
          <text:p text:style-name="P124">the list of supported properties.</text:p>
        </text:list-item>
      </text:list>
      <text:p text:style-name="P19"/>
      <text:p text:style-name="P19">The informations are taken from the configuration data (see par. <text:reference-ref text:reference-format="chapter" text:ref-name="config">3.6</text:reference-ref>), except the DataStore properties, which are not known by the API and must be set by the client.</text:p>
      <text:p text:style-name="P19"><text:soft-page-break/>The client has to provide an ArrayList of CTCap object for each type of data supported by that SyncSource. Each CTCap object contains the informations above (please see the library documentation for more info).</text:p>
      <text:p text:style-name="P19">Besides the get/set methods for the ctCap property, which is the full ArrayList of contant-type capabilities set for the source, the SyncSourceConfig provides the utility method addCtCap() which allows to easily add them.</text:p>
      <text:p text:style-name="P19"/>
      <text:p text:style-name="P19">The minimal operation a client must perform to add the mandatory informations for a source supporting only one content type is to call addCtCap() passing the list of properties supported.</text:p>
      <text:p text:style-name="P19">The other parameters are optionals, and defaults to the values stored in the config itself (type, version and fieldLevel, see above).</text:p>
      <text:p text:style-name="P30"/>
      <text:p text:style-name="P19">If the source supports more types, the subsequent calls must specify also the values different from the preferred ones.</text:p>
      <text:p text:style-name="P19"/>
      <text:h text:style-name="Heading_20_2" text:outline-level="2"><text:reference-mark text:name="ServerCap"/>Server Capabilities Handling</text:h>
      <text:p text:style-name="Standard">Server device informations (Server capabilites) SHOULD be sent by the Server to the Client.</text:p>
      <text:p text:style-name="Standard">These capabilites are very important, they're the primary way to know which Server are we synchronizing to.</text:p>
      <text:p text:style-name="Standard"/>
      <text:p text:style-name="Standard">The Client can ask for Server capabilites via a “Get” SyncML command, and the Server SHOULD always reply with a “Results” command containing a “DevInf” tag with all its capabilites. </text:p>
      <text:p text:style-name="Standard">Alternatively, the Server could send its capabilites via a “Put” command (for example if some have changed and need to be notified to the Client – anyway this procedure is not yet implemented on Funambol Server).</text:p>
      <text:p text:style-name="Standard"/>
      <text:p text:style-name="Standard">The Server capabilities handling is managed autonomously by Funambol SDK C++ APIs, during synchronization: the parameters are stored inside the configuration (ServerConfig object, see <text:reference-ref text:reference-format="chapter" text:ref-name="ServerConfig">3.6</text:reference-ref>) and so they're available to Clients.</text:p>
      <text:p text:style-name="Standard">The Server device info are requested if at least one of the following situation happens:</text:p>
      <text:list text:style-name="L31">
        <text:list-header>
          <text:p text:style-name="P105"><text:span text:style-name="T30"/></text:p>
        </text:list-header>
        <text:list-item>
          <text:p text:style-name="P105"><text:span text:style-name="T30">Mandatory Server information is missing</text:span><text:line-break/>Actually only the Server version (swv) is considered a required parameter, so the Server caps are requested if the Server version is empty.<text:line-break/></text:p>
        </text:list-item>
        <text:list-item>
          <text:p text:style-name="P105"><text:span text:style-name="T30">The Server address has changed<text:line-break/></text:span><text:span text:style-name="T31">To check if the Server address has changed, the last Server URL is stored in the ServerConfig object. If it's changed, the Server caps currently stored are also cleared because they're no more valid.<text:line-break/></text:span></text:p>
        </text:list-item>
        <text:list-item>
          <text:p text:style-name="P105"><text:span text:style-name="T30">The Client forced it, using the config param “</text:span><text:span text:style-name="T23">forceServerDevInfo</text:span><text:span text:style-name="T30">”<text:line-break/></text:span><text:span text:style-name="T31">Clients can force to ask for Server capabilites, by calling the method setForce</text:span><text:span text:style-name="T21">ServerDevInfo</text:span><text:span text:style-name="T31">(true). This way, the capabilites are always requested to the Server, even if not necessary.</text:span></text:p>
        </text:list-item>
      </text:list>
      <text:p text:style-name="Standard"/>
      <text:p text:style-name="Standard">Note: if using DMTClientConfig implementation to read/save configuration, the “<text:span text:style-name="T21">forceServerDevInfo</text:span><text:span text:style-name="T31">”</text:span> parameter is not persisted in memory because it should just be set to true everytime the Client needs to force it (otherwise the Server caps would always be requested).</text:p>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text:soft-page-break/>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text:style-name="L32">
              <text:list-item>
                <text:p text:style-name="P129">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shall bring the following info:</text:p>
            <text:list text:style-name="L32">
              <text:list-item text:start-value="1">
                <text:p text:style-name="P129">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text:style-name="L33">
              <text:list-item>
                <text:p text:style-name="P130">datetime: a Date object representing date and time when error occurring</text:p>
              </text:list-item>
              <text:list-item>
                <text:p text:style-name="P130">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text:style-name="L32">
              <text:list-item text:start-value="1">
                <text:p text:style-name="P129">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text:style-name="L32">
              <text:list-item text:start-value="1">
                <text:p text:style-name="P129">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text:style-name="L32">
              <text:list-item text:start-value="1">
                <text:p text:style-name="P129">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ext:soft-page-break/>to send data to the server. This event shall notify the following events:</text:p>
            <text:list text:style-name="L34">
              <text:list-item>
                <text:p text:style-name="P131">going to start sending data</text:p>
              </text:list-item>
            </text:list>
            <text:p text:style-name="Table_20_Contents">It shall bring the following info:</text:p>
            <text:list text:style-name="L35">
              <text:list-item>
                <text:p text:style-name="P132">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text:style-name="L35">
              <text:list-item text:start-value="1">
                <text:p text:style-name="P132">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text:style-name="L34">
              <text:list-item text:start-value="1">
                <text:p text:style-name="P131">going to start reading data</text:p>
              </text:list-item>
            </text:list>
            <text:p text:style-name="Table_20_Contents">It shall bring the following info:</text:p>
            <text:list text:style-name="L35">
              <text:list-item text:start-value="1">
                <text:p text:style-name="P132">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text:style-name="L34">
              <text:list-item text:start-value="1">
                <text:p text:style-name="P131">received a certain amount of data</text:p>
              </text:list-item>
            </text:list>
            <text:p text:style-name="Table_20_Contents">It shall bring the following info:</text:p>
            <text:list text:style-name="L35">
              <text:list-item text:start-value="1">
                <text:p text:style-name="P132">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text:style-name="L35">
              <text:list-item text:start-value="1">
                <text:p text:style-name="P132">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text:style-name="L36">
              <text:list-item>
                <text:p text:style-name="P133">source URI: the source being synchronized</text:p>
              </text:list-item>
            </text:list>
            <text:list text:style-name="L36">
              <text:list-item text:start-value="1">
                <text:p text:style-name="P133">sourcename: the source name</text:p>
              </text:list-item>
              <text:list-item>
                <text:p text:style-name="P133">mode: type of the performed sync</text:p>
              </text:list-item>
              <text:list-item>
                <text:p text:style-name="P133">date: a Date object representing the date and time of the <text:soft-page-break/>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text:style-name="L36">
              <text:list-item text:start-value="1">
                <text:p text:style-name="P133">source URI: the source being synchronized</text:p>
              </text:list-item>
            </text:list>
            <text:list text:style-name="L36">
              <text:list-item text:start-value="1">
                <text:p text:style-name="P133">sourcename: the source name</text:p>
              </text:list-item>
              <text:list-item>
                <text:p text:style-name="P133">mode: type of the performed sync</text:p>
              </text:list-item>
              <text:list-item>
                <text:p text:style-name="P133">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1">SYNC_SOURCE_SYNCMODE_REQUESTED</text:p>
          </table:table-cell>
          <table:table-cell table:style-name="Table3.C2" office:value-type="string">
            <text:p text:style-name="Table_20_Contents">Fired to notify a SyncMode change, requested by server for a particular syncsource.</text:p>
            <text:p text:style-name="Table_20_Contents">It shall bring the following info:</text:p>
            <text:list text:style-name="L36">
              <text:list-item text:start-value="1">
                <text:p text:style-name="P133">source URI: the source being synchronized</text:p>
              </text:list-item>
            </text:list>
            <text:list text:style-name="L36">
              <text:list-item text:start-value="1">
                <text:p text:style-name="P133">sourcename: the source name</text:p>
              </text:list-item>
              <text:list-item>
                <text:p text:style-name="P133">mode: type of sync requested</text:p>
              </text:list-item>
              <text:list-item>
                <text:p text:style-name="P133">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1">SYNC_SOURCE_TOTAL_<text:line-break/>CLIENT_ITEMS</text:p>
          </table:table-cell>
          <table:table-cell table:style-name="Table3.C2" office:value-type="string">
            <text:p text:style-name="Table_20_Contents">Fired to notify the total number of items that client will transfer for a particular syncsource (number of changes).</text:p>
            <text:p text:style-name="Table_20_Contents">It shall bring the following info:</text:p>
            <text:list text:style-name="L36">
              <text:list-item text:start-value="1">
                <text:p text:style-name="P133">source URI: the source being synchronized</text:p>
              </text:list-item>
            </text:list>
            <text:list text:style-name="L36">
              <text:list-item text:start-value="1">
                <text:p text:style-name="P133">sourcename: the source name</text:p>
              </text:list-item>
              <text:list-item>
                <text:p text:style-name="P133">mode: type of the performed sync</text:p>
              </text:list-item>
              <text:list-item>
                <text:p text:style-name="P133">data: the number of items.</text:p>
              </text:list-item>
              <text:list-item>
                <text:p text:style-name="P133">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1">SYNC_SOURCE_TOTAL_<text:line-break/>SERVER_ITEMS</text:p>
          </table:table-cell>
          <table:table-cell table:style-name="Table3.C2" office:value-type="string">
            <text:p text:style-name="Table_20_Contents">Fired to notify the total number of items that server will transfer for a particular syncsource (number of changes).</text:p>
            <text:p text:style-name="Table_20_Contents">It shall bring the following info:</text:p>
            <text:list text:style-name="L36">
              <text:list-item text:start-value="1">
                <text:p text:style-name="P133">source URI: the source being synchronized</text:p>
              </text:list-item>
            </text:list>
            <text:list text:style-name="L36">
              <text:list-item text:start-value="1">
                <text:p text:style-name="P133"><text:soft-page-break/>sourcename: the source name</text:p>
              </text:list-item>
              <text:list-item>
                <text:p text:style-name="P133">mode: type of the performed sync</text:p>
              </text:list-item>
              <text:list-item>
                <text:p text:style-name="P133">data: the number of items.</text:p>
              </text:list-item>
              <text:list-item>
                <text:p text:style-name="P133">date: a Date object representing 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text:style-name="L36">
              <text:list-item text:start-value="1">
                <text:p text:style-name="P133">source URI: the source the item belongs to</text:p>
              </text:list-item>
              <text:list-item>
                <text:p text:style-name="P133">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text:style-name="L36">
              <text:list-item text:start-value="1">
                <text:p text:style-name="P133">source URI: the source the item belongs to</text:p>
              </text:list-item>
              <text:list-item>
                <text:p text:style-name="P133">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text:style-name="L36">
              <text:list-item text:start-value="1">
                <text:p text:style-name="P133">source URI: the source the item belongs to</text:p>
              </text:list-item>
              <text:list-item>
                <text:p text:style-name="P133">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text:style-name="L36">
              <text:list-item text:start-value="1">
                <text:p text:style-name="P133">source URI: the source the item belongs to</text:p>
              </text:list-item>
              <text:list-item>
                <text:p text:style-name="P133">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text:style-name="L36">
              <text:list-item text:start-value="1">
                <text:p text:style-name="P133">source URI: the source the item belongs to</text:p>
              </text:list-item>
              <text:list-item>
                <text:p text:style-name="P133">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text:style-name="L36">
              <text:list-item text:start-value="1">
                <text:p text:style-name="P133">source URI: the source the item belongs to</text:p>
              </text:list-item>
              <text:list-item>
                <text:p text:style-name="P133">item key: the item key (LUID)</text:p>
              </text:list-item>
            </text:list>
          </table:table-cell>
        </table:table-row>
        <text:soft-page-break/>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text:style-name="L36">
              <text:list-item text:start-value="1">
                <text:p text:style-name="P133">command: the command the status relates to</text:p>
              </text:list-item>
              <text:list-item>
                <text:p text:style-name="P133">status code: the status code</text:p>
              </text:list-item>
              <text:list-item>
                <text:p text:style-name="P133">item key: the key of the item this status relates to if it is in response of a modification command.</text:p>
              </text:list-item>
              <text:list-item>
                <text:p text:style-name="P133">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text:style-name="L36">
              <text:list-item text:start-value="1">
                <text:p text:style-name="P133">command: the command the status relates to</text:p>
              </text:list-item>
              <text:list-item>
                <text:p text:style-name="P133">status code: the status code</text:p>
              </text:list-item>
              <text:list-item>
                <text:p text:style-name="P133">item key: the key of the item this status relates to if it is in response of a modification command.</text:p>
              </text:list-item>
              <text:list-item>
                <text:p text:style-name="P133">SourceUri: the source uri</text:p>
              </text:list-item>
            </text:list>
          </table:table-cell>
        </table:table-row>
      </table:table>
      <text:p text:style-name="Standard">Those events are represented by the classes of <text:sequence-ref text:reference-format="category-and-value" text:ref-name="refFigure11">Figure 12</text:sequence-ref>.</text:p>
      <text:p text:style-name="Standard"/>
      <text:p text:style-name="Heading_20_4"><draw:frame draw:style-name="fr10" draw:name="Frame3" text:anchor-type="paragraph" svg:x="0.039cm" svg:y="0.138cm" svg:width="14.924cm" draw:z-index="8"><draw:text-box fo:min-height="9.474cm"><text:p text:style-name="Figure"><draw:frame draw:style-name="fr15" draw:name="Object3" text:anchor-type="paragraph" svg:x="0cm" svg:y="0cm" svg:width="14.915cm" style:rel-width="100%" svg:height="8.962cm" style:rel-height="scale" draw:z-index="28"><draw:object xlink:href="./Object 3" xlink:type="simple" xlink:show="embed" xlink:actuate="onLoad"/><draw:image xlink:href="./ObjectReplacements/Object 3" xlink:type="simple" xlink:show="embed" xlink:actuate="onLoad"/></draw:frame>Figure <text:sequence text:ref-name="refFigure11" text:name="Figure" text:formula="ooow:Figure+1" style:num-format="1">12</text:sequence>: Events class diagram</text:p></draw:text-box></draw:frame><text:soft-page-break/>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n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hese events bring the following information:</text:p>
      <text:list text:style-name="L37">
        <text:list-item>
          <text:p text:style-name="P106"><text:soft-page-break/>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SOURCE_BEGIN</text:p>
          </table:table-cell>
          <table:table-cell table:style-name="Tabella5.A2" office:value-type="string">
            <text:p text:style-name="Standard">0x0021</text:p>
          </table:table-cell>
          <table:table-cell table:style-name="Tabella5.C2" office:value-type="string">
            <text:p text:style-name="Standard">This type is fired 2 times for each syncsource: before sending client modifications and before receiving server modifications for the syncsource.</text:p>
          </table:table-cell>
        </table:table-row>
        <table:table-row>
          <table:table-cell table:style-name="Tabella5.A2" office:value-type="string">
            <text:p text:style-name="Table_20_Contents">SYNC_SOURCE_END</text:p>
          </table:table-cell>
          <table:table-cell table:style-name="Tabella5.A2" office:value-type="string">
            <text:p text:style-name="Standard">0x0022</text:p>
          </table:table-cell>
          <table:table-cell table:style-name="Tabella5.C2" office:value-type="string">
            <text:p text:style-name="Standard">This type is fired 2 times for each syncsource: after sending all client modifications and after receiving all server modifications for the syncsource.</text:p>
          </table:table-cell>
        </table:table-row>
        <table:table-row>
          <table:table-cell table:style-name="Tabella5.A2" office:value-type="string">
            <text:p text:style-name="P41">SYNC_SOURCE_SYNCMODE_REQUESTED</text:p>
          </table:table-cell>
          <table:table-cell table:style-name="Tabella5.A2" office:value-type="string">
            <text:p text:style-name="Standard">0x0023</text:p>
          </table:table-cell>
          <table:table-cell table:style-name="Tabella5.C2" office:value-type="string">
            <text:p text:style-name="Standard">This type is fired when a syncMode Alert is received by server.</text:p>
          </table:table-cell>
        </table:table-row>
        <table:table-row>
          <table:table-cell table:style-name="Tabella5.A2" office:value-type="string">
            <text:p text:style-name="P41">SYNC_SOURCE_TOTAL_CLIENT_ITEMS</text:p>
          </table:table-cell>
          <table:table-cell table:style-name="Tabella5.A2" office:value-type="string">
            <text:p text:style-name="Standard">0x0024</text:p>
          </table:table-cell>
          <table:table-cell table:style-name="Tabella5.C2" office:value-type="string">
            <text:p text:style-name="Standard">This type is fired by SyncSource before sending items, when the total number of items is detected. It brings the number of items (data).</text:p>
          </table:table-cell>
        </table:table-row>
        <table:table-row>
          <table:table-cell table:style-name="Tabella5.A2" office:value-type="string">
            <text:p text:style-name="P41">SYNC_SOURCE_TOTAL_SERVER_ITEMS</text:p>
          </table:table-cell>
          <table:table-cell table:style-name="Tabella5.A2" office:value-type="string">
            <text:p text:style-name="Standard">0x0025</text:p>
          </table:table-cell>
          <table:table-cell table:style-name="Tabella5.C2" office:value-type="string">
            <text:p text:style-name="Standard">This type is fired when NOC (number of changes) tag is received from server. It brings the number of items (data).</text:p>
          </table:table-cell>
        </table:table-row>
      </table:table>
      <text:p text:style-name="Standard">These events bring the following additional information:</text:p>
      <text:list text:style-name="L38">
        <text:list-item>
          <text:p text:style-name="P107">sourceUri: uri of the syncSource</text:p>
        </text:list-item>
        <text:list-item>
          <text:p text:style-name="P107">syncMode: type of the performed sync</text:p>
        </text:list-item>
      </text:list>
      <text:p text:style-name="Heading_20_4">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ext:soft-page-break/>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text:style-name="L39">
        <text:list-item>
          <text:p text:style-name="P108">source URI: the source the item belongs to</text:p>
        </text:list-item>
        <text:list-item>
          <text:p text:style-name="P108">item key: the item key</text:p>
        </text:list-item>
      </text:list>
      <text:p text:style-name="Heading_20_4">SyncStatusEvent</text:p>
      <text:p text:style-name="P32">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text:style-name="L40">
        <text:list-item>
          <text:p text:style-name="P109">command: the command the status relates to</text:p>
        </text:list-item>
        <text:list-item>
          <text:p text:style-name="P109">status code: the status code</text:p>
        </text:list-item>
      </text:list>
      <text:p text:style-name="Heading_20_3"><draw:frame draw:style-name="fr11" draw:name="Frame4" text:anchor-type="paragraph" svg:y="0.011cm" svg:width="15.004cm" draw:z-index="9"><draw:text-box fo:min-height="9.855cm"><text:p text:style-name="Figure"><draw:frame draw:style-name="fr15" draw:name="Object4" text:anchor-type="paragraph" svg:x="-0.002cm" svg:y="0.413cm" svg:width="15cm" style:rel-width="100%" svg:height="9.449cm" style:rel-height="scale" draw:z-index="10"><draw:object xlink:href="./Object 4" xlink:type="simple" xlink:show="embed" xlink:actuate="onLoad"/><draw:image xlink:href="./ObjectReplacements/Object 4" xlink:type="simple" xlink:show="embed" xlink:actuate="onLoad"/></draw:frame>Figure <text:sequence text:ref-name="refFigure12" text:name="Figure" text:formula="ooow:Figure+1" style:num-format="1">13</text:sequence>: Listeners class diagram</text:p></draw:text-box></draw:frame><text:soft-page-break/>Listeners</text:p>
      <text:p text:style-name="Standard">For each event described in the above sections a corresponding listener is defined. The class diagram of such objects is shown in <text:sequence-ref text:reference-format="category-and-value" text:ref-name="refFigure12">Figure 13</text:sequence-ref>. All the listeners derive from a base Listener, from which they inherit a name property, that is used in the registration mechanism described in the next section. The name is optional and the default is the empty string, to keep the compatibility with pre 7.1 library version.</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Standard">Starting from version 7.1 of the Funambol SDK, it is possible to register multiple listeners instances for each class, using different names.</text:p>
      <text:p text:style-name="Standard"/>
      <text:p text:style-name="P51">In order to allow the application developer to register/unregister a listener, the singleton class ManageListeners is available, with methods to set, unset or get the listeners. </text:p>
      <text:p text:style-name="P51">The multiple listener mechanisms is based on the listener name: setting a new listener with a different name, adds a listener to the chain (all the registered listener are called for each event fired, see next paragraph).</text:p>
      <text:p text:style-name="P51">To set a listener, call the proper set method with a newly allocated Llistener. The pointer will be owned by the ManageListener and released when another listener with the same name is set, or when the unset method is called. For example:</text:p>
      <text:p text:style-name="P51"/>
      <text:p text:style-name="P51">set a <text:s/>new listener:</text:p>
      <text:p text:style-name="P53"><text:soft-page-break/>ManageListener::getInstance().setSyncListener(<text:line-break/><text:tab/><text:tab/><text:tab/><text:tab/>new CustomSyncLlistener(“myname”));</text:p>
      <text:p text:style-name="P54"/>
      <text:p text:style-name="P51">re-set the same listener:</text:p>
      <text:p text:style-name="P55">ManageListener::getInstance().setSyncListener(<text:line-break/><text:tab/><text:tab/><text:tab/><text:tab/>new OtherSyncLlistener(“myname”));</text:p>
      <text:p text:style-name="P51"/>
      <text:p text:style-name="P51">unset the same listener:</text:p>
      <text:p text:style-name="P55">ManageListener::getInstance().unsetSyncListener(“myname”);</text:p>
      <text:p text:style-name="P51"/>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5"/>sourcename: const char*,</text:p>
            <text:p text:style-name="Standard"><text:s text:c="35"/>mode: SyncMode, <text:s/>data: int, <text:s/>type: int)</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text:p>
          </table:table-cell>
          <table:table-cell table:style-name="Table8.B2" office:value-type="string">
            <text:p text:style-name="Table_20_Contents">Fires a SyncStatusEvent</text:p>
          </table:table-cell>
        </table:table-row>
      </table:table>
      <text:p text:style-name="Standard">They create an Event object and pass it to all the registered listeners in the chain.</text:p>
      <text:p text:style-name="Standard">Note that, in a multi-threaded application, the listeners callbacks are called in the thread where the sync is running. For this reason, the listener should return quickly the control to the sync engine and just fire an action for the UI thread, otherwise the whole sync is slown down by the UI update.</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The C++ SDK contains objects and methods to allow a client to specify a SyncML filter, for servers supporting SyncML 1.2 filtering: a client can build a filter using the classes described below, and the the engine will format the SyncML filter in the initialization phase.</text:p>
      <text:p text:style-name="Standard"/>
      <text:p text:style-name="Standard">A filter is represented by a Clause object which can have the forms of the classes represented in the class diagram of <text:sequence-ref text:reference-format="category-and-value" text:ref-name="refFigure13">Figure 14</text:sequence-ref>.</text:p>
      <text:p text:style-name="Standard"><draw:frame draw:style-name="fr12" draw:name="Frame11" text:anchor-type="paragraph" svg:y="0.229cm" svg:width="14.353cm" draw:z-index="23"><draw:text-box fo:min-height="8.188cm"><text:p text:style-name="Figure"><draw:frame draw:style-name="fr15" draw:name="Object10" text:anchor-type="paragraph" svg:x="0cm" svg:y="0.422cm" svg:width="15.009cm" style:rel-width="100%" svg:height="7.641cm" style:rel-height="scale" draw:z-index="24"><draw:object xlink:href="./Object 11" xlink:type="simple" xlink:show="embed" xlink:actuate="onLoad"/><draw:image xlink:href="./ObjectReplacements/Object 11" xlink:type="simple" xlink:show="embed" xlink:actuate="onLoad"/></draw:frame>Figure <text:sequence text:ref-name="refFigure13" text:name="Figure" text:formula="ooow:Figure+1" style:num-format="1">14</text:sequence>: Clauses class diagram</text:p></draw:text-box></draw:frame>Clause is the base class of all clause objects. It also specifies the type of the clause subclasses can represent.</text:p>
      <text:p text:style-name="Standard"><text:soft-page-break/></text:p>
      <text:p text:style-name="Standard">A FieldClause represents a constraint on a property, where the latter is of type Property as defined in the syncml/core classes.</text:p>
      <text:p text:style-name="Standard"/>
      <text:p text:style-name="Standard">A Wh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68" text:outline-level="2">Converter and Parser for Contact and Calendar objects</text:h>
      <text:p text:style-name="P28"/>
      <text:p text:style-name="P28">In order to provide facilities to the developer the Funambol Client API C++ contains classes to represent Contact and Calendar object and function to convert it <text:s/>to SIF-C or SIF-E format (Funambol Interchange Format) and cCcard or iCcalendar. </text:p>
      <text:p text:style-name="P28">On the other hand there are function to parse the SIF format or the vCard and iCal format and create the correspondent Contact or Calendar object.</text:p>
      <text:p text:style-name="P28">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28"/>
      <text:p text:style-name="P28"><text:soft-page-break/>The converter Diagram is as follow</text:p>
      <text:p text:style-name="P29"/>
      <text:p text:style-name="P29"><draw:frame draw:style-name="fr19" draw:name="Oggetto8" text:anchor-type="paragraph" svg:x="-0.002cm" svg:y="-0.005cm" svg:width="14.646cm" svg:height="8.364cm" draw:z-index="2"><draw:object xlink:href="./Obj00DFEFF7" xlink:type="simple" xlink:show="embed" xlink:actuate="onLoad"/><draw:image xlink:href="./ObjectReplacements/Obj00DFEFF7" xlink:type="simple" xlink:show="embed" xlink:actuate="onLoad"/></draw:frame></text:p>
      <text:p text:style-name="P28">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28">Object is the superclass of Contact and Calendar object. They represents the objects that can be filled and used by the SyncSource</text:p>
      <text:p text:style-name="P28"/>
      <text:p text:style-name="P29"/>
      <text:p text:style-name="P29"/>
      <text:p text:style-name="P29"/>
      <text:p text:style-name="P29"/>
      <text:p text:style-name="P29"><draw:frame draw:style-name="fr19" draw:name="Oggetto9" text:anchor-type="paragraph" svg:x="-0.002cm" svg:y="-0.005cm" svg:width="14.646cm" svg:height="9.864cm" draw:z-index="3"><draw:object xlink:href="./Obj00DFEFF9" xlink:type="simple" xlink:show="embed" xlink:actuate="onLoad"/><draw:image xlink:href="./ObjectReplacements/Obj00DFEFF9" xlink:type="simple" xlink:show="embed" xlink:actuate="onLoad"/></draw:frame></text:p>
      <text:p text:style-name="P28"><text:soft-page-break/>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h text:style-name="Heading_20_1" text:outline-level="1">Device Manager Layer</text:h>
      <text:p text:style-name="P23">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23"/>
      <text:p text:style-name="P23">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23">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25">SyncML Device Management Tree and Description</text:span> [1].</text:p>
      <text:p text:style-name="Standard"/>
      <text:p text:style-name="P34">ACL</text:p>
      <text:p text:style-name="P69">Access Control List. A list of identifiers and access rights associated with each identifier.</text:p>
      <text:p text:style-name="Standard"/>
      <text:p text:style-name="P34">Description Framework</text:p>
      <text:p text:style-name="P69">A specification for how to describe the management syntax and semantics for a particular device type.</text:p>
      <text:p text:style-name="P69"/>
      <text:p text:style-name="P34">Dynamic node</text:p>
      <text:p text:style-name="P72">A node is dynamic if the DDF property Scope is set to Dynamic, or if the Scope property</text:p>
      <text:p text:style-name="P72">is unspecified.</text:p>
      <text:p text:style-name="P72"/>
      <text:p text:style-name="P74">Interior node</text:p>
      <text:p text:style-name="P69">A node that may have child nodes, but cannot store any value. The Format property o<text:span text:style-name="T17">f </text:span><text:span text:style-name="T26">an</text:span><text:span text:style-name="T27"> </text:span><text:span text:style-name="T26">interior node is </text:span><text:span text:style-name="T28">nod</text:span><text:span text:style-name="T26">e.</text:span></text:p>
      <text:p text:style-name="P70"/>
      <text:p text:style-name="P35">Leaf node</text:p>
      <text:p text:style-name="P71">A node that can store a value, but cannot have child nodes. The Format property of a leaf node is not <text:span text:style-name="T29">nod</text:span>e.</text:p>
      <text:p text:style-name="P71"/>
      <text:p text:style-name="P35">Management object</text:p>
      <text:p text:style-name="P71">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71"/>
      <text:p text:style-name="P35">Management client</text:p>
      <text:p text:style-name="P71"><text:soft-page-break/>A software component in a managed device that correctly interprets SyncML DM <text:s/>commands, executes appropriate actions in the device and sends back relevant responses to the issuing management server.</text:p>
      <text:p text:style-name="P71"/>
      <text:p text:style-name="P35">Management server</text:p>
      <text:p text:style-name="P71">A network based entity that issues SyncML DM commands to devices and correctly interprets responses sent from the devices.</text:p>
      <text:p text:style-name="P71"/>
      <text:p text:style-name="P35">Management tree</text:p>
      <text:p text:style-name="P71">The mechanism by which the management client interacts with the device, e.g. by storing and retrieving values from it and by manipulating the properties of it, for example the access control lists.</text:p>
      <text:p text:style-name="P71"/>
      <text:p text:style-name="P35">Node</text:p>
      <text:p text:style-name="P71">A node is a single element in a management tree. There can be two kinds of nodes in a management tree: interior nodes and leaf nodes. The Format property of a node provides information about whether a node is a leaf or an interior node.</text:p>
      <text:p text:style-name="P71"/>
      <text:p text:style-name="P35">Permanent node</text:p>
      <text:p text:style-name="P71">A node is permanent if the DDF property Scope is set to Permanent. If a node is not permanent, it is dynamic. A permanent node can never be deleted.</text:p>
      <text:p text:style-name="P71"/>
      <text:p text:style-name="P35">Server identifier</text:p>
      <text:p text:style-name="P73">The SyncML DM internal name for a management server. A management server is associated with an existing server identifier in a device through SyncML DM authentication.</text:p>
      <text:p text:style-name="P73"/>
      <text:h text:style-name="P6" text:outline-level="2">Architecture</text:h>
      <text:p text:style-name="P63">The Device Management architecture is shown in <text:sequence-ref text:reference-format="category-and-value" text:ref-name="refFigure14">Figure 15</text:sequence-ref>.</text:p>
      <text:p text:style-name="P63"><draw:frame draw:style-name="fr2" draw:name="Frame10" text:anchor-type="paragraph" svg:x="0.004cm" svg:y="0.282cm" svg:width="15cm" style:rel-width="100%" svg:height="9.999cm" style:rel-height="scale-min" draw:z-index="19"><draw:text-box><text:p text:style-name="Figure"><draw:frame draw:style-name="fr15" draw:name="Object9" text:anchor-type="paragraph" svg:x="-0.005cm" svg:y="0.415cm" svg:width="15.009cm" style:rel-width="100%" svg:height="9.779cm" style:rel-height="scale" draw:z-index="20"><draw:object xlink:href="./Object 9" xlink:type="simple" xlink:show="embed" xlink:actuate="onLoad"/><draw:image xlink:href="./ObjectReplacements/Object 9" xlink:type="simple" xlink:show="embed" xlink:actuate="onLoad"/></draw:frame>Figure <text:sequence text:ref-name="refFigure14" text:name="Figure" text:formula="ooow:Figure+1" style:num-format="1">15</text:sequence>: Device Manager layer architecture</text:p></draw:text-box></draw:frame></text:p>
      <text:p text:style-name="P63"><text:span text:style-name="T5">Device Manager</text:span>: this component is responsible for the abstraction of the management operation that can be performed on a device. It will be the place where a device management protocol such as OMA DM will be implemented.</text:p>
      <text:p text:style-name="P63"/>
      <text:p text:style-name="P63"><text:span text:style-name="T5">Device Mamagement Tree</text:span>: this component represents device configuration parameters in a tree data structure where each node is represented by a <text:span text:style-name="T2">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63"/>
      <text:p text:style-name="P63"><text:span text:style-name="T5">Management Node</text:span>: a management node represents a container of configuration properties and, optionally, of other nodes. Configuration properties are represented with the form of key-value pairs.</text:p>
      <text:p text:style-name="P63"/>
      <text:p text:style-name="P63"/>
      <text:p text:style-name="P63"/>
      <text:p text:style-name="P63"/>
      <text:p text:style-name="P63"/>
      <text:p text:style-name="P63"/>
      <text:p text:style-name="P63"/>
      <text:h text:style-name="Heading_20_2" text:outline-level="2"><text:soft-page-break/>Class Diagram</text:h>
      <text:p text:style-name="Standard">The components described in the section above, are implemented with the classes illustrated in <text:sequence-ref text:reference-format="category-and-value" text:ref-name="ref0"/> <text:sequence-ref text:reference-format="category-and-value" text:ref-name="refFigure15">Figure 16</text:sequence-ref>.</text:p>
      <text:p text:style-name="Standard"/>
      <text:p text:style-name="Standard"><draw:frame draw:style-name="fr12" draw:name="Frame12" text:anchor-type="paragraph" svg:y="0.316cm" svg:width="10.959cm" draw:z-index="21"><draw:text-box fo:min-height="9.804cm"><text:p text:style-name="Figure"><draw:frame draw:style-name="fr15" draw:name="Object11" text:anchor-type="paragraph" svg:x="-0.007cm" svg:y="-17.926cm" svg:width="11.622cm" style:rel-width="100%" svg:height="10.014cm" style:rel-height="scale" draw:z-index="22"><draw:object xlink:href="./Object 10" xlink:type="simple" xlink:show="embed" xlink:actuate="onLoad"/><draw:image xlink:href="./ObjectReplacements/Object 10" xlink:type="simple" xlink:show="embed" xlink:actuate="onLoad"/></draw:frame>Figure <text:sequence text:ref-name="refFigure15" text:name="Figure" text:formula="ooow:Figure+1" style:num-format="1">16</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5">new</text:span> operator and must be deleted by the caller with the standard C++ <text:span text:style-name="T5">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property, <text:soft-page-break/>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h text:style-name="P127" text:outline-level="1">Push Manager</text:h>
      <text:p text:style-name="Standard">The push manager is responsible for connecting to a Funambol Push server and handle notifications of push events. The push manager is an agent running in the background which connects to a server and waits for notifications. On notifications it is capable of propagating the notification to upper layers.</text:p>
      <text:p text:style-name="Standard">Funambol supports three different push mechanisms:</text:p>
      <text:p text:style-name="Standard"/>
      <text:list text:style-name="L41">
        <text:list-item>
          <text:p text:style-name="P120">SMS</text:p>
        </text:list-item>
        <text:list-item>
          <text:p text:style-name="P120">STP (Server TCP Push)</text:p>
        </text:list-item>
        <text:list-item>
          <text:p text:style-name="P120">CTP (Client TCP Push)</text:p>
        </text:list-item>
      </text:list>
      <text:p text:style-name="P60"/>
      <text:p text:style-name="P60">[5] covers these aspects in more detail. In this document we present the architecture of the push manager within the C++ API.</text:p>
      <text:h text:style-name="Heading_20_2" text:outline-level="2">Push manager architecture</text:h>
      <text:p text:style-name="P75">The push manager is intended to offer TCP push via STP and/or CTP. SMS push is not handled by the library as its implementation is largely system specific.</text:p>
      <text:p text:style-name="P75">The functionalities the library shall deliver are:</text:p>
      <text:p text:style-name="P75"/>
      <text:list text:style-name="L42">
        <text:list-item>
          <text:p text:style-name="P110">handles the STP protocol when a STP connection is initiated by the server and handle STP messages</text:p>
        </text:list-item>
        <text:list-item>
          <text:p text:style-name="P110">handles the CTP protocol when STP is not available</text:p>
        </text:list-item>
        <text:list-item>
          <text:p text:style-name="P110">handles local store modification to implement the client push mechanism</text:p>
        </text:list-item>
      </text:list>
      <text:p text:style-name="Standard"/>
      <text:p text:style-name="Standard">Server push mechanisms (CTP and STP) are handled by a manager that switches between STP and CTP when needed. This manager implements a policy and it tries to use STP when this is possible or CTP otherwise. Two separate <text:s/>components implement STP and CTP.</text:p>
      <text:p text:style-name="Standard"/>
      <text:p text:style-name="Standard">STP is a fairly simple protocol, but it requires some OS support. The protocol requires that the device opens a server socket and listens for incoming notifications. The device must also inform the server about its public IP. It must therefore be possible to discover any IP change that may occur. </text:p>
      <text:p text:style-name="Standard"/>
      <text:p text:style-name="Standard">CTP is a protocol in which the device opens a connection to the CTP server and waits for notification.</text:p>
      <text:p text:style-name="Standard">More details on STP and CTP can be found in [5].</text:p>
      <text:p text:style-name="Standard">The architecture of the push manager is represented in figure 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Frame19" text:anchor-type="paragraph" svg:x="0.004cm" svg:y="1.236cm" svg:width="15cm" style:rel-width="100%" svg:height="9.999cm" style:rel-height="scale-min" draw:z-index="103"><draw:text-box><text:p text:style-name="Figure"><draw:frame draw:style-name="fr15" draw:name="Object14" text:anchor-type="paragraph" svg:x="0cm" svg:y="0cm" svg:width="13.598cm" style:rel-width="79%" svg:height="10.922cm" style:rel-height="scale" draw:z-index="104"><draw:object xlink:href="./Object 14" xlink:type="simple" xlink:show="embed" xlink:actuate="onLoad"/><draw:image xlink:href="./ObjectReplacements/Object 14" xlink:type="simple" xlink:show="embed" xlink:actuate="onLoad"/></draw:frame>Figure <text:sequence text:ref-name="refFigure16" text:name="Figure" text:formula="ooow:Figure+1" style:num-format="1">17</text:sequence>: Device Manager layer architecture</text:p></draw:text-box></draw:frame><text:soft-page-break/></text:p>
      <text:p text:style-name="Standard"/>
      <text:p text:style-name="Standard"/>
      <text:p text:style-name="Standard"/>
      <text:p text:style-name="Standard">A client may decide to use the PushManager and get the advantage of using a high level component which implements policies to choose the best available push mechanism. But it may also decide to use directly the low level services. The all export convenient interfaces to be used.</text:p>
      <text:p text:style-name="Standard">All these components are intended to be instantiated only once, therefore they are singleton. </text:p>
      <text:p text:style-name="Standard"/>
      <text:p text:style-name="Standard">The PushManager by default makes an attempt of starting the STP service. If it succeeds then it waits for STP notifications. If it fails it tries to start the CTP service and then waits for notifications. In the future this policy may be made more sophisticated and the client will have the possibility of forcing a specific strategy (such as, use only STP or only CTP).</text:p>
      <text:p text:style-name="Standard">The following tables list the main methods of the classes in the Push Component.</text:p>
      <text:p text:style-name="Standard"/>
      <table:table table:name="Table27" table:style-name="Table27">
        <table:table-column table:style-name="Table27.A"/>
        <table:table-column table:style-name="Table27.B"/>
        <table:table-header-rows>
          <table:table-row>
            <table:table-cell table:style-name="Table27.A1" office:value-type="string">
              <text:p text:style-name="Table_20_Heading">Method</text:p>
            </table:table-cell>
            <table:table-cell table:style-name="Table27.B1" office:value-type="string">
              <text:p text:style-name="Table_20_Heading">Description</text:p>
            </table:table-cell>
          </table:table-row>
        </table:table-header-rows>
        <table:table-row>
          <table:table-cell table:style-name="Table27.A2" office:value-type="string">
            <text:p text:style-name="P25">static PushManager* getInstance();</text:p>
          </table:table-cell>
          <table:table-cell table:style-name="Table27.B2" office:value-type="string">
            <text:p text:style-name="P25">Get the sole instance of PushManager</text:p>
          </table:table-cell>
        </table:table-row>
        <table:table-row>
          <table:table-cell table:style-name="Table27.A2" office:value-type="string">
            <text:p text:style-name="P25">void start();</text:p>
          </table:table-cell>
          <table:table-cell table:style-name="Table27.B2" office:value-type="string">
            <text:p text:style-name="P25">Start push service. Configuration is fetched from the DM (push node). The call is non blocking and the service is started in a separated thread.</text:p>
          </table:table-cell>
        </table:table-row>
        <table:table-row>
          <table:table-cell table:style-name="Table27.A2" office:value-type="string">
            <text:p text:style-name="P25">void stop();</text:p>
          </table:table-cell>
          <table:table-cell table:style-name="Table27.B2" office:value-type="string">
            <text:p text:style-name="P25">Terminates the push service.</text:p>
          </table:table-cell>
        </table:table-row>
        <table:table-row>
          <table:table-cell table:style-name="Table27.A2" office:value-type="string">
            <text:p text:style-name="P25">void registerPushListener(PushListener&amp; listener);</text:p>
          </table:table-cell>
          <table:table-cell table:style-name="Table27.B2" office:value-type="string">
            <text:p text:style-name="P25">Set the given listener to send notifications on pushed events. The given listener must be kept alive for all the Push Manager lifetime. Push Manager <text:s/>keeps a pointer to this listener.</text:p>
          </table:table-cell>
        </table:table-row>
        <table:table-row>
          <table:table-cell table:style-name="Table27.A2" office:value-type="string">
            <text:p text:style-name="P25">void setPushPolicy(enum Policy);</text:p>
          </table:table-cell>
          <table:table-cell table:style-name="Table27.B2" office:value-type="string">
            <text:p text:style-name="P25">Sets the policy. Initially only three values are supported:</text:p>
            <text:list text:style-name="L43">
              <text:list-item>
                <text:p text:style-name="P111">STPFirst (prefer STP over CTP)</text:p>
              </text:list-item>
              <text:list-item>
                <text:p text:style-name="P111">STPOnly</text:p>
              </text:list-item>
              <text:list-item>
                <text:p text:style-name="P111"><text:soft-page-break/>CTPOnly</text:p>
              </text:list-item>
            </text:list>
          </table:table-cell>
        </table:table-row>
        <table:table-row>
          <table:table-cell table:style-name="Table27.A2" office:value-type="string">
            <text:p text:style-name="P25">enum ServiceType getServiceType()</text:p>
          </table:table-cell>
          <table:table-cell table:style-name="Table27.B2" office:value-type="string">
            <text:p text:style-name="P25">Returns the currently used push method (CTPServiceType or STPServiceType)</text:p>
          </table:table-cell>
        </table:table-row>
        <table:table-row>
          <table:table-cell table:style-name="Table27.A2" office:value-type="string">
            <text:p text:style-name="P25">bool getConnected()</text:p>
          </table:table-cell>
          <table:table-cell table:style-name="Table27.B2" office:value-type="string">
            <text:p text:style-name="P25">Returns true if connected to a push server. In other words this method returns true iff we are ready to be pushed.</text:p>
          </table:table-cell>
        </table:table-row>
      </table:table>
      <text:p text:style-name="Standard"/>
      <text:p text:style-name="Standard">The following list describes the CTPService main methods. It is interesting to observe that CTPService has it own registerPushListener. When used through the PushManager, the PushManager register itself as listener and then forward any notification received (if worth to be propagated). Figure 15 is not really accurate in this regard, as for easiness, it does not show this information flow.</text:p>
      <text:p text:style-name="Standard">Another interesting aspect is that the CTPService exposes its main thread when started. This is necessary so that client can wait on it if necessary.</text:p>
      <text:p text:style-name="Standard"/>
      <table:table table:name="Table28" table:style-name="Table28">
        <table:table-column table:style-name="Table28.A"/>
        <table:table-column table:style-name="Table28.B"/>
        <table:table-header-rows>
          <table:table-row>
            <table:table-cell table:style-name="Table28.A1" office:value-type="string">
              <text:p text:style-name="Table_20_Heading">Method</text:p>
            </table:table-cell>
            <table:table-cell table:style-name="Table28.B1" office:value-type="string">
              <text:p text:style-name="Table_20_Heading">Description</text:p>
            </table:table-cell>
          </table:table-row>
        </table:table-header-rows>
        <table:table-row>
          <table:table-cell table:style-name="Table28.A2" office:value-type="string">
            <text:p text:style-name="P25">static CTPService* getInstance();</text:p>
          </table:table-cell>
          <table:table-cell table:style-name="Table28.B2" office:value-type="string">
            <text:p text:style-name="P25">Get the sole instance of CTPService</text:p>
          </table:table-cell>
        </table:table-row>
        <table:table-row>
          <table:table-cell table:style-name="Table28.A2" office:value-type="string">
            <text:p text:style-name="P25">FThread* startCTP();</text:p>
          </table:table-cell>
          <table:table-cell table:style-name="Table28.B2" office:value-type="string">
            <text:p text:style-name="P25">Start CTP service. Configuration is fetched from the DM (push/ctp node). The thread running the service is returned (see below for FThread description)</text:p>
          </table:table-cell>
        </table:table-row>
        <table:table-row>
          <table:table-cell table:style-name="Table28.A2" office:value-type="string">
            <text:p text:style-name="P25">int32_t stopCTP();</text:p>
          </table:table-cell>
          <table:table-cell table:style-name="Table28.B2" office:value-type="string">
            <text:p text:style-name="P25">Terminates the CTP service.</text:p>
          </table:table-cell>
        </table:table-row>
        <table:table-row>
          <table:table-cell table:style-name="Table28.A2" office:value-type="string">
            <text:p text:style-name="P25">void registerPushListener(PushListener&amp; listener);</text:p>
          </table:table-cell>
          <table:table-cell table:style-name="Table28.B2" office:value-type="string">
            <text:p text:style-name="P25">Set the given listener to send notifications on pushed events. The given listener must be kept alive for all the CTPService lifetime. CTPService keeps a pointer to this listener.</text:p>
          </table:table-cell>
        </table:table-row>
      </table:table>
      <text:p text:style-name="P76"/>
      <text:p text:style-name="Standard">The STP service has an interface very similar to the CTPService one.</text:p>
      <text:p text:style-name="Standard">PushListener is a very simple interface with the following main methods:</text:p>
      <text:p text:style-name="Standard"/>
      <table:table table:name="Table29" table:style-name="Table29">
        <table:table-column table:style-name="Table29.A"/>
        <table:table-column table:style-name="Table29.B"/>
        <table:table-header-rows>
          <table:table-row>
            <table:table-cell table:style-name="Table29.A1" office:value-type="string">
              <text:p text:style-name="Table_20_Heading">Method</text:p>
            </table:table-cell>
            <table:table-cell table:style-name="Table29.B1" office:value-type="string">
              <text:p text:style-name="Table_20_Heading">Description</text:p>
            </table:table-cell>
          </table:table-row>
        </table:table-header-rows>
        <table:table-row>
          <table:table-cell table:style-name="Table29.A2" office:value-type="string">
            <text:p text:style-name="P25">virtual void onNotificationReceived(const ArrayList&amp;</text:p>
            <text:p text:style-name="P25"><text:s text:c="57"/>serverURIList);</text:p>
          </table:table-cell>
          <table:table-cell table:style-name="Table29.B2" office:value-type="string">
            <text:p text:style-name="P25">This method is called when a push notification is received for one or more sources.</text:p>
          </table:table-cell>
        </table:table-row>
        <table:table-row>
          <table:table-cell table:style-name="Table29.A2" office:value-type="string">
            <text:p text:style-name="P25">virtual void onCTPError(const int errorCode, const int</text:p>
            <text:p text:style-name="P25"><text:s text:c="39"/>additionalInfo = 0);</text:p>
          </table:table-cell>
          <table:table-cell table:style-name="Table29.B2" office:value-type="string">
            <text:p text:style-name="Standard">Method called when a push error occurs.</text:p>
            <text:p text:style-name="Standard">errorCode is a specific push error code (as defined by CTPErrors, STPErrors or PushErrors)</text:p>
            <text:p text:style-name="P25">additionalInfo <text:s/>[optional] further information about the error</text:p>
          </table:table-cell>
        </table:table-row>
      </table:table>
      <text:p text:style-name="Standard">All the configurations (CTPConfig, STPConfig and PushConfig) are stored into the DM, under the push node. If the client changes any parameter it should stop and restart the push service for the changes to take effect. <text:s text:c="2"/></text:p>
      <text:p text:style-name="Standard"><text:s text:c="2"/></text:p>
      <text:p text:style-name="Standard"/>
      <text:p text:style-name="P26"/>
      <text:p text:style-name="P26"/>
      <text:p text:style-name="Standard"/>
      <text:h text:style-name="Heading_20_2" text:outline-level="2">Note on the implementation</text:h>
      <text:p text:style-name="Standard">As of Funambol V7 only a subset of the library is actually implemented. In particular the CTP service is implemented, but there is no STP and no high level manager. Clients can start and stop CTPService directly.</text:p>
      <text:p text:style-name="Standard">The CTPService needs some cleanup to comply to the design specification. In particular it exposes more public methods than it should.</text:p>
      <text:p text:style-name="Standard"/>
      <text:h text:style-name="Heading_20_1" text:outline-level="1">Appendix A: compatibility reference.</text:h>
      <text:p text:style-name="Standard">This chapter describes the changes required for a client when upgrading to a new version of the API. The interface of the API aims to be as stable as possible, but adding new features or cleaning up old stuffs may result in changes in the client interface.</text:p>
      <text:p text:style-name="Standard"/>
      <text:h text:style-name="Heading_20_2" text:outline-level="2">Migrating from Funambol V6x to V7.0.</text:h>
      <text:p text:style-name="Standard"/>
      <text:p text:style-name="Standard">SyncSource interface:</text:p>
      <text:list text:style-name="L44">
        <text:list-item text:start-value="1">
          <text:p text:style-name="P112">new method removeAllItems(): </text:p>
        </text:list-item>
        <text:list-item>
          <text:p text:style-name="P99">deprecated methods: </text:p>
        </text:list-item>
        <text:list-item>
          <text:p text:style-name="P125">getFirstItemKeys()</text:p>
        </text:list-item>
        <text:list-item>
          <text:p text:style-name="P125">getNextItemKeys()</text:p>
        </text:list-item>
        <text:list-item>
          <text:p text:style-name="P121">SyncSource does not inherit anymore from ArrayElement. This means that the clone() method is not mandatory anymore, unless you want your SyncSource to be inserted in an ArrayList. In the latter case, you have to make it inherit both from SyncSource and from ArrayList.</text:p>
        </text:list-item>
        <text:list-item>
          <text:p text:style-name="P121">[optional] setItemStatus is now available also in the version with the command [Add, Update or Delete]. This can be used by the SyncSource implementation to act differently depending on the command the status is referring to.</text:p>
          <text:p text:style-name="P121"/>
        </text:list-item>
      </text:list>
      <text:p text:style-name="P29"/>
      <text:p text:style-name="Standard">Posix port:</text:p>
      <text:list text:style-name="L45">
        <text:list-item>
          <text:p text:style-name="P113">the name of the library is changed to libfunambol.a</text:p>
        </text:list-item>
        <text:list-item>
          <text:p text:style-name="P113">the path of the include file is changed to funambol</text:p>
        </text:list-item>
      </text:list>
      <text:p text:style-name="Standard"/>
      <text:h text:style-name="Heading_20_2" text:outline-level="2">Migrating from Funambol V7.0 to V7.1.</text:h>
      <text:p text:style-name="Standard"/>
      <text:p text:style-name="Standard">PlatformAdapter:</text:p>
      <text:list text:style-name="L46">
        <text:list-item>
          <text:p text:style-name="P114">call PlatformAdapter::init(context) is required before using the library</text:p>
        </text:list-item>
        <text:list-item>
          <text:p text:style-name="P114">the call DMTClientConfig(context) is replaced by DMTClientconfig() ; the former is still available for backward compatibility, but it's deprecated.</text:p>
        </text:list-item>
      </text:list>
      <text:p text:style-name="Standard"/>
      <text:p text:style-name="Standard">SyncSource interface:</text:p>
      <text:list text:style-name="L44">
        <text:list-item text:start-value="1">
          <text:p text:style-name="P99">removed methods: </text:p>
        </text:list-item>
        <text:list-item>
          <text:p text:style-name="P125">getFirstItemKeys()</text:p>
        </text:list-item>
        <text:list-item>
          <text:p text:style-name="P125">getNextItemKeys()</text:p>
          <text:p text:style-name="P125"/>
        </text:list-item>
      </text:list>
      <text:p text:style-name="Standard">KeyValueStore interface:</text:p>
      <text:list text:style-name="L47">
        <text:list-item>
          <text:p text:style-name="P115">method save() renamed to close()</text:p>
        </text:list-item>
      </text:list>
      <text:p text:style-name="Standard"/>
      <text:p text:style-name="Standard">Interface ErrorHandler removed:</text:p>
      <text:list text:style-name="L48">
        <text:list-item>
          <text:p text:style-name="P116">it's been introduced in v3.0 but never been used by the sync engine. Now removed.</text:p>
        </text:list-item>
      </text:list>
      <text:p text:style-name="Index_20_Heading"/>
      <text:p text:style-name="P7">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text:p text:style-name="P10"><text:span text:style-name="T8">[5]</text:span><text:span text:style-name="T9"> </text:span><text:span text:style-name="T8"><text:title>Funambol Client API C++ Design Document</text:tit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styles>
    <draw:marker draw:name="Arrow" svg:viewBox="0 0 20 30" svg:d="m10 0-10 30h20z"/>
    <draw:marker draw:name="Dimension_20_Lines" draw:display-name="Dimension Lines" svg:viewBox="0 0 836 110" svg:d="m0 0h278 278 280v36 36 38h-278-278-280v-36-36z"/>
    <draw:marker draw:name="Square" svg:viewBox="0 0 10 10" svg:d="m0 0h10v10h-10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list-style-name="" style:class="text">
      <style:paragraph-properties fo:margin-left="0cm" fo:margin-right="0cm" fo:margin-top="0.423cm" fo:margin-bottom="0.106cm" fo:text-indent="0cm" style:auto-text-indent="false" fo:keep-with-next="always"/>
      <style:text-properties style:font-name="Arial3" fo:font-size="11pt"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zxx" fo:country="none" style:font-size-asian="9.5pt" style:language-asian="zxx"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line-height="100%"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P3" style:family="paragraph" style:parent-style-name="Header">
      <style:paragraph-properties fo:text-align="center" style:justify-single-word="false"/>
    </style:style>
    <style:style style:name="P4"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2.559cm" fo:margin-left="0cm" fo:margin-right="0cm" fo:margin-bottom="0cm"/>
      </style:header-style>
      <style:footer-style/>
    </style:page-layout>
    <style:page-layout style:name="pm6">
      <style:page-layout-properties fo:page-width="21.001cm" fo:page-height="29.7cm" style:num-format="1" style:print-orientation="portrait" fo:margin-top="3cm" fo:margin-bottom="3cm" fo:margin-left="3cm" fo:margin-right="3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Convert_20_1" style:display-name="Convert 1" style:page-layout-name="pm5" style:next-style-name="Next_20_convert_20_2">
      <style:header>
        <text:p text:style-name="P1"><draw:frame draw:style-name="fr1" draw:name="graphics1" text:anchor-type="paragraph" svg:x="6.066cm" svg:y="0cm" svg:width="9.816cm" svg:height="1.376cm" draw:z-index="29"><draw:image xlink:href="Pictures/100000000000017300000034586BF17B.png" xlink:type="simple" xlink:show="embed" xlink:actuate="onLoad"/></draw:frame></text:p>
        <text:p text:style-name="P2"/>
        <text:p text:style-name="P3"/>
        <text:p text:style-name="P1"/>
        <text:p text:style-name="P1"><text:s/></text:p>
        <text:p text:style-name="P1"/>
        <text:p text:style-name="P1"/>
        <text:p text:style-name="P1"/>
        <text:p text:style-name="P1"/>
      </style:header>
    </style:master-page>
    <style:master-page style:name="Next_20_convert_20_2" style:display-name="Next convert 2" style:page-layout-name="pm6">
      <style:footer>
        <text:p text:style-name="P4"><text:page-number text:select-page="current">2</text:page-number></text:p>
      </style:footer>
    </style:master-page>
    <style:master-page style:name="Convert_20_3" style:display-name="Convert 3" style:page-layout-name="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dc:title>Funambol Client API C++ Design Document</dc:title>
    <meta:initial-creator>Stefano Fornari</meta:initial-creator>
    <meta:creation-date>2003-06-21T22:39:39</meta:creation-date>
    <dc:creator>Toccy</dc:creator>
    <dc:date>2009-05-20T12:25:55</dc:date>
    <meta:printed-by>Stefano Fornari</meta:printed-by>
    <meta:print-date>2005-11-10T11:14:42</meta:print-date>
    <dc:language>en-US</dc:language>
    <meta:editing-cycles>685</meta:editing-cycles>
    <meta:editing-duration>P19DT13H7M31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34" meta:image-count="1" meta:object-count="19" meta:page-count="75" meta:paragraph-count="1630" meta:word-count="21301" meta:character-count="134256"/>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list-style-name="L1">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solid" draw:fill-color="#ffffff" draw:textarea-horizontal-align="center" draw:textarea-vertical-align="middle" draw:fit-to-contour="true"/>
    </style:style>
    <style:style style:name="gr4" style:family="graphic" style:parent-style-name="standard" style:list-style-name="L2">
      <style:graphic-properties draw:fill="solid" draw:fill-color="#ffffff" draw:textarea-horizontal-align="center" draw:textarea-vertical-align="middle" draw:fit-to-contour="true"/>
    </style:style>
    <style:style style:name="P1" style:family="paragraph">
      <style:paragraph-properties fo:margin-left="0.1cm" fo:margin-right="0cm" fo:margin-top="0.4cm" fo:margin-bottom="0cm" fo:text-indent="0cm"/>
    </style:style>
    <style:style style:name="P2" style:family="paragraph">
      <style:paragraph-properties fo:margin-left="0.1cm" fo:margin-right="0cm" fo:text-align="center" fo:text-indent="0cm"/>
      <style:text-properties fo:font-family="Arial" style:font-family-generic="swiss" style:font-pitch="variable" fo:font-size="18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font-size-asian="14pt" style:font-size-complex="14pt"/>
    </style:style>
    <style:style style:name="P5" style:family="paragraph">
      <style:paragraph-properties fo:margin-left="0cm" fo:margin-right="0cm" fo:margin-top="0.1cm" fo:margin-bottom="0cm" fo:text-align="center" fo:text-indent="0cm"/>
    </style:style>
    <style:style style:name="P6" style:family="paragraph">
      <style:paragraph-properties fo:margin-left="0cm" fo:margin-right="0cm" fo:margin-top="0.1cm" fo:margin-bottom="0cm" fo:text-align="center" fo:text-indent="0cm"/>
      <style:text-properties fo:font-family="Arial" style:font-family-generic="swiss" style:font-pitch="variable" fo:font-size="14pt" style:font-size-asian="14pt" style:font-size-complex="14pt"/>
    </style:style>
    <style:style style:name="T1" style:family="text">
      <style:text-properties fo:font-family="Arial" style:font-family-generic="swiss" style:font-pitch="variable" fo:font-size="18pt"/>
    </style:style>
    <style:style style:name="T2" style:family="text">
      <style:text-properties fo:font-family="Arial" style:font-family-generic="swiss" style:font-pitch="variable" fo:font-size="14pt" style:font-size-asian="14pt" style:font-size-complex="14pt"/>
    </style:style>
    <text:list-style style:name="L1">
      <text:list-level-style-bullet text:level="1" text:bullet-char="●">
        <style:list-level-properties text:space-before="0.1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1.744cm" svg:height="6.896cm" svg:x="1.689cm" svg:y="3.319cm">
          <text:p text:style-name="P1"><text:span text:style-name="T1">Application</text:span></text:p>
        </draw:rect>
        <draw:rect draw:style-name="gr2" draw:text-style-name="P4" draw:layer="layout" svg:width="10.538cm" svg:height="0.898cm" svg:x="2.139cm" svg:y="6.837cm">
          <text:p text:style-name="P3"><text:span text:style-name="T2">DM Tree</text:span></text:p>
        </draw:rect>
        <draw:rect draw:style-name="gr2" draw:text-style-name="P4" draw:layer="layout" svg:width="2.634cm" svg:height="1.057cm" svg:x="2.128cm" svg:y="4.571cm">
          <text:p text:style-name="P3"><text:span text:style-name="T2">Sync Client</text:span></text:p>
        </draw:rect>
        <draw:rect draw:style-name="gr2" draw:text-style-name="P4" draw:layer="layout" svg:width="10.536cm" svg:height="1.004cm" svg:x="2.141cm" svg:y="7.729cm">
          <text:p text:style-name="P3"><text:span text:style-name="T2">Basic Types and Algorithms</text:span></text:p>
        </draw:rect>
        <draw:rect draw:style-name="gr3" draw:text-style-name="P4" draw:layer="layout" svg:width="2.65cm" svg:height="1.221cm" svg:x="4.735cm" svg:y="5.635cm">
          <text:p text:style-name="P5"><text:span text:style-name="T2">Device Manager</text:span></text:p>
        </draw:rect>
        <draw:rect draw:style-name="gr3" draw:text-style-name="P4" draw:layer="layout" svg:width="2.65cm" svg:height="1.221cm" svg:x="7.385cm" svg:y="5.635cm">
          <text:p text:style-name="P5"><text:span text:style-name="T2">Push Manager</text:span></text:p>
        </draw:rect>
        <draw:rect draw:style-name="gr3" draw:text-style-name="P4" draw:layer="layout" svg:width="2.65cm" svg:height="1.221cm" svg:x="10.035cm" svg:y="5.635cm">
          <text:p text:style-name="P5"><text:span text:style-name="T2">Update Manager</text:span></text:p>
        </draw:rect>
        <draw:rect draw:style-name="gr4" draw:text-style-name="P6" draw:layer="layout" svg:width="2.64cm" svg:height="1.22cm" svg:x="2.135cm" svg:y="5.635cm">
          <text:p text:style-name="P5"><text:span text:style-name="T2">Sync Manager</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forms form:automatic-focus="false" form:apply-design-mode="false"/>
    </style:master-page>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text:p/>
        </draw:connector>
        <draw:polyline draw:style-name="gr6" draw:text-style-name="P4" draw:layer="layout" svg:width="1.499cm" svg:height="0.499cm" svg:x="4.843cm" svg:y="4.178cm" svg:viewBox="0 0 1500 500" draw:points="0,0 1500,0 1500,500 0,500">
          <text:p text:style-name="P2"><text:span text:style-name="T2">PopulateObject(contact)</text:span></text:p>
        </draw:polyline>
        <draw:polyline draw:style-name="gr6" draw:text-style-name="P4" draw:layer="layout" svg:width="1.499cm" svg:height="0.499cm" svg:x="4.843cm" svg:y="8.178cm" svg:viewBox="0 0 1500 500"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text:p/>
        </draw:connector>
        <draw:polyline draw:style-name="gr6" draw:text-style-name="P4" draw:layer="layout" svg:width="1.499cm" svg:height="0.499cm" svg:x="4.843cm" svg:y="8.178cm" svg:viewBox="0 0 1500 500" draw:points="0,0 1500,0 1500,500 0,500">
          <text:p text:style-name="P2"><text:span text:style-name="T2">FillMapping() // if there is one</text:span></text:p>
        </draw:polyline>
        <draw:polyline draw:style-name="gr6" draw:text-style-name="P4" draw:layer="layout" svg:width="1.499cm" svg:height="0.499cm" svg:x="4.843cm" svg:y="5.178cm" svg:viewBox="0 0 1500 500" draw:points="0,0 1500,0 1500,500 0,500">
          <text:p text:style-name="P2"><text:span text:style-name="T2">Execute operation to do on contact</text:span></text:p>
        </draw:polyline>
        <draw:polyline draw:style-name="gr6" draw:text-style-name="P4" draw:layer="layout" svg:width="1.499cm" svg:height="0.499cm" svg:x="4.843cm" svg:y="6.678cm" svg:viewBox="0 0 1500 500"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text:style-name="P2"/>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19cm" svg:height="1.193cm" draw:transform="skewX (-0.571595330028035) rotate (0.499687764845882) translate (5.126cm 5.803cm)" svg:viewBox="0 0 1420 1194" draw:points="1,16292 0,15099 1419,15099 1420,16293 1,16292">
            <text:p text:style-name="P2"/>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8cm" svg:height="1.256cm" draw:transform="skewX (-0.591317550575567) rotate (0.489739388109516) translate (5.00800000000382cm 14.851000000002cm)" svg:viewBox="0 0 1519 1257" draw:points="2,32178 0,30923 1519,30922 1513,32179 2,32178">
            <text:p text:style-name="P2"/>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6cm" svg:height="1.072cm" draw:transform="skewX (-0.609468974796305) rotate (0.480663675999148) translate (0.841000000003358cm 7.92300000000174cm)" svg:viewBox="0 0 1307 1073" draw:points="0,15901 1,14829 1307,14828 1307,15899 0,15901">
            <text:p text:style-name="P2"/>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1cm" svg:height="2.111cm" draw:transform="skewX (-0.624827872213852) rotate (0.472809694365175) translate (0.840000000006771cm 12.7740000000034cm)" svg:viewBox="0 0 2602 2112" draw:points="0,25622 1,23512 2602,23510 2601,25621 0,25622">
            <text:p text:style-name="P2"/>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8cm" svg:height="1.545cm" draw:transform="skewX (-0.335452282233247) rotate (0.617497489355477) translate (10.8100000000034cm 13.1900000000024cm)" svg:viewBox="0 0 1639 1546" draw:points="0,35572 1,34027 1639,34026 1638,35571 0,35572">
            <text:p text:style-name="P2"/>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7cm" svg:height="1.959cm" draw:transform="skewX (-0.520282650019411) rotate (0.524995038999795) translate (10.217cm 16.425cm)" svg:viewBox="0 0 2258 1960" draw:points="0,40628 0,38668 2258,38668 2256,40627 0,40628">
            <text:p text:style-name="P2"/>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3cm" svg:height="1.217cm" draw:transform="skewX (-0.6400122367062) rotate (0.466002910282398) translate (5.113cm 18.842cm)" svg:viewBox="0 0 1514 1218" draw:points="0,39478 2,38261 1514,38261 1512,39479 0,39478">
            <text:p text:style-name="P2"/>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text:style-name="P2"/>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text:style-name="P2"/>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text:style-name="P2"/>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text:style-name="P2"/>
        </draw:line>
        <draw:line draw:style-name="gr18" draw:text-style-name="P1" draw:layer="layout" svg:x1="6.379cm" svg:y1="1.76cm" svg:x2="6.379cm" svg:y2="2.235cm">
          <text:p text:style-name="P2"/>
        </draw:line>
        <draw:line draw:style-name="gr18" draw:text-style-name="P1" draw:layer="layout" svg:x1="6.38cm" svg:y1="2.709cm" svg:x2="6.38cm" svg:y2="3.184cm">
          <text:p text:style-name="P2"/>
        </draw:line>
        <draw:line draw:style-name="gr18" draw:text-style-name="P1" draw:layer="layout" svg:x1="6.398cm" svg:y1="3.693cm" svg:x2="6.398cm" svg:y2="4.167cm">
          <text:p text:style-name="P2"/>
        </draw:line>
        <draw:line draw:style-name="gr18" draw:text-style-name="P1" draw:layer="layout" svg:x1="6.399cm" svg:y1="4.626cm" svg:x2="6.399cm" svg:y2="5.1cm">
          <text:p text:style-name="P2"/>
        </draw:line>
        <draw:line draw:style-name="gr18" draw:text-style-name="P1" draw:layer="layout" svg:x1="6.343cm" svg:y1="6.46cm" svg:x2="6.343cm" svg:y2="14.178cm">
          <text:p text:style-name="P2"/>
        </draw:line>
        <draw:line draw:style-name="gr18" draw:text-style-name="P1" draw:layer="layout" svg:x1="4.843cm" svg:y1="5.896cm" svg:x2="3.158cm" svg:y2="5.896cm">
          <text:p text:style-name="P2"/>
        </draw:line>
        <draw:line draw:style-name="gr18" draw:text-style-name="P1" draw:layer="layout" svg:x1="1.989cm" svg:y1="6.37cm" svg:x2="1.989cm" svg:y2="7.356cm">
          <text:p text:style-name="P2"/>
        </draw:line>
        <draw:line draw:style-name="gr18" draw:text-style-name="P1" draw:layer="layout" svg:x1="3.213cm" svg:y1="7.87cm" svg:x2="4.139cm" svg:y2="7.87cm">
          <text:p text:style-name="P2"/>
        </draw:line>
        <draw:line draw:style-name="gr18" draw:text-style-name="P1" draw:layer="layout" svg:x1="5.592cm" svg:y1="7.793cm" svg:x2="6.422cm" svg:y2="7.793cm">
          <text:p text:style-name="P2"/>
        </draw:line>
        <draw:polyline draw:style-name="gr19" draw:text-style-name="P1" draw:layer="layout" svg:width="1.219cm" svg:height="2.999cm" svg:x="2.022cm" svg:y="8.678cm" svg:viewBox="0 0 1220 3000" draw:points="0,0 0,1000 1220,1000 1220,3000">
          <text:p text:style-name="P2"/>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1.999cm" svg:height="0.999cm" draw:transform="rotate (1.5707963267946) translate (5.04200000000238cm 12.7570000000024cm)" svg:viewBox="0 0 2000 1000" draw:points="0,10584 0,11084 1000,11084 1000,10084 2000,10084">
          <text:p text:style-name="P2"/>
        </draw:polyline>
        <draw:line draw:style-name="gr18" draw:text-style-name="P1" draw:layer="layout" svg:x1="5.543cm" svg:y1="10.178cm" svg:x2="6.343cm" svg:y2="10.178cm">
          <text:p text:style-name="P2"/>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text:style-name="P2"/>
        </draw:line>
        <draw:polyline draw:style-name="gr22" draw:text-style-name="P1" draw:layer="layout" svg:width="0.999cm" svg:height="1.14cm" svg:x="7.702cm" svg:y="13.678cm" svg:viewBox="0 0 1000 1141" draw:points="0,1141 1000,1141 1000,0">
          <text:p text:style-name="P2"/>
        </draw:polyline>
        <draw:line draw:style-name="gr18" draw:text-style-name="P1" draw:layer="layout" svg:x1="9.843cm" svg:y1="13.178cm" svg:x2="10.843cm" svg:y2="13.178cm">
          <text:p text:style-name="P2"/>
        </draw:line>
        <draw:line draw:style-name="gr22" draw:text-style-name="P1" draw:layer="layout" svg:x1="12.178cm" svg:y1="12.118cm" svg:x2="12.178cm" svg:y2="11.118cm">
          <text:p text:style-name="P2"/>
        </draw:line>
        <draw:line draw:style-name="gr22" draw:text-style-name="P1" draw:layer="layout" svg:x1="12.177cm" svg:y1="9.85cm" svg:x2="12.177cm" svg:y2="8.199cm">
          <text:p text:style-name="P2"/>
        </draw:line>
        <draw:polyline draw:style-name="gr22" draw:text-style-name="P1" draw:layer="layout" svg:width="5.279cm" svg:height="5.849cm" draw:transform="rotate (1.5707963267946) translate (6.32500000001254cm 7.18100000001388cm)" svg:viewBox="0 0 5280 5850" draw:points="0,18500 5280,18500 5280,12650">
          <text:p text:style-name="P2"/>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text:style-name="P2"/>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text:style-name="P2"/>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3cm" svg:height="1.385cm" draw:transform="skewX (0.082030474843718) rotate (1.71949837906449) translate (14.207cm 16.429cm)" svg:viewBox="0 0 6074 1386" draw:points="36,23232 0,23731 6006,24618 6074,23631">
          <text:p text:style-name="P2"/>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text:style-name="P2"/>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text:style-name="P2"/>
        </draw:line>
        <draw:line draw:style-name="gr18" draw:text-style-name="P1" draw:layer="layout" svg:x1="6.363cm" svg:y1="19.559cm" svg:x2="6.343cm" svg:y2="20.178cm">
          <text:p text:style-name="P2"/>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cm" svg:height="16.959cm" draw:transform="rotate (3.1415926535892) translate (6.16000000004024cm 18.8619999999976cm)" svg:viewBox="0 0 5421 16960" draw:points="986,-37724 5421,-37724 5421,-20764 0,-20764">
          <text:p text:style-name="P2"/>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1"><text:span text:style-name="T1">+ int getChildrenMaxCount() </text:span></text:p>
              <text:p text:style-name="P1"><text:span text:style-name="T1">+ wchar_t **getChildrenNames() </text:span></text:p>
              <text:p text:style-name="P1"><text:span text:style-name="T1">+ wchar_t *getPropertyValue(const wchar_t *name)</text:span></text:p>
              <text:p text:style-name="P1"><text:span text:style-name="T1">+ void setPropertyValue(const wchar_t *name, const wchar_t *v) </text:span></text:p>
              <text:p text:style-name="P1"><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fo:font-style="normal"/>
    </style:style>
    <style:style style:name="T5" style:family="text">
      <style:text-properties fo:color="#000000"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805cm" svg:height="2.948cm" svg:x="0.635cm" svg:y="8.37cm">
            <text:p text:style-name="P1"><text:span text:style-name="T1">+ ItemReport()</text:span></text:p>
            <text:p text:style-name="P1"><text:span text:style-name="T1">+ ItemReport(ir: ItemReport&amp;)</text:span></text:p>
            <text:p text:style-name="P1"><text:span text:style-name="T1">+ ItemReport(luid: const WCHAR*, </text:span></text:p>
            <text:p text:style-name="P1"><text:span text:style-name="T1"><text:s text:c="22"/></text:span><text:span text:style-name="T1">statusCode: const int)</text:span></text:p>
            <text:p text:style-name="P1"><text:span text:style-name="T1">+ </text:span><text:span text:style-name="T2">~ItemReport</text:span><text:span text:style-name="T1">()</text:span></text:p>
            <text:p text:style-name="P1"><text:span text:style-name="T1"/></text:p>
            <text:p text:style-name="P1"><text:span text:style-name="T3">&gt; id: WCHAR*</text:span></text:p>
            <text:p text:style-name="P1"><text:span text:style-name="T3">&gt; status: int</text:span></text:p>
          </draw:rect>
          <draw:rect draw:style-name="gr2" draw:text-style-name="P4" draw:layer="layout" svg:width="6.805cm" svg:height="0.635cm" svg:x="0.635cm" svg:y="7.735cm">
            <text:p text:style-name="P3"><text:span text:style-name="T4">ItemReport</text:span></text:p>
          </draw:rect>
        </draw:g>
        <draw:g>
          <draw:rect draw:style-name="gr1" draw:text-style-name="P2" draw:layer="layout" svg:width="6.785cm" svg:height="5.696cm" svg:x="0.635cm" svg:y="1.622cm">
            <text:p text:style-name="P1"><text:span text:style-name="T1">+ SyncReport()</text:span></text:p>
            <text:p text:style-name="P1"><text:span text:style-name="T1">+ SyncReport(sr: SyncReport&amp;)</text:span></text:p>
            <text:p text:style-name="P1"><text:span text:style-name="T1">+ SyncReport(sc: SyncManagerConfig&amp;)</text:span></text:p>
            <text:p text:style-name="P1"><text:span text:style-name="T1">+ </text:span><text:span text:style-name="T2">~</text:span><text:span text:style-name="T1">SyncReport()</text:span></text:p>
            <text:p text:style-name="P1"><text:span text:style-name="T1"/></text:p>
            <text:p text:style-name="P1"><text:span text:style-name="T1">&gt; lastErrorCode: int</text:span></text:p>
            <text:p text:style-name="P1"><text:span text:style-name="T1">&gt; lastErrorMsg: char*</text:span></text:p>
            <text:p text:style-name="P1"><text:span text:style-name="T1"/></text:p>
            <text:p text:style-name="P1"><text:span text:style-name="T1">+ setSyncSourceReports(config: </text:span></text:p>
            <text:p text:style-name="P1"><text:span text:style-name="T1"><text:s text:c="27"/></text:span><text:span text:style-name="T1">SyncManagerConfig&amp;)</text:span></text:p>
            <text:p text:style-name="P1"><text:span text:style-name="T1">+ getSyncSourceReport(name: const char*):</text:span></text:p>
            <text:p text:style-name="P1"><text:span text:style-name="T1"><text:s text:c="28"/></text:span><text:span text:style-name="T1">SyncSourceReport*</text:span></text:p>
            <text:p text:style-name="P1"><text:span text:style-name="T1">+ getSyncSourceReport(index: unsigned int):</text:span></text:p>
            <text:p text:style-name="P1"><text:span text:style-name="T1"><text:s text:c="28"/></text:span><text:span text:style-name="T1">SyncSourceReport*</text:span></text:p>
            <text:p text:style-name="P1"><text:span text:style-name="T1">+ getSyncSourceReportCount():</text:span><text:span text:style-name="T1"><text:line-break/></text:span><text:span text:style-name="T1"> <text:s text:c="27"/>const unsigned int</text:span></text:p>
          </draw:rect>
          <draw:rect draw:style-name="gr2" draw:text-style-name="P4" draw:layer="layout" svg:width="6.785cm" svg:height="0.666cm" svg:x="0.635cm" svg:y="0.953cm">
            <text:p text:style-name="P3"><text:span text:style-name="T4">SyncReport</text:span></text:p>
          </draw:rect>
        </draw:g>
        <draw:g>
          <draw:rect draw:style-name="gr1" draw:text-style-name="P2" draw:layer="layout" svg:width="7.621cm" svg:height="9.69cm" svg:x="7.814cm" svg:y="1.628cm">
            <text:p text:style-name="P1"><text:span text:style-name="T1">+ SyncSourceReport(name: const char* = NULL)</text:span></text:p>
            <text:p text:style-name="P1"><text:span text:style-name="T1">+ SyncSourceReport(ssr: SyncSourceReport&amp;)</text:span></text:p>
            <text:p text:style-name="P1"><text:span text:style-name="T1">+ </text:span><text:span text:style-name="T2">~SyncSourceReport()</text:span></text:p>
            <text:p text:style-name="P1"><text:span text:style-name="T1"/></text:p>
            <text:p text:style-name="P1"><text:span text:style-name="T1">&gt; sourceName: char*</text:span></text:p>
            <text:p text:style-name="P1"><text:span text:style-name="T1">&gt; lastErrorCode: int</text:span></text:p>
            <text:p text:style-name="P1"><text:span text:style-name="T1">&gt; lastErrorMsg: char*</text:span></text:p>
            <text:p text:style-name="P1"><text:span text:style-name="T1"/></text:p>
            <text:p text:style-name="P1"><text:span text:style-name="T1">&gt; state: SourceState</text:span></text:p>
            <text:p text:style-name="P1"><text:span text:style-name="T1">+ checkState(): bool</text:span></text:p>
            <text:p text:style-name="P1"><text:span text:style-name="T5"/></text:p>
            <text:p text:style-name="P1"><text:span text:style-name="T1">+ getItemReportCount(target: const char*, </text:span></text:p>
            <text:p text:style-name="P1"><text:span text:style-name="T1"><text:s text:c="16"/></text:span><text:span text:style-name="T1">command: const char*): int</text:span></text:p>
            <text:p text:style-name="P1"><text:span text:style-name="T1">+ getItemReportSuccesfulCount(target: const char*, </text:span></text:p>
            <text:p text:style-name="P1"><text:span text:style-name="T1"><text:s text:c="16"/></text:span><text:span text:style-name="T1">command: const char*): int</text:span></text:p>
            <text:p text:style-name="P1"><text:span text:style-name="T1">+ getItemReportFailedCount(target: const char*, </text:span></text:p>
            <text:p text:style-name="P1"><text:span text:style-name="T1"><text:s text:c="16"/></text:span><text:span text:style-name="T1">command: const char*): int</text:span></text:p>
            <text:p text:style-name="P1"><text:span text:style-name="T5"/></text:p>
            <text:p text:style-name="P1"><text:span text:style-name="T5">+ getItemReport(target: const char*, </text:span></text:p>
            <text:p text:style-name="P1"><text:span text:style-name="T5"><text:s text:c="16"/></text:span><text:span text:style-name="T5">command: const char*, </text:span></text:p>
            <text:p text:style-name="P1"><text:span text:style-name="T5"><text:s text:c="16"/></text:span><text:span text:style-name="T5">index: unsigned int): ItemReport*</text:span></text:p>
            <text:p text:style-name="P1"><text:span text:style-name="T1">+ addItem(target: const char* , </text:span></text:p>
            <text:p text:style-name="P1"><text:span text:style-name="T1"><text:s text:c="18"/></text:span><text:span text:style-name="T1">command: const char*, </text:span></text:p>
            <text:p text:style-name="P1"><text:span text:style-name="T1"><text:s text:c="18"/></text:span><text:span text:style-name="T1">const WCHAR*: ID, </text:span></text:p>
            <text:p text:style-name="P1"><text:span text:style-name="T1"><text:s text:c="18"/></text:span><text:span text:style-name="T1">status: const int)</text:span></text:p>
            <text:p text:style-name="P1"><text:span text:style-name="T1"/></text:p>
            <text:p text:style-name="P1"><text:span text:style-name="T1">+ getList(</text:span><text:span text:style-name="T5">target: const char*, </text:span></text:p>
            <text:p text:style-name="P1"><text:span text:style-name="T5"><text:s text:c="16"/></text:span><text:span text:style-name="T5">command: const char*): ArrayList*</text:span></text:p>
          </draw:rect>
          <draw:rect draw:style-name="gr2" draw:text-style-name="P4" draw:layer="layout" svg:width="7.621cm" svg:height="0.635cm" svg:x="7.814cm" svg:y="0.993cm">
            <text:p text:style-name="P3"><text:span text:style-name="T4">SyncSourceReport</text:span></text:p>
          </draw:rect>
        </draw:g>
      </draw:page>
      <draw:page draw:name="page2" draw:style-name="dp1" draw:master-page-name="Default"/>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 draw:marker-end="Arrow" draw:textarea-horizontal-align="center" draw:textarea-vertical-align="middle"/>
    </style:style>
    <style:style style:name="gr3" style:family="graphic" style:parent-style-name="standard">
      <style:graphic-properties draw:stroke="dash" draw:stroke-dash="Ultrafine_20_Dashed" draw:textarea-horizontal-align="center" draw:textarea-vertical-align="middle"/>
    </style:style>
    <style:style style:name="gr4" style:family="graphic" style:parent-style-name="standard">
      <style:graphic-properties draw:stroke="none" svg:stroke-color="#000000" draw:fill="none" draw:fill-color="#ffffff" fo:min-height="0.831cm"/>
    </style:style>
    <style:style style:name="gr5" style:family="graphic" style:parent-style-name="standard">
      <style:graphic-properties draw:fill-color="#ffff99" draw:textarea-horizontal-align="center" draw:textarea-vertical-align="middle"/>
    </style:style>
    <style:style style:name="gr6" style:family="graphic" style:parent-style-name="standard">
      <style:graphic-properties draw:stroke="dash" draw:stroke-dash="Ultrafine_20_Dashed" draw:marker-end="Arrow"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margin-left="0cm" fo:margin-right="0cm" fo:text-indent="0cm"/>
    </style:style>
    <style:style style:name="P4" style:family="paragraph">
      <style:text-properties fo:font-size="12pt"/>
    </style:style>
    <style:style style:name="P5" style:family="paragraph">
      <style:paragraph-properties fo:margin-left="0cm" fo:margin-right="0cm" fo:text-align="center" fo:text-indent="0cm"/>
      <style:text-properties fo:font-size="10pt" style:font-size-asian="10pt" style:font-size-complex="10pt"/>
    </style:style>
    <style:style style:name="P6" style:family="paragraph">
      <style:paragraph-properties fo:text-align="center"/>
      <style:text-properties fo:font-size="10pt" style:font-size-asian="10pt" style:font-size-complex="10pt"/>
    </style:style>
    <style:style style:name="P7" style:family="paragraph">
      <style:paragraph-properties fo:text-align="center"/>
    </style:style>
    <style:style style:name="T1" style:family="text">
      <style:text-properties fo:font-size="12pt"/>
    </style:style>
    <style:style style:name="T2" style:family="text">
      <style:text-properties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2.752cm" svg:height="1.678cm" svg:x="5.884cm" svg:y="4.157cm">
          <text:p text:style-name="P1"><text:span text:style-name="T1">Push Manager</text:span></text:p>
        </draw:rect>
        <draw:rect draw:style-name="gr1" draw:text-style-name="P2" draw:layer="layout" svg:width="2.752cm" svg:height="1.678cm" svg:x="2.709cm" svg:y="7.332cm">
          <text:p text:style-name="P1"><text:span text:style-name="T1">STP service</text:span></text:p>
        </draw:rect>
        <draw:rect draw:style-name="gr1" draw:text-style-name="P2" draw:layer="layout" svg:width="2.752cm" svg:height="1.678cm" svg:x="9.059cm" svg:y="7.332cm">
          <text:p text:style-name="P1"><text:span text:style-name="T1">CTP service</text:span></text:p>
        </draw:rect>
        <draw:line draw:style-name="gr2" draw:text-style-name="P2" draw:layer="layout" svg:x1="7.29cm" svg:y1="5.91cm" svg:x2="4.191cm" svg:y2="7.332cm">
          <text:p text:style-name="P3"/>
        </draw:line>
        <draw:line draw:style-name="gr2" draw:text-style-name="P2" draw:layer="layout" svg:x1="7.366cm" svg:y1="5.859cm" svg:x2="10.541cm" svg:y2="7.332cm">
          <text:p text:style-name="P3"/>
        </draw:line>
        <draw:line draw:style-name="gr3" draw:text-style-name="P2" draw:layer="layout" svg:x1="0.082cm" svg:y1="3.87cm" svg:x2="14.752cm" svg:y2="3.87cm">
          <text:p text:style-name="P3"/>
        </draw:line>
        <draw:frame draw:style-name="gr4" draw:text-style-name="P4" draw:layer="layout" svg:width="1.872cm" svg:height="1.081cm" svg:x="0.685cm" svg:y="3.95cm">
          <draw:text-box>
            <text:p text:style-name="P3"><text:span text:style-name="T1">API</text:span></text:p>
          </draw:text-box>
        </draw:frame>
        <draw:rect draw:style-name="gr1" draw:text-style-name="P2" draw:layer="layout" svg:width="2.752cm" svg:height="1.27cm" svg:x="5.884cm" svg:y="2.252cm">
          <text:p text:style-name="P1"><text:span text:style-name="T1">PushListener</text:span></text:p>
        </draw:rect>
        <draw:rect draw:style-name="gr5" draw:text-style-name="P6" draw:layer="layout" svg:width="3.175cm" svg:height="1.613cm" svg:x="9.906cm" svg:y="4.157cm">
          <text:p text:style-name="P5"><text:span text:style-name="T2">PushListener</text:span></text:p>
          <text:p text:style-name="P5"><text:span text:style-name="T2">Interface</text:span></text:p>
        </draw:rect>
        <draw:line draw:style-name="gr6" draw:text-style-name="P2" draw:layer="layout" svg:x1="8.636cm" svg:y1="5.427cm" svg:x2="9.906cm" svg:y2="5.427cm">
          <text:p text:style-name="P3"/>
        </draw:line>
        <draw:line draw:style-name="gr6" draw:text-style-name="P2" draw:layer="layout" svg:x1="11.811cm" svg:y1="4.157cm" svg:x2="7.366cm" svg:y2="3.522cm">
          <text:p text:style-name="P3"/>
        </draw:line>
        <draw:frame draw:style-name="gr4" draw:text-style-name="P4" draw:layer="layout" svg:width="1.872cm" svg:height="1.081cm" svg:x="1.016cm" svg:y="2.441cm">
          <draw:text-box>
            <text:p text:style-name="P3"><text:span text:style-name="T1">Client</text:span></text:p>
          </draw:text-box>
        </draw:frame>
        <draw:rect draw:style-name="gr1" draw:text-style-name="P2" draw:layer="layout" svg:width="2.752cm" svg:height="1.678cm" svg:x="9.059cm" svg:y="10.099cm">
          <text:p text:style-name="P1"><text:span text:style-name="T1">CTP Config</text:span></text:p>
        </draw:rect>
        <draw:rect draw:style-name="gr1" draw:text-style-name="P2" draw:layer="layout" svg:width="2.752cm" svg:height="1.678cm" svg:x="2.709cm" svg:y="10.099cm">
          <text:p text:style-name="P1"><text:span text:style-name="T1">STP Config</text:span></text:p>
        </draw:rect>
        <draw:line draw:style-name="gr7" draw:text-style-name="P7" draw:layer="layout" svg:x1="4.191cm" svg:y1="9.034cm" svg:x2="4.191cm" svg:y2="10.101cm">
          <text:p text:style-name="P3"/>
        </draw:line>
        <draw:line draw:style-name="gr7" draw:text-style-name="P7" draw:layer="layout" svg:x1="10.541cm" svg:y1="9.034cm" svg:x2="10.541cm" svg:y2="10.05cm">
          <text:p text:style-name="P3"/>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3" style:family="text">
      <style:text-properties fo:font-size="12pt"/>
    </style:style>
    <style:style style:name="T4"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5" style:family="text">
      <style:text-properties style:use-window-font-color="true" style:text-outline="false" style:text-line-through-style="none" fo:font-family="'Bitstream Vera Sans'" style:font-family-generic="swiss"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3" draw:layer="layout" svg:width="6.948cm" svg:height="4.256cm" svg:x="1.187cm" svg:y="1.563cm">
            <text:p text:style-name="P1"><text:span text:style-name="T1">- KeyValueStore* store;</text:span></text:p>
            <text:p text:style-name="P1"><text:span text:style-name="T1">- static MappingStoreBuilder* builder;</text:span></text:p>
            <text:p text:style-name="P1"><text:span text:style-name="T1">+ MappingsManager(const char* name)</text:span></text:p>
            <text:p text:style-name="P1"><text:span text:style-name="T1">+ ~MappingsManager()</text:span></text:p>
            <text:p text:style-name="P1"><text:span text:style-name="T1">+ addMapping(const char* LUID, </text:span></text:p>
            <text:p text:style-name="P1"><text:span text:style-name="T1"><text:tab/></text:span><text:span text:style-name="T1"> <text:s text:c="9"/></text:span><text:span text:style-name="T1">const char* GUID) : bool</text:span></text:p>
            <text:p text:style-name="P2"><text:span text:style-name="T1">+ getMappings() : </text:span><text:span text:style-name="T2">Enumeration</text:span><text:span text:style-name="T1">&amp;</text:span></text:p>
            <text:p text:style-name="P1"><text:span text:style-name="T1">+ resetMappings(): bool</text:span></text:p>
            <text:p text:style-name="P1"><text:span text:style-name="T1">+ static void setBuilder(MappingStoreBuilder*)</text:span></text:p>
            <text:p text:style-name="P1"><text:span text:style-name="T1">+ static KeyValueStore* getMappingStore</text:span></text:p>
            <text:p text:style-name="P1"><text:span text:style-name="T1"><text:s text:c="37"/></text:span><text:span text:style-name="T1">(const char* name)</text:span></text:p>
            <text:p text:style-name="P1"><text:span text:style-name="T1"/></text:p>
          </draw:rect>
          <draw:rect draw:style-name="gr2" draw:text-style-name="P5" draw:layer="layout" svg:width="6.948cm" svg:height="0.609cm" svg:x="1.187cm" svg:y="0.954cm">
            <text:p text:style-name="P4"><text:span text:style-name="T3">MappingsManager</text:span></text:p>
          </draw:rect>
        </draw:g>
        <draw:g>
          <draw:rect draw:style-name="gr1" draw:text-style-name="P3" draw:layer="layout" svg:width="6.548cm" svg:height="1.756cm" svg:x="8.287cm" svg:y="1.563cm">
            <text:p text:style-name="P1"><text:span text:style-name="T1">+ MappingStoreStore()</text:span></text:p>
            <text:p text:style-name="P1"><text:span text:style-name="T1">+ virtual KeyValueStore* </text:span></text:p>
            <text:p text:style-name="P1"><text:span text:style-name="T4"><text:s text:c="2"/></text:span><text:span text:style-name="T5">createNewInstance(const char* name</text:span><text:span text:style-name="T5">)</text:span><text:span text:style-name="T1"> <text:s text:c="36"/></text:span></text:p>
            <text:p text:style-name="P1"><text:span text:style-name="T1"/></text:p>
            <text:p text:style-name="P1"><text:span text:style-name="T1"/></text:p>
          </draw:rect>
          <draw:rect draw:style-name="gr2" draw:text-style-name="P5" draw:layer="layout" svg:width="6.548cm" svg:height="0.609cm" svg:x="8.287cm" svg:y="0.954cm">
            <text:p text:style-name="P4"><text:span text:style-name="T3">MappingStoreBuilder</text:span></text:p>
          </draw:rect>
        </draw:g>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fo:min-height="0.152cm"/>
    </style:style>
    <style:style style:name="gr2" style:family="graphic" style:parent-style-name="standard">
      <style:graphic-properties draw:stroke="solid" draw:stroke-dash="Ultrafine_20_2_20_Dots_20_3_20_Dashes" draw:fill="solid" draw:fill-color="#e6e6e6" draw:textarea-horizontal-align="center" draw:textarea-vertical-align="middle"/>
    </style:style>
    <style:style style:name="gr3" style:family="graphic" style:parent-style-name="standard">
      <style:graphic-properties draw:stroke="dash" draw:stroke-dash="Fine_20_Dashed_20__28_var_29_" draw:fill="solid" draw:fill-color="#ccccff" draw:textarea-horizontal-align="left" draw:textarea-vertical-align="top"/>
    </style:style>
    <style:style style:name="gr4" style:family="graphic" style:parent-style-name="standard">
      <style:graphic-properties draw:stroke="dash" draw:stroke-dash="Fine_20_Dashed_20__28_var_29_" draw:fill="solid" draw:fill-color="#ccccff" draw:textarea-horizontal-align="center" draw:textarea-vertical-align="middle"/>
    </style:style>
    <style:style style:name="gr5" style:family="graphic" style:parent-style-name="standard">
      <style:graphic-properties draw:fill="solid" draw:fill-color="#ccccff" draw:textarea-horizontal-align="left" draw:textarea-vertical-align="top"/>
    </style:style>
    <style:style style:name="gr6" style:family="graphic" style:parent-style-name="standard">
      <style:graphic-properties draw:fill="solid" draw:fill-color="#ccccff" draw:textarea-horizontal-align="center" draw:textarea-vertical-align="middle"/>
    </style:style>
    <style:style style:name="gr7" style:family="graphic" style:parent-style-name="standard">
      <style:graphic-properties draw:fill="solid" draw:fill-color="#ffffff" draw:textarea-horizontal-align="left" draw:textarea-vertical-align="top"/>
    </style:style>
    <style:style style:name="gr8" style:family="graphic" style:parent-style-name="standard">
      <style:graphic-properties draw:fill="solid" draw:fill-color="#ffffff" draw:textarea-horizontal-align="center" draw:textarea-vertical-align="middle"/>
    </style:style>
    <style:style style:name="gr9" style:family="graphic" style:parent-style-name="standard">
      <style:graphic-properties draw:marker-start="Estremità_20_linea_20_1" draw:marker-end="" draw:textarea-horizontal-align="center" draw:textarea-vertical-align="middle"/>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text-align="start" fo:text-indent="0cm"/>
    </style:style>
    <style:style style:name="P4" style:family="paragraph">
      <style:paragraph-properties fo:margin-left="0cm" fo:margin-right="0cm" fo:text-align="start" fo:text-indent="0cm"/>
      <style:text-properties fo:font-size="8pt"/>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12pt" fo:font-style="normal"/>
    </style:style>
    <style:style style:name="P7" style:family="paragraph">
      <style:paragraph-properties fo:margin-left="0cm" fo:margin-right="0cm" fo:text-align="center" fo:text-indent="0cm"/>
      <style:text-properties fo:font-size="10pt" fo:font-style="normal"/>
    </style:style>
    <style:style style:name="P8" style:family="paragraph">
      <style:paragraph-properties fo:margin-left="0cm" fo:margin-right="0cm" fo:text-indent="0cm"/>
      <style:text-properties fo:font-size="16pt" fo:font-weight="bold"/>
    </style:style>
    <style:style style:name="P9" style:family="paragraph">
      <style:text-properties fo:font-size="16pt" fo:font-weight="bold"/>
    </style:style>
    <style:style style:name="T1" style:family="text">
      <style:text-properties fo:font-size="8pt"/>
    </style:style>
    <style:style style:name="T2" style:family="text">
      <style:text-properties fo:font-size="12pt" fo:font-style="normal"/>
    </style:style>
    <style:style style:name="T3" style:family="text">
      <style:text-properties fo:font-size="16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0.001cm" svg:height="1.237cm" svg:x="12.225cm" svg:y="14.294cm">
          <draw:text-box>
            <text:p text:style-name="P1"/>
          </draw:text-box>
        </draw:frame>
        <draw:g>
          <draw:rect draw:style-name="gr2" draw:text-style-name="P2" draw:layer="layout" svg:width="14.5cm" svg:height="3.1cm" svg:x="1.035cm" svg:y="10.818cm">
            <text:p text:style-name="P1"/>
          </draw:rect>
          <draw:g draw:id="id4">
            <draw:rect draw:style-name="gr3" draw:text-style-name="P4" draw:layer="layout" svg:width="4.625cm" svg:height="1.386cm" svg:x="1.01cm" svg:y="1.932cm">
              <text:p text:style-name="P3"><text:span text:style-name="T1"/></text:p>
              <text:p text:style-name="P3"><text:span text:style-name="T1"/></text:p>
              <text:p text:style-name="P3"><text:span text:style-name="T1"/></text:p>
            </draw:rect>
            <draw:rect draw:style-name="gr4" draw:text-style-name="P6" draw:layer="layout" svg:width="4.625cm" svg:height="0.814cm" svg:x="1.01cm" svg:y="1.118cm">
              <text:p text:style-name="P5"><text:span text:style-name="T2">SyncSource</text:span></text:p>
            </draw:rect>
          </draw:g>
          <draw:g draw:id="id3">
            <draw:rect draw:style-name="gr3" draw:text-style-name="P4" draw:layer="layout" svg:width="4.625cm" svg:height="1.386cm" svg:x="7.135cm" svg:y="1.932cm">
              <text:p text:style-name="P3"><text:span text:style-name="T1">KeyValueStore* cache</text:span></text:p>
            </draw:rect>
            <draw:rect draw:style-name="gr4" draw:text-style-name="P6" draw:layer="layout" svg:width="4.625cm" svg:height="0.814cm" svg:x="7.135cm" svg:y="1.118cm">
              <text:p text:style-name="P5"><text:span text:style-name="T2">CacheSyncSource</text:span></text:p>
            </draw:rect>
          </draw:g>
          <draw:g draw:id="id5">
            <draw:rect draw:style-name="gr5" draw:text-style-name="P4" draw:layer="layout" svg:width="4.625cm" svg:height="1.528cm" svg:x="4.512cm" svg:y="5.332cm">
              <text:p text:style-name="P3"><text:span text:style-name="T1">StringBuffer dir</text:span></text:p>
              <text:p text:style-name="P3"><text:span text:style-name="T1">bool recursive</text:span></text:p>
              <text:p text:style-name="P3"><text:span text:style-name="T1"/></text:p>
              <text:p text:style-name="P3"><text:span text:style-name="T1"/></text:p>
            </draw:rect>
            <draw:rect draw:style-name="gr6" draw:text-style-name="P6" draw:layer="layout" svg:width="4.625cm" svg:height="0.814cm" svg:x="4.512cm" svg:y="4.518cm">
              <text:p text:style-name="P5"><text:span text:style-name="T2">FileSyncSource</text:span></text:p>
            </draw:rect>
          </draw:g>
          <draw:g draw:id="id2">
            <draw:rect draw:style-name="gr5" draw:text-style-name="P4" draw:layer="layout" svg:width="4.625cm" svg:height="1.528cm" svg:x="4.51cm" svg:y="8.512cm">
              <text:p text:style-name="P3"><text:span text:style-name="T1">KeyValueStore* LUIDMap</text:span></text:p>
              <text:p text:style-name="P3"><text:span text:style-name="T1">KeyValueStore* configParams</text:span></text:p>
            </draw:rect>
            <draw:rect draw:style-name="gr6" draw:text-style-name="P6" draw:layer="layout" svg:width="4.625cm" svg:height="0.814cm" svg:x="4.51cm" svg:y="7.698cm">
              <text:p text:style-name="P5"><text:span text:style-name="T2">MediaSyncSource</text:span></text:p>
            </draw:rect>
          </draw:g>
          <draw:g draw:id="id1">
            <draw:rect draw:style-name="gr7" draw:text-style-name="P4" draw:layer="layout" svg:width="4.804cm" svg:height="1.597cm" svg:x="10.735cm" svg:y="8.428cm">
              <text:p text:style-name="P4">StringBuffer username<text:line-break/>StringBuffer url<text:line-break/>StringBuffer swv</text:p>
              <text:p text:style-name="P4">int nextLUID</text:p>
            </draw:rect>
            <draw:rect draw:style-name="gr8" draw:text-style-name="P7" draw:layer="layout" svg:width="4.804cm" svg:height="0.71cm" svg:x="10.735cm" svg:y="7.718cm">
              <text:p text:style-name="P7">MediaSyncSourceParams</text:p>
            </draw:rect>
          </draw:g>
          <draw:connector draw:style-name="gr9" draw:text-style-name="P2" draw:layer="layout" svg:x1="10.735cm" svg:y1="8.871cm" svg:x2="9.135cm" svg:y2="8.869cm" draw:start-shape="id1" draw:start-glue-point="3" draw:end-shape="id2" draw:end-glue-point="1">
            <text:p text:style-name="P1"/>
          </draw:connector>
          <draw:g draw:id="id6">
            <draw:rect draw:style-name="gr5" draw:text-style-name="P4" draw:layer="layout" svg:width="4.625cm" svg:height="1.528cm" svg:x="9.61cm" svg:y="5.39cm">
              <text:p text:style-name="P3"><text:span text:style-name="T1"/></text:p>
              <text:p text:style-name="P3"><text:span text:style-name="T1"/></text:p>
              <text:p text:style-name="P3"><text:span text:style-name="T1"/></text:p>
            </draw:rect>
            <draw:rect draw:style-name="gr6" draw:text-style-name="P6" draw:layer="layout" svg:width="4.625cm" svg:height="0.814cm" svg:x="9.61cm" svg:y="4.576cm">
              <text:p text:style-name="P5"><text:span text:style-name="T2">ConfigSyncSource</text:span></text:p>
            </draw:rect>
          </draw:g>
          <draw:connector draw:style-name="gr10" draw:text-style-name="P2" draw:layer="layout" svg:x1="7.135cm" svg:y1="2.218cm" svg:x2="5.635cm" svg:y2="2.218cm" draw:start-shape="id3" draw:start-glue-point="3" draw:end-shape="id4" draw:end-glue-point="1">
            <text:p text:style-name="P1"/>
          </draw:connector>
          <draw:connector draw:style-name="gr10" draw:text-style-name="P2" draw:layer="layout" draw:type="line" svg:x1="6.824cm" svg:y1="4.518cm" svg:x2="9.447cm" svg:y2="3.318cm" draw:start-shape="id5" draw:start-glue-point="0" draw:end-shape="id3" draw:end-glue-point="2">
            <text:p text:style-name="P1"/>
          </draw:connector>
          <draw:connector draw:style-name="gr10" draw:text-style-name="P2" draw:layer="layout" draw:type="line" svg:x1="11.922cm" svg:y1="4.576cm" svg:x2="9.447cm" svg:y2="3.318cm" draw:start-shape="id6" draw:start-glue-point="0" draw:end-shape="id3" draw:end-glue-point="2">
            <text:p text:style-name="P1"/>
          </draw:connector>
          <draw:connector draw:style-name="gr10" draw:text-style-name="P2" draw:layer="layout" draw:type="line" svg:x1="6.822cm" svg:y1="7.698cm" svg:x2="6.824cm" svg:y2="6.86cm" draw:start-shape="id2" draw:start-glue-point="0" draw:end-shape="id5" draw:end-glue-point="2">
            <text:p text:style-name="P1"/>
          </draw:connector>
          <draw:g draw:id="id7">
            <draw:rect draw:style-name="gr5" draw:text-style-name="P4" draw:layer="layout" svg:width="4.625cm" svg:height="1.528cm" svg:x="1.81cm" svg:y="12.19cm">
              <text:p text:style-name="P3"><text:span text:style-name="T1"/></text:p>
              <text:p text:style-name="P3"><text:span text:style-name="T1"/></text:p>
              <text:p text:style-name="P3"><text:span text:style-name="T1"/></text:p>
            </draw:rect>
            <draw:rect draw:style-name="gr6" draw:text-style-name="P6" draw:layer="layout" svg:width="4.625cm" svg:height="0.814cm" svg:x="1.81cm" svg:y="11.376cm">
              <text:p text:style-name="P5"><text:span text:style-name="T2">PictureSyncSource</text:span></text:p>
            </draw:rect>
          </draw:g>
          <draw:g draw:id="id8">
            <draw:rect draw:style-name="gr5" draw:text-style-name="P4" draw:layer="layout" svg:width="4.625cm" svg:height="1.528cm" svg:x="6.81cm" svg:y="12.19cm">
              <text:p text:style-name="P3"><text:span text:style-name="T1"/></text:p>
              <text:p text:style-name="P3"><text:span text:style-name="T1"/></text:p>
              <text:p text:style-name="P3"><text:span text:style-name="T1"/></text:p>
            </draw:rect>
            <draw:rect draw:style-name="gr6" draw:text-style-name="P6" draw:layer="layout" svg:width="4.625cm" svg:height="0.814cm" svg:x="6.81cm" svg:y="11.376cm">
              <text:p text:style-name="P5"><text:span text:style-name="T2">VideoSyncSource</text:span></text:p>
            </draw:rect>
          </draw:g>
          <draw:connector draw:style-name="gr10" draw:text-style-name="P2" draw:layer="layout" draw:type="line" svg:x1="4.122cm" svg:y1="11.376cm" svg:x2="6.822cm" svg:y2="10.04cm" draw:start-shape="id7" draw:start-glue-point="0" draw:end-shape="id2" draw:end-glue-point="2">
            <text:p text:style-name="P1"/>
          </draw:connector>
          <draw:connector draw:style-name="gr10" draw:text-style-name="P2" draw:layer="layout" draw:type="line" svg:x1="9.122cm" svg:y1="11.376cm" svg:x2="6.822cm" svg:y2="10.04cm" draw:start-shape="id8" draw:start-glue-point="0" draw:end-shape="id2" draw:end-glue-point="2">
            <text:p text:style-name="P1"/>
          </draw:connector>
          <draw:frame draw:style-name="gr11" draw:text-style-name="P9" draw:layer="layout" svg:width="2.36cm" svg:height="0.903cm" svg:x="13.072cm" svg:y="11.018cm">
            <draw:text-box>
              <text:p text:style-name="P8"><text:span text:style-name="T3">Client</text:span></text:p>
            </draw:text-box>
          </draw:frame>
        </draw:g>
      </draw:page>
      <draw:page draw:name="page2" draw:style-name="dp1" draw:master-page-name="Default"/>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Estremità_20_linea_20_1" draw:display-name="Estremità linea 1" svg:viewBox="0 0 1131 1131" svg:d="m462 1118-102-29-102-51-93-72-72-93-51-102-29-102-13-105 13-102 29-106 51-102 72-89 93-72 102-50 102-34 106-9 101 9 106 34 98 50 93 72 72 89 51 102 29 106 13 102-13 105-29 102-51 102-72 93-93 72-98 51-106 29-101 13z"/>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solid"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gr8" style:family="graphic" style:parent-style-name="standard">
      <style:graphic-properties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End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line draw:style-name="gr7" draw:text-style-name="P8" draw:layer="layout" svg:x1="5.843cm" svg:y1="7.678cm" svg:x2="8.343cm" svg:y2="7.678cm">
          <text:p text:style-name="P7"><text:span text:style-name="T2">Get client modifications</text:span></text:p>
        </draw:line>
        <draw:line draw:style-name="gr8" draw:text-style-name="P8" draw:layer="layout" svg:x1="5.843cm" svg:y1="8.678cm" svg:x2="8.343cm" svg:y2="8.678cm">
          <text:p text:style-name="P7"><text:span text:style-name="T2">Apply server changes</text:span></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char*</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WCHAR*</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WCHAR*</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3.23cm" svg:x="11.192cm" svg:y="1.588cm">
            <text:p text:style-name="P4"><text:span text:style-name="T2">sourceURI: char*</text:span></text:p>
            <text:p text:style-name="P4"><text:span text:style-name="T2">name: char*</text:span></text:p>
            <text:p text:style-name="P4"><text:span text:style-name="T2">syncMode: int</text:span></text:p>
            <text:p text:style-name="P4"><text:span text:style-name="T2">data: int</text:span></text:p>
            <text:p text:style-name="P4"><text:span text:style-name="T2"/></text:p>
            <text:p text:style-name="P4"><text:span text:style-name="T2">getSourceURI(): char*</text:span></text:p>
            <text:p text:style-name="P4"><text:span text:style-name="T2">getSourceName(): char*</text:span></text:p>
            <text:p text:style-name="P4"><text:span text:style-name="T2">getSyncMode(): int</text:span></text:p>
            <text:p text:style-name="P4"><text:span text:style-name="T2">getData():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3.185cm" svg:x2="11.192cm" svg:y2="3.1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char*</text:span></text:p>
            <text:p text:style-name="P4"><text:span text:style-name="T2"/></text:p>
            <text:p text:style-name="P4"><text:span text:style-name="T2"/></text:p>
            <text:p text:style-name="P4"><text:span text:style-name="T2">getStatusCode(): int</text:span></text:p>
            <text:p text:style-name="P4"><text:span text:style-name="T2">getCommand(): char*</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start="Arrow"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text-align="center"/>
    </style:style>
    <style:style style:name="T1" style:family="text">
      <style:text-properties fo:font-size="8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id="id6">
            <draw:rect draw:style-name="gr1" draw:text-style-name="P2" draw:layer="layout" svg:width="4.511cm" svg:height="1.23cm" svg:x="9.124cm" svg:y="8.894cm">
              <text:p text:style-name="P1"><text:span text:style-name="T1"/></text:p>
              <text:p text:style-name="P1"><text:span text:style-name="T1"/></text:p>
              <text:p text:style-name="P1"><text:span text:style-name="T1"/></text:p>
            </draw:rect>
            <draw:rect draw:style-name="gr2" draw:text-style-name="P4" draw:layer="layout" svg:width="4.511cm" svg:height="0.635cm" svg:x="9.124cm" svg:y="8.259cm">
              <text:p text:style-name="P3"><text:span text:style-name="T2">TransportListener</text:span></text:p>
            </draw:rect>
          </draw:g>
          <draw:g draw:id="id2">
            <draw:rect draw:style-name="gr1" draw:text-style-name="P2" draw:layer="layout" svg:width="4.365cm" svg:height="1.5cm" svg:x="1.27cm" svg:y="6.611cm">
              <text:p text:style-name="P1"><text:span text:style-name="T1"/></text:p>
              <text:p text:style-name="P1"><text:span text:style-name="T1"/></text:p>
              <text:p text:style-name="P1"><text:span text:style-name="T1"/></text:p>
            </draw:rect>
            <draw:rect draw:style-name="gr2" draw:text-style-name="P4" draw:layer="layout" svg:width="4.365cm" svg:height="0.755cm" svg:x="1.27cm" svg:y="5.856cm">
              <text:p text:style-name="P3"><text:span text:style-name="T2">SyncSourceListener</text:span></text:p>
            </draw:rect>
          </draw:g>
          <draw:g draw:id="id4">
            <draw:rect draw:style-name="gr1" draw:text-style-name="P2" draw:layer="layout" svg:width="4.5cm" svg:height="1.62cm" svg:x="9.135cm" svg:y="3.953cm">
              <text:p text:style-name="P1"><text:span text:style-name="T1"/></text:p>
              <text:p text:style-name="P1"><text:span text:style-name="T1"/></text:p>
              <text:p text:style-name="P1"><text:span text:style-name="T1"/></text:p>
            </draw:rect>
            <draw:rect draw:style-name="gr2" draw:text-style-name="P4" draw:layer="layout" svg:width="4.5cm" svg:height="0.635cm" svg:x="9.135cm" svg:y="3.318cm">
              <text:p text:style-name="P3"><text:span text:style-name="T2">SyncItemListener</text:span></text:p>
            </draw:rect>
          </draw:g>
          <draw:g draw:id="id5">
            <draw:rect draw:style-name="gr1" draw:text-style-name="P2" draw:layer="layout" svg:width="4.5cm" svg:height="1.27cm" svg:x="9.135cm" svg:y="6.66cm">
              <text:p text:style-name="P1"><text:span text:style-name="T1"/></text:p>
              <text:p text:style-name="P1"><text:span text:style-name="T1"/></text:p>
              <text:p text:style-name="P1"><text:span text:style-name="T1"/></text:p>
            </draw:rect>
            <draw:rect draw:style-name="gr2" draw:text-style-name="P4" draw:layer="layout" svg:width="4.5cm" svg:height="0.635cm" svg:x="9.135cm" svg:y="6.025cm">
              <text:p text:style-name="P3"><text:span text:style-name="T2">SyncStatusListener</text:span></text:p>
            </draw:rect>
          </draw:g>
          <draw:g draw:id="id3">
            <draw:rect draw:style-name="gr1" draw:text-style-name="P2" draw:layer="layout" svg:width="4.362cm" svg:height="1.62cm" svg:x="1.273cm" svg:y="3.953cm">
              <text:p text:style-name="P1"><text:span text:style-name="T1"/></text:p>
              <text:p text:style-name="P1"><text:span text:style-name="T1"/></text:p>
              <text:p text:style-name="P1"><text:span text:style-name="T1"/></text:p>
            </draw:rect>
            <draw:rect draw:style-name="gr2" draw:text-style-name="P4" draw:layer="layout" svg:width="4.362cm" svg:height="0.635cm" svg:x="1.273cm" svg:y="3.318cm">
              <text:p text:style-name="P3"><text:span text:style-name="T2">SyncListener</text:span></text:p>
            </draw:rect>
          </draw:g>
          <draw:g draw:id="id1">
            <draw:rect draw:style-name="gr1" draw:text-style-name="P2" draw:layer="layout" svg:width="4.245cm" svg:height="1.12cm" svg:x="5.135cm" svg:y="1.698cm">
              <text:p text:style-name="P1"><text:span text:style-name="T1">&gt; name: String</text:span></text:p>
            </draw:rect>
            <draw:rect draw:style-name="gr2" draw:text-style-name="P4" draw:layer="layout" svg:width="4.245cm" svg:height="0.635cm" svg:x="5.135cm" svg:y="1.063cm">
              <text:p text:style-name="P3"><text:span text:style-name="T2">Listener</text:span></text:p>
            </draw:rect>
          </draw:g>
          <draw:connector draw:style-name="gr3" draw:text-style-name="P5" draw:layer="layout" svg:x1="7.257cm" svg:y1="2.818cm" svg:x2="5.635cm" svg:y2="6.983cm" draw:start-shape="id1" draw:start-glue-point="2" draw:end-shape="id2" draw:end-glue-point="1" svg:d="m7257 2818v4165h-1622">
            <text:p/>
          </draw:connector>
          <draw:connector draw:style-name="gr3" draw:text-style-name="P5" draw:layer="layout" svg:x1="7.257cm" svg:y1="2.818cm" svg:x2="5.635cm" svg:y2="4.445cm" draw:start-shape="id1" draw:start-glue-point="2" draw:end-shape="id3" svg:d="m7257 2818v1627h-1622">
            <text:p/>
          </draw:connector>
          <draw:connector draw:style-name="gr3" draw:text-style-name="P5" draw:layer="layout" svg:x1="7.257cm" svg:y1="2.818cm" svg:x2="9.135cm" svg:y2="4.445cm" draw:start-shape="id1" draw:start-glue-point="2" draw:end-shape="id4" draw:end-glue-point="3" svg:d="m7257 2818v1627h1878">
            <text:p/>
          </draw:connector>
          <draw:connector draw:style-name="gr3" draw:text-style-name="P5" draw:layer="layout" svg:x1="7.257cm" svg:y1="2.818cm" svg:x2="9.135cm" svg:y2="6.977cm" draw:start-shape="id1" draw:start-glue-point="2" draw:end-shape="id5" draw:end-glue-point="3" svg:d="m7257 2818v4159h1878">
            <text:p/>
          </draw:connector>
          <draw:connector draw:style-name="gr4" draw:text-style-name="P5" draw:layer="layout" svg:x1="7.257cm" svg:y1="2.818cm" svg:x2="9.124cm" svg:y2="9.191cm" draw:start-shape="id1" draw:start-glue-point="2" draw:end-shape="id6" draw:end-glue-point="3" svg:d="m7257 2818v6373h1867">
            <text:p/>
          </draw:connector>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fill="solid" draw:textarea-horizontal-align="left" draw:textarea-vertical-align="top"/>
    </style:style>
    <style:style style:name="gr4" style:family="graphic" style:parent-style-name="standard">
      <style:graphic-properties draw:fill="solid"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 getSyncReport()</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draw:rect>
          <draw:rect draw:style-name="gr2" draw:text-style-name="P5" draw:layer="layout" svg:width="7.471cm" svg:height="0.794cm" svg:x="0.987cm" svg:y="0.953cm">
            <text:p text:style-name="P4"><text:span text:style-name="T4">SyncClient</text:span></text:p>
          </draw:rect>
        </draw:g>
        <draw:g>
          <draw:g>
            <draw:rect draw:style-name="gr3" draw:text-style-name="P3" draw:layer="layout" svg:width="3.892cm" svg:height="1.176cm" svg:x="10.016cm" svg:y="3.116cm">
              <text:p text:style-name="P1"><text:span text:style-name="T1"/></text:p>
              <text:p text:style-name="P1"><text:span text:style-name="T1"/></text:p>
              <text:p text:style-name="P1"><text:span text:style-name="T1"/></text:p>
            </draw:rect>
            <draw:rect draw:style-name="gr4" draw:text-style-name="P6" draw:layer="layout" svg:width="3.892cm" svg:height="0.752cm" svg:x="10.016cm" svg:y="2.364cm">
              <text:p text:style-name="P4"><text:span text:style-name="T4">SyncReport</text:span></text:p>
            </draw:rect>
          </draw:g>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fill="none" draw:textarea-horizontal-align="center" draw:textarea-vertical-align="middle"/>
    </style:style>
    <style:style style:name="gr5" style:family="graphic" style:parent-style-name="standard">
      <style:graphic-properties draw:stroke="none" svg:stroke-color="#000000" draw:fill="none" draw:fill-color="#ffffff" fo:min-height="0.152cm"/>
    </style:style>
    <style:style style:name="gr6" style:family="graphic" style:parent-style-name="standard">
      <style:graphic-properties draw:fill="solid" draw:fill-color="#99ccff" draw:textarea-horizontal-align="left" draw:textarea-vertical-align="top"/>
    </style:style>
    <style:style style:name="gr7" style:family="graphic" style:parent-style-name="standard">
      <style:graphic-properties draw:fill="solid" draw:fill-color="#99ccff" draw:textarea-horizontal-align="center" draw:textarea-vertical-align="middle"/>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marker-end="Circl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text-properties fo:font-size="12pt" fo:font-style="normal"/>
    </style:style>
    <style:style style:name="P6" style:family="paragraph">
      <style:paragraph-properties fo:margin-left="0cm" fo:margin-right="0cm" fo:text-indent="0cm"/>
    </style:style>
    <style:style style:name="P7" style:family="paragraph">
      <style:paragraph-properties fo:text-align="center"/>
    </style:style>
    <style:style style:name="T1" style:family="text">
      <style:text-properties fo:font-size="8pt"/>
    </style:style>
    <style:style style:name="T2" style:family="text">
      <style:text-properties fo:font-size="12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id="id3">
          <draw:rect draw:style-name="gr1" draw:text-style-name="P2" draw:layer="layout" svg:width="4.505cm" svg:height="1.984cm" svg:x="0.23cm" svg:y="7.513cm">
            <text:p text:style-name="P1"><text:span text:style-name="T1"/></text:p>
            <text:p text:style-name="P1"><text:span text:style-name="T1"/></text:p>
            <text:p text:style-name="P1"><text:span text:style-name="T1"/></text:p>
          </draw:rect>
          <draw:rect draw:style-name="gr2" draw:text-style-name="P4" draw:layer="layout" svg:width="4.505cm" svg:height="1.057cm" svg:x="0.23cm" svg:y="6.456cm">
            <text:p text:style-name="P3"><text:span text:style-name="T2">SyncSourceConfigs*</text:span></text:p>
          </draw:rect>
        </draw:g>
        <draw:g draw:id="id6">
          <draw:rect draw:style-name="gr1" draw:text-style-name="P2" draw:layer="layout" svg:width="4.289cm" svg:height="2.023cm" svg:x="7.646cm" svg:y="11.395cm">
            <text:p text:style-name="P1"><text:span text:style-name="T1"/></text:p>
            <text:p text:style-name="P1"><text:span text:style-name="T1"/></text:p>
            <text:p text:style-name="P1"><text:span text:style-name="T1"/></text:p>
          </draw:rect>
          <draw:rect draw:style-name="gr2" draw:text-style-name="P4" draw:layer="layout" svg:width="4.289cm" svg:height="1.078cm" svg:x="7.646cm" svg:y="10.317cm">
            <text:p text:style-name="P3"><text:span text:style-name="T2">ServerConfig</text:span></text:p>
          </draw:rect>
        </draw:g>
        <draw:g draw:id="id7">
          <draw:rect draw:style-name="gr1" draw:text-style-name="P2" draw:layer="layout" svg:width="3.893cm" svg:height="1.964cm" svg:x="0.842cm" svg:y="11.419cm">
            <text:p text:style-name="P1"><text:span text:style-name="T1"/></text:p>
            <text:p text:style-name="P1"><text:span text:style-name="T1"/></text:p>
            <text:p text:style-name="P1"><text:span text:style-name="T1"/></text:p>
          </draw:rect>
          <draw:rect draw:style-name="gr2" draw:text-style-name="P4" draw:layer="layout" svg:width="3.893cm" svg:height="1.047cm" svg:x="0.842cm" svg:y="10.372cm">
            <text:p text:style-name="P3"><text:span text:style-name="T2">AccessConfig</text:span></text:p>
          </draw:rect>
        </draw:g>
        <draw:g>
          <draw:rect draw:style-name="gr3" draw:text-style-name="P2" draw:layer="layout" svg:width="4.595cm" svg:height="1.528cm" svg:x="3.94cm" svg:y="14.79cm">
            <text:p text:style-name="P1"><text:span text:style-name="T1"/></text:p>
            <text:p text:style-name="P1"><text:span text:style-name="T1"/></text:p>
            <text:p text:style-name="P1"><text:span text:style-name="T1"/></text:p>
          </draw:rect>
          <draw:rect draw:style-name="gr4" draw:text-style-name="P5" draw:layer="layout" svg:width="4.595cm" svg:height="0.814cm" svg:x="3.94cm" svg:y="13.976cm">
            <text:p text:style-name="P3"><text:span text:style-name="T2">DefaultConfigFactory</text:span></text:p>
          </draw:rect>
        </draw:g>
        <draw:frame draw:style-name="gr5" draw:text-style-name="P6" draw:layer="layout" svg:width="0.001cm" svg:height="1.237cm" svg:x="12.225cm" svg:y="14.294cm">
          <draw:text-box>
            <text:p text:style-name="P6"/>
          </draw:text-box>
        </draw:frame>
        <draw:g draw:id="id2">
          <draw:rect draw:style-name="gr1" draw:text-style-name="P2" draw:layer="layout" svg:width="4.625cm" svg:height="1.528cm" svg:x="3.901cm" svg:y="3.978cm">
            <text:p text:style-name="P1"><text:span text:style-name="T1"/></text:p>
            <text:p text:style-name="P1"><text:span text:style-name="T1"/></text:p>
            <text:p text:style-name="P1"><text:span text:style-name="T1"/></text:p>
          </draw:rect>
          <draw:rect draw:style-name="gr2" draw:text-style-name="P4" draw:layer="layout" svg:width="4.625cm" svg:height="0.814cm" svg:x="3.901cm" svg:y="3.164cm">
            <text:p text:style-name="P3"><text:span text:style-name="T2">SyncManagerConfig</text:span></text:p>
          </draw:rect>
        </draw:g>
        <draw:g draw:id="id1">
          <draw:rect draw:style-name="gr6" draw:text-style-name="P2" draw:layer="layout" svg:width="4.625cm" svg:height="1.528cm" svg:x="10.272cm" svg:y="3.988cm">
            <text:p text:style-name="P1"><text:span text:style-name="T1"/></text:p>
            <text:p text:style-name="P1"><text:span text:style-name="T1"/></text:p>
            <text:p text:style-name="P1"><text:span text:style-name="T1"/></text:p>
          </draw:rect>
          <draw:rect draw:style-name="gr7" draw:text-style-name="P4" draw:layer="layout" svg:width="4.625cm" svg:height="0.814cm" svg:x="10.272cm" svg:y="3.174cm">
            <text:p text:style-name="P3"><text:span text:style-name="T2">DMTClientConfig</text:span></text:p>
          </draw:rect>
        </draw:g>
        <draw:connector draw:style-name="gr8" draw:text-style-name="P7" draw:layer="layout" svg:x1="10.272cm" svg:y1="4.345cm" svg:x2="8.526cm" svg:y2="4.335cm" draw:start-shape="id1" draw:start-glue-point="3" draw:end-shape="id2" draw:end-glue-point="1" svg:d="m10272 4345h-873v-10h-873">
          <text:p text:style-name="P6"/>
        </draw:connector>
        <draw:g draw:id="id4">
          <draw:rect draw:style-name="gr1" draw:text-style-name="P2" draw:layer="layout" svg:width="4.289cm" svg:height="2.023cm" svg:x="7.646cm" svg:y="7.495cm">
            <text:p text:style-name="P1"><text:span text:style-name="T1"/></text:p>
            <text:p text:style-name="P1"><text:span text:style-name="T1"/></text:p>
            <text:p text:style-name="P1"><text:span text:style-name="T1"/></text:p>
          </draw:rect>
          <draw:rect draw:style-name="gr2" draw:text-style-name="P4" draw:layer="layout" svg:width="4.289cm" svg:height="1.078cm" svg:x="7.646cm" svg:y="6.417cm">
            <text:p text:style-name="P3"><text:span text:style-name="T2">ClientConfig</text:span></text:p>
          </draw:rect>
        </draw:g>
        <draw:connector draw:style-name="gr9" draw:text-style-name="P7" draw:layer="layout" svg:x1="6.213cm" svg:y1="5.506cm" svg:x2="4.735cm" svg:y2="7.976cm" draw:start-shape="id2" draw:start-glue-point="2" draw:end-shape="id3" draw:end-glue-point="1" svg:d="m6213 5506v2470h-1478">
          <text:p text:style-name="P6"/>
        </draw:connector>
        <draw:connector draw:style-name="gr9" draw:text-style-name="P7" draw:id="id5" draw:layer="layout" svg:x1="6.213cm" svg:y1="5.506cm" svg:x2="7.646cm" svg:y2="7.967cm" draw:start-shape="id2" draw:start-glue-point="2" draw:end-shape="id4" draw:end-glue-point="3" svg:d="m6213 5506v2461h1433">
          <text:p text:style-name="P6"/>
        </draw:connector>
        <draw:connector draw:style-name="gr9" draw:text-style-name="P7" draw:layer="layout" svg:x1="6.213cm" svg:y1="7.967cm" svg:x2="7.646cm" svg:y2="11.867cm" draw:start-shape="id5" draw:start-glue-point="2" draw:end-shape="id6" draw:end-glue-point="3" svg:d="m6213 7967v3900h1433">
          <text:p text:style-name="P6"/>
        </draw:connector>
        <draw:connector draw:style-name="gr9" draw:text-style-name="P7" draw:layer="layout" svg:x1="6.213cm" svg:y1="5.506cm" svg:x2="4.735cm" svg:y2="11.877cm" draw:start-shape="id2" draw:start-glue-point="2" draw:end-shape="id7" draw:end-glue-point="1" svg:d="m6213 5506v6371h-1478">
          <text:p text:style-name="P6"/>
        </draw:connector>
      </draw:page>
      <draw:page draw:name="page2" draw:style-name="dp1" draw:master-page-name="Default">
        <office:forms form:automatic-focus="false" form:apply-design-mode="fals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color="#000000" fo:font-family="'Bitstream Vera Sans'" style:font-pitch="variable" fo:font-size="8pt" style:font-size-complex="8pt"/>
    </style:style>
    <style:style style:name="T5" style:family="text">
      <style:text-properties style:use-window-font-color="true" fo:font-family="'Bitstream Vera Sans'" style:font-pitch="variable" fo:font-size="8pt" style:text-underline-style="none" style:font-size-complex="8pt"/>
    </style:style>
    <style:style style:name="T6" style:family="text">
      <style:text-properties fo:font-family="'Bitstream Vera Sans'" style:font-pitch="variable" fo:font-size="8pt"/>
    </style:style>
    <style:style style:name="T7" style:family="text">
      <style:text-properties fo:font-size="12pt" fo:font-style="italic"/>
    </style:style>
    <style:style style:name="T8" style:family="text">
      <style:text-properties style:use-window-font-color="true" fo:font-size="8pt" style:text-underline-style="none"/>
    </style:style>
    <style:style style:name="T9" style:family="text">
      <style:text-properties style:use-window-font-color="true" fo:font-size="8pt" style:text-underline-style="solid" style:text-underline-width="auto" style:text-underline-color="font-colo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985cm" svg:height="2.54cm" svg:x="1.27cm" svg:y="1.588cm">
            <text:p text:style-name="P1"><text:span text:style-name="T1">+ SyncManager(config: SyncManagerConfig&amp;</text:span></text:p>
            <text:p text:style-name="P1"><text:span text:style-name="T1"><text:s text:c="27"/></text:span><text:span text:style-name="T1">report: SyncReport&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8.628cm" svg:x="8.826cm" svg:y="1.85cm">
            <text:p text:style-name="P5"><text:span text:style-name="T3">+ SyncSource(WCHAR* sourceName, </text:span></text:p>
            <text:p text:style-name="P5"><text:span text:style-name="T3"><text:s text:c="24"/></text:span><text:span text:style-name="T4">SyncSourceConfig *sc</text:span><text:span text:style-name="T3">)</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5">+ removeAllItems()</text:span></text:p>
            <text:p text:style-name="P5"><text:span text:style-name="T3"/></text:p>
            <text:p text:style-name="P5"><text:span text:style-name="T3">&gt; config: SyncSourceConfig&amp;</text:span></text:p>
            <text:p text:style-name="P5"><text:span text:style-name="T3">&gt; report: SyncSourceReport*</text:span></text:p>
            <text:p text:style-name="P5"><text:span text:style-name="T4">&gt; filter</text:span></text:p>
            <text:p text:style-name="P5"><text:span text:style-name="T4"/></text:p>
            <text:p text:style-name="P5"><text:span text:style-name="T5">&gt; loReassemble: bool</text:span></text:p>
            <text:p text:style-name="P1"><text:span text:style-name="T6"/></text:p>
            <text:p text:style-name="P1"><text:span text:style-name="T1"/></text:p>
          </draw:rect>
          <draw:rect draw:style-name="gr2" draw:text-style-name="P6" draw:layer="layout" svg:width="6.414cm" svg:height="0.877cm" svg:x="8.826cm" svg:y="0.973cm">
            <text:p text:style-name="P3"><text:span text:style-name="T7">SyncSource</text:span></text:p>
          </draw:rect>
        </draw:g>
        <draw:g>
          <draw:rect draw:style-name="gr1" draw:text-style-name="P2" draw:layer="layout" svg:width="6.985cm" svg:height="5.08cm" svg:x="1.27cm" svg:y="5.398cm">
            <text:p text:style-name="P1"><text:span text:style-name="T1"><text:line-break/></text:span><text:span text:style-name="T1">&gt; key: WCHAR*</text:span></text:p>
            <text:p text:style-name="P1"><text:span text:style-name="T1">&gt; modificationTime: long</text:span></text:p>
            <text:p text:style-name="P1"><text:span text:style-name="T1">&gt; dataSize: long</text:span><text:span text:style-name="T1"><text:line-break/></text:span><text:span text:style-name="T1">&gt; dataType: WCHAR*</text:span></text:p>
            <text:p text:style-name="P1"><text:span text:style-name="T1">&gt; state: SyncState</text:span></text:p>
            <text:p text:style-name="P1"><text:span text:style-name="T1">&gt; targetParent: WCHAR*</text:span></text:p>
            <text:p text:style-name="P1"><text:span text:style-name="T1">&gt; sourceParent: WCHAR*</text:span></text:p>
            <text:p text:style-name="P1"><text:span text:style-name="T1"/></text:p>
            <text:p text:style-name="P1"><text:span text:style-name="T8">&gt; moreData: bool</text:span><text:span text:style-name="T9"><text:line-break/></text:span><text:span text:style-name="T9"/></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zxx" fo:country="none" fo:font-style="italic" fo:font-weight="bold" style:language-asian="zxx" style:country-asian="none" style:font-size-complex="21.2000007629395pt" style:font-style-complex="italic" style:font-weight-complex="bold"/>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4.191cm" svg:y1="4.792cm" svg:x2="4.191cm" svg:y2="0.347cm">
          <text:p text:style-name="P5"/>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text:style-name="P5"/>
          </draw:rect>
          <draw:frame draw:style-name="gr4" draw:text-style-name="P6" draw:layer="layout" svg:width="3.245cm" svg:height="0.547cm" svg:x="1.799cm" svg:y="1.13cm">
            <draw:text-box>
              <text:p text:style-name="P5"><text:span text:style-name="T2">Management Node</text:span></text:p>
            </draw:text-box>
          </draw:frame>
          <draw:frame draw:style-name="gr4" draw:text-style-name="P6" draw:layer="layout" svg:width="3.245cm" svg:height="0.547cm" svg:x="2.54cm" svg:y="1.872cm">
            <draw:text-box>
              <text:p text:style-name="P5"><text:span text:style-name="T2">Management Node</text:span></text:p>
            </draw:text-box>
          </draw:frame>
          <draw:frame draw:style-name="gr4" draw:text-style-name="P6" draw:layer="layout" svg:width="3.245cm" svg:height="0.547cm" svg:x="2.561cm" svg:y="2.592cm">
            <draw:text-box>
              <text:p text:style-name="P5"><text:span text:style-name="T2">Management Node</text:span></text:p>
            </draw:text-box>
          </draw:frame>
          <draw:frame draw:style-name="gr4" draw:text-style-name="P6" draw:layer="layout" svg:width="3.245cm" svg:height="0.547cm" svg:x="3.429cm" svg:y="3.29cm">
            <draw:text-box>
              <text:p text:style-name="P5"><text:span text:style-name="T2">Management Node</text:span></text:p>
            </draw:text-box>
          </draw:frame>
          <draw:line draw:style-name="gr3" draw:text-style-name="P1" draw:layer="layout" svg:x1="1.969cm" svg:y1="1.677cm" svg:x2="1.969cm" svg:y2="3.582cm">
            <text:p text:style-name="P5"/>
          </draw:line>
          <draw:line draw:style-name="gr3" draw:text-style-name="P1" draw:layer="layout" svg:x1="2.54cm" svg:y1="2.125cm" svg:x2="1.969cm" svg:y2="2.125cm">
            <text:p text:style-name="P5"/>
          </draw:line>
          <draw:line draw:style-name="gr3" draw:text-style-name="P1" draw:layer="layout" svg:x1="2.561cm" svg:y1="2.824cm" svg:x2="1.99cm" svg:y2="2.824cm">
            <text:p text:style-name="P5"/>
          </draw:line>
          <draw:line draw:style-name="gr3" draw:text-style-name="P1" draw:layer="layout" svg:x1="2.794cm" svg:y1="3.139cm" svg:x2="2.794cm" svg:y2="4.001cm">
            <text:p text:style-name="P5"/>
          </draw:line>
          <draw:line draw:style-name="gr3" draw:text-style-name="P1" draw:layer="layout" svg:x1="3.429cm" svg:y1="3.565cm" svg:x2="2.858cm" svg:y2="3.565cm">
            <text:p text:style-name="P5"/>
          </draw:line>
        </draw:g>
        <draw:line draw:style-name="gr5" draw:text-style-name="P1" draw:layer="layout" svg:x1="8.001cm" svg:y1="6.062cm" svg:x2="6.731cm" svg:y2="6.062cm">
          <text:p text:style-name="P5"/>
        </draw:line>
        <draw:custom-shape draw:style-name="gr6" draw:text-style-name="P1" draw:layer="layout" svg:width="1.27cm" svg:height="1.27cm" svg:x="3.556cm" svg:y="7.967cm">
          <text:p text:style-name="P5"/>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135cm" svg:height="0.725cm" svg:x="2.554cm" svg:y="8.512cm">
          <draw:text-box>
            <text:p text:style-name="P5"><text:span text:style-name="T1">DM repository</text:span></text:p>
          </draw:text-box>
        </draw:frame>
        <draw:line draw:style-name="gr8" draw:text-style-name="P1" draw:layer="layout" svg:x1="4.191cm" svg:y1="7.967cm" svg:x2="4.191cm" svg:y2="7.332cm">
          <text:p text:style-name="P5"/>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